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5cm"/>
    </style:style>
    <style:style style:name="co2" style:family="table-column">
      <style:table-column-properties fo:break-before="auto" style:column-width="4.138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029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2.88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3.159cm"/>
    </style:style>
    <style:style style:name="co9" style:family="table-column">
      <style:table-column-properties fo:break-before="auto" style:column-width="3.097cm"/>
    </style:style>
    <style:style style:name="co10" style:family="table-column">
      <style:table-column-properties fo:break-before="auto" style:column-width="3.127cm"/>
    </style:style>
    <style:style style:name="co11" style:family="table-column">
      <style:table-column-properties fo:break-before="auto" style:column-width="3.374cm"/>
    </style:style>
    <style:style style:name="co12" style:family="table-column">
      <style:table-column-properties fo:break-before="auto" style:column-width="4.022cm"/>
    </style:style>
    <style:style style:name="co13" style:family="table-column">
      <style:table-column-properties fo:break-before="auto" style:column-width="1.062cm"/>
    </style:style>
    <style:style style:name="co14" style:family="table-column">
      <style:table-column-properties fo:break-before="auto" style:column-width="1.277cm"/>
    </style:style>
    <style:style style:name="co15" style:family="table-column">
      <style:table-column-properties fo:break-before="auto" style:column-width="0.279cm"/>
    </style:style>
    <style:style style:name="co16" style:family="table-column">
      <style:table-column-properties fo:break-before="auto" style:column-width="4.251cm"/>
    </style:style>
    <style:style style:name="co17" style:family="table-column">
      <style:table-column-properties fo:break-before="auto" style:column-width="2.909cm"/>
    </style:style>
    <style:style style:name="co18" style:family="table-column">
      <style:table-column-properties fo:break-before="auto" style:column-width="0.531cm"/>
    </style:style>
    <style:style style:name="co19" style:family="table-column">
      <style:table-column-properties fo:break-before="auto" style:column-width="2.293cm"/>
    </style:style>
    <style:style style:name="co20" style:family="table-column">
      <style:table-column-properties fo:break-before="auto" style:column-width="1.706cm"/>
    </style:style>
    <style:style style:name="co21" style:family="table-column">
      <style:table-column-properties fo:break-before="auto" style:column-width="1.314cm"/>
    </style:style>
    <style:style style:name="co22" style:family="table-column">
      <style:table-column-properties fo:break-before="auto" style:column-width="1.77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005cm" fo:break-before="auto" style:use-optimal-row-height="false"/>
    </style:style>
    <style:style style:name="ro3" style:family="table-row">
      <style:table-row-properties style:row-height="0.688cm" fo:break-before="auto" style:use-optimal-row-height="false"/>
    </style:style>
    <style:style style:name="ro4" style:family="table-row">
      <style:table-row-properties style:row-height="0.709cm" fo:break-before="auto" style:use-optimal-row-height="false"/>
    </style:style>
    <style:style style:name="ro5" style:family="table-row">
      <style:table-row-properties style:row-height="0.661cm" fo:break-before="auto" style:use-optimal-row-height="false"/>
    </style:style>
    <style:style style:name="ro6" style:family="table-row">
      <style:table-row-properties style:row-height="0.526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Arial2" style:font-name-asian="Arial2" style:font-name-complex="Arial2"/>
    </style:style>
    <style:style style:name="ce3" style:family="table-cell" style:parent-style-name="Default" style:data-style-name="N138">
      <style:text-properties fo:font-weight="bold" style:font-weight-asian="bold" style:font-weight-complex="bold"/>
    </style:style>
    <style:style style:name="ce4" style:family="table-cell" style:parent-style-name="Default" style:data-style-name="N138"/>
    <style:style style:name="ce5" style:family="table-cell" style:parent-style-name="Default" style:data-style-name="N60"/>
    <style:style style:name="ce6" style:family="table-cell" style:parent-style-name="Default" style:data-style-name="N154"/>
    <style:style style:name="ce7" style:family="table-cell" style:parent-style-name="Default">
      <style:table-cell-properties style:glyph-orientation-vertical="0" fo:background-color="#969696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ffffff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8" style:family="table-cell" style:parent-style-name="Default">
      <style:table-cell-properties fo:background-color="#969696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background-color="#969696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969696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969696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35cm solid #000000" fo:background-color="#993300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993300" style:cell-protect="protected formula-hidden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993300" style:cell-protect="protected formula-hidden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6" style:family="table-cell" style:parent-style-name="Default">
      <style:table-cell-properties fo:background-color="#969696" style:cell-protect="protected formula-hidden" style:print-content="true"/>
      <style:text-properties style:use-window-font-color="true" style:text-outline="false" style:text-line-through-style="none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ce17" style:family="table-cell" style:parent-style-name="Default">
      <style:table-cell-properties fo:background-color="#969696" style:cell-protect="protected formula-hidden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035cm solid #000000" fo:background-color="#96969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96969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Excel_5f_BuiltIn_5f_Hyperlink" style:data-style-name="N0">
      <style:table-cell-properties style:glyph-orientation-vertical="0" fo:background-color="#969696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1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3" style:family="table-cell" style:parent-style-name="Excel_5f_BuiltIn_5f_Hyperlink" style:data-style-name="N0">
      <style:table-cell-properties style:glyph-orientation-vertical="0" fo:background-color="#969696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24" style:family="table-cell" style:parent-style-name="Default">
      <style:table-cell-properties fo:background-color="#969696" style:cell-protect="protected" style:print-content="tru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5" style:family="table-cell" style:parent-style-name="Default">
      <style:table-cell-properties fo:background-color="#969696" style:cell-protect="protected" style:print-content="tru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969696" style:cell-protect="formula-hidden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969696" style:cell-protect="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8" style:family="table-cell" style:parent-style-name="Default">
      <style:table-cell-properties fo:background-color="#969696" style:cell-protect="none" style:print-content="true"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fo:background-color="#969696"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 style:data-style-name="N140">
      <style:table-cell-properties style:cell-protect="none" style:print-content="true" style:diagonal-bl-tr="none" style:diagonal-tl-br="none" fo:border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 style:data-style-name="N1">
      <style:table-cell-properties style:cell-protect="none" style:print-content="true" style:diagonal-bl-tr="none" style:diagonal-tl-br="none" fo:border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 style:data-style-name="N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 style:data-style-name="N140">
      <style:table-cell-properties style:glyph-orientation-vertical="0" fo:background-color="#c0c0c0" style:cell-protect="formula-hidden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[Load.C14]=&quot;Custom&quot;)" style:apply-style-name="Excel_5f_CondFormat_5f_1_5f_5_5f_1" style:base-cell-address="Load.C15"/>
      <style:map style:condition="is-true-formula([Load.C14]=&quot;None&quot;)" style:apply-style-name="Excel_5f_CondFormat_5f_1_5f_5_5f_2" style:base-cell-address="Load.C15"/>
    </style:style>
    <style:style style:name="ce34" style:family="table-cell" style:parent-style-name="Default" style:data-style-name="N140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 style:data-style-name="N140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([Load.$C16]=&quot;JEDEC (2S2P)&quot;)+([Load.$C16]=&quot;Custom&quot;))" style:apply-style-name="Excel_5f_CondFormat_5f_1_5f_4_5f_1" style:base-cell-address="Load.C17"/>
    </style:style>
    <style:style style:name="ce36" style:family="table-cell" style:parent-style-name="Default" style:data-style-name="N140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([Load.$C16]&lt;&gt;&quot;Custom&quot;))" style:apply-style-name="Excel_5f_CondFormat_5f_1_5f_2_5f_1" style:base-cell-address="Load.C18"/>
    </style:style>
    <style:style style:name="ce37" style:family="table-cell" style:parent-style-name="Default" style:data-style-name="N140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([Load.$C16]&lt;&gt;&quot;Custom&quot;))" style:apply-style-name="Excel_5f_CondFormat_5f_1_5f_3_5f_1" style:base-cell-address="Load.C19"/>
      <style:map style:condition="is-true-formula(#NAME?&gt;#NAME?)" style:apply-style-name="Excel_5f_CondFormat_5f_1_5f_3_5f_2" style:base-cell-address="Load.C19"/>
    </style:style>
    <style:style style:name="ce38" style:family="table-cell" style:parent-style-name="Default" style:data-style-name="N140">
      <style:table-cell-properties fo:background-color="#c0c0c0" style:cell-protect="protected formula-hidden" style:print-content="true" style:diagonal-bl-tr="none" style:diagonal-tl-br="none" fo:border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 style:data-style-name="N140">
      <style:table-cell-properties fo:background-color="#ccffff" style:cell-protect="protected formula-hidden" style:print-content="true" style:diagonal-bl-tr="none" style:diagonal-tl-br="none" fo:border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&gt;[Load.$O1]" style:apply-style-name="Excel_5f_CondFormat_5f_1_5f_1_5f_1" style:base-cell-address="Load.C23"/>
    </style:style>
    <style:style style:name="ce40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ffffff" style:cell-protect="none" style:print-content="true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969696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96969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Excel_5f_BuiltIn_5f_Hyperlink" style:data-style-name="N0">
      <style:table-cell-properties style:glyph-orientation-vertical="0" fo:background-color="#969696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fo:background-color="#969696"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fo:background-color="#969696" style:cell-protect="protected formula-hidden" style:print-content="true"/>
      <style:text-properties fo:color="#96969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fo:background-color="#969696" style:cell-protect="protected formula-hidden" style:print-content="true"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50" style:family="table-cell" style:parent-style-name="Default">
      <style:table-cell-properties style:glyph-orientation-vertical="0" fo:background-color="#969696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fo:background-color="#969696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none" fo:background-color="#993300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3" style:family="table-cell" style:parent-style-name="Default" style:data-style-name="N10">
      <style:table-cell-properties fo:background-color="#969696" style:cell-protect="protected formula-hidden" style:print-content="true"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fo:background-color="#969696"/>
      <style:text-properties style:use-window-font-color="true" style:text-outline="false" style:text-line-through-style="none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035cm solid #000000" fo:background-color="#993300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7" style:family="table-cell" style:parent-style-name="Default" style:data-style-name="N138">
      <style:table-cell-properties fo:background-color="#c0c0c0" style:cell-protect="protected formula-hidden" style:print-content="true" style:diagonal-bl-tr="none" style:diagonal-tl-br="none" fo:border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 style:data-style-name="N138">
      <style:table-cell-properties fo:border-bottom="none" fo:background-color="#c0c0c0" style:cell-protect="protected formula-hidden" style:print-content="true" style:diagonal-bl-tr="none" style:diagonal-tl-br="none" fo:border-left="0.035cm solid #000000" fo:border-right="0.035cm solid #000000" fo:border-top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 style:data-style-name="N138">
      <style:table-cell-properties fo:border-bottom="0.035cm solid #000000" fo:background-color="#ccffff" style:cell-protect="protected formula-hidden" style:print-content="true" style:diagonal-bl-tr="none" style:diagonal-tl-br="none" fo:border-left="none" fo:border-right="0.035cm solid #000000" fo:border-top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 style:data-style-name="N138">
      <style:table-cell-properties fo:background-color="#ccffff" style:cell-protect="protected formula-hidden" style:print-content="true" style:diagonal-bl-tr="none" style:diagonal-tl-br="none" fo:border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fo:background-color="#969696" style:cell-protect="protected" style:print-content="tru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ackground-color="#969696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035cm solid #000000" fo:background-color="#993300" style:cell-protect="protected formula-hidden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4" style:family="table-cell" style:parent-style-name="Default" style:data-style-name="N138">
      <style:table-cell-properties fo:border-bottom="0.035cm solid #000000" fo:background-color="#993300" style:cell-protect="protected formula-hidden" style:print-content="true" style:diagonal-bl-tr="none" style:diagonal-tl-br="none" fo:border-left="0.035cm solid #000000" fo:border-right="0.035cm solid #000000" fo:border-top="non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 style:data-style-name="N138">
      <style:table-cell-properties fo:background-color="#993300" style:cell-protect="protected formula-hidden" style:print-content="true" style:diagonal-bl-tr="none" style:diagonal-tl-br="none" fo:border="0.035cm solid #000000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35cm solid #000000" fo:background-color="#993300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7" style:family="table-cell" style:parent-style-name="Default" style:data-style-name="N2">
      <style:table-cell-properties fo:background-color="#ffcc99" style:cell-protect="none" style:print-content="true" style:diagonal-bl-tr="none" style:diagonal-tl-br="none" fo:border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-is-between(0.95,1.05)" style:apply-style-name="Excel_5f_CondFormat_5f_1_5f_6_5f_1" style:base-cell-address="Load.I6"/>
    </style:style>
    <style:style style:name="ce68" style:family="table-cell" style:parent-style-name="Default">
      <style:table-cell-properties fo:background-color="#c0c0c0" style:cell-protect="protected formula-hidden" style:print-content="true" style:diagonal-bl-tr="none" style:diagonal-tl-br="none" fo:border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cell-protect="formula-hidden" style:print-content="true" style:diagonal-bl-tr="none" style:diagonal-tl-br="none" fo:background-color="transparent" fo:border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fo:background-color="#969696" style:cell-protect="protected" style:print-content="true"/>
      <style:text-properties fo:color="#96969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 style:data-style-name="N138">
      <style:table-cell-properties fo:border-bottom="0.035cm solid #000000" fo:background-color="#c0c0c0" style:cell-protect="protected formula-hidden" style:print-content="true" style:diagonal-bl-tr="none" style:diagonal-tl-br="none" fo:border-left="0.035cm solid #000000" fo:border-right="0.035cm solid #000000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73" style:family="table-cell" style:parent-style-name="Excel_5f_BuiltIn_5f_Hyperlink" style:data-style-name="N0">
      <style:table-cell-properties style:glyph-orientation-vertical="0" fo:background-color="#969696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Arial1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74" style:family="table-cell" style:parent-style-name="Default">
      <style:table-cell-properties style:glyph-orientation-vertical="0" fo:background-color="#993300" style:cell-protect="protected formula-hidden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ackground-color="#969696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969696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8" style:family="table-cell" style:parent-style-name="Default">
      <style:table-cell-properties fo:background-color="#969696" style:cell-protect="formula-hidden" style:print-content="true"/>
      <style:text-properties fo:color="#96969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able-cell-properties fo:background-color="#969696"/>
      <style:text-properties fo:color="#96969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fo:background-color="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 style:data-style-name="N10">
      <style:table-cell-properties fo:background-color="#969696" style:cell-protect="formula-hidden" style:print-content="true"/>
      <style:text-properties fo:color="#96969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 style:data-style-name="N2">
      <style:table-cell-properties fo:background-color="#969696" style:cell-protect="formula-hidden" style:print-content="true"/>
      <style:text-properties fo:color="#96969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cell-protect="protected formula-hidden" style:print-content="true"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 style:data-style-name="N138">
      <style:table-cell-properties fo:background-color="#969696" style:cell-protect="protected formula-hidden" style:print-content="true"/>
      <style:text-properties fo:color="#96969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fo:background-color="#969696" style:cell-protect="protected formula-hidden" style:print-content="true"/>
      <style:text-properties fo:color="#969696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>
      <style:table-cell-properties fo:background-color="#969696" style:cell-protect="formula-hidden" style:print-content="true"/>
      <style:text-properties fo:color="#969696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8" style:family="table-cell" style:parent-style-name="Default">
      <style:table-cell-properties fo:background-color="#969696"/>
      <style:text-properties fo:color="#969696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9" style:family="table-cell" style:parent-style-name="Default">
      <style:table-cell-properties style:glyph-orientation-vertical="0" fo:background-color="#969696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969696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Default" style:data-style-name="N1">
      <style:table-cell-properties fo:background-color="#969696" style:cell-protect="protected formula-hidden" style:print-content="true"/>
      <style:text-properties fo:color="#96969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 style:data-style-name="N2">
      <style:table-cell-properties fo:background-color="#969696" style:cell-protect="protected formula-hidden" style:print-content="true"/>
      <style:text-properties fo:color="#96969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 style:data-style-name="N140">
      <style:table-cell-properties fo:background-color="#969696" style:cell-protect="formula-hidden" style:print-content="true"/>
      <style:text-properties fo:color="#96969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 style:data-style-name="N140">
      <style:table-cell-properties fo:background-color="#969696" style:cell-protect="protected formula-hidden" style:print-content="true"/>
      <style:text-properties fo:color="#969696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Default">
      <style:table-cell-properties style:cell-protect="formula-hidden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>
      <style:table-cell-properties style:cell-protect="none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visible" draw:shadow-offset-x="0.035cm" draw:shadow-offset-y="0.035cm" draw:shadow-color="#000000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ZA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8pt" fo:language="en" fo:country="ZA" fo:font-style="normal" fo:text-shadow="none" style:text-underline-style="none" fo:font-weight="normal" style:text-underline-mode="continuous" style:text-line-through-mode="continuous" style:font-name-asian="Lucida Sans Unicode" style:font-size-asian="8pt" style:language-asian="zxx" style:country-asian="none" style:font-style-asian="normal" style:font-weight-asian="normal" style:font-name-complex="Tahoma" style:font-size-complex="8pt" style:language-complex="zxx" style:country-complex="none" style:font-style-complex="normal" style:font-weight-complex="normal" style:text-emphasize="none" style:font-relief="none"/>
    </style:style>
    <style:style style:name="T3" style:family="text">
      <style:text-properties fo:color="#000000" style:text-outline="false" style:text-line-through-style="none" style:text-position="0% 100%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4" style:family="text">
      <style:text-properties fo:color="#000000" style:text-outline="false" style:text-line-through-style="none" style:text-position="0% 100%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="Arial2" fo:font-size="8pt" style:font-name-asian="Arial2" style:font-size-asian="8pt" style:font-name-complex="Arial2" style:font-size-complex="4.59999990463257pt"/>
    </style:style>
    <style:style style:name="T6" style:family="text">
      <style:text-properties style:font-name="Arial2" fo:font-size="6.5pt" style:font-name-asian="Arial2" style:font-size-asian="6.5pt" style:font-name-complex="Arial2" style:font-size-complex="3.70000004768372pt"/>
    </style:style>
    <style:style style:name="T7" style:family="text">
      <style:text-properties fo:color="#ffffff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8" style:family="text">
      <style:text-properties fo:color="#ffffff" style:text-outline="false" style:text-line-through-style="none" style:text-position="0% 100%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9" style:family="text">
      <style:text-properties fo:color="#0000ff" style:text-outline="false" style:text-line-through-style="none" style:font-name="Arial1" fo:font-size="11pt" fo:language="en" fo:country="ZA" fo:font-style="normal" fo:text-shadow="none" style:text-underline-style="solid" style:text-underline-width="auto" style:text-underline-color="font-color" fo:font-weight="bold" style:text-underline-mode="continuous" style:text-line-through-mode="continuous" style:font-name-asian="Lucida Sans Unicode" style:font-size-asian="11pt" style:language-asian="zxx" style:country-asian="none" style:font-style-asian="normal" style:font-weight-asian="bold" style:font-name-complex="Arial1" style:font-size-complex="11pt" style:language-complex="zxx" style:country-complex="none" style:font-style-complex="normal" style:font-weight-complex="bold" style:text-emphasize="none" style:font-relief="none"/>
    </style:style>
    <style:style style:name="T10" style:family="text">
      <style:text-properties fo:color="#0000ff" style:text-outline="false" style:text-line-through-style="none" style:font-name="Arial1" fo:font-size="10pt" fo:language="en" fo:country="ZA" fo:font-style="normal" fo:text-shadow="none" style:text-underline-style="solid" style:text-underline-width="auto" style:text-underline-color="font-color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  <style:style style:name="T11" style:family="text">
      <style:text-properties fo:color="#ffffff" style:text-outline="false" style:text-line-through-style="none" style:text-position="-33% 58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2" style:family="text">
      <style:text-properties fo:color="#ffffff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3" style:family="text">
      <style:text-properties fo:color="#ffffff" style:text-outline="false" style:text-line-through-style="none" style:text-position="-33% 58%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4" style:family="text">
      <style:text-properties fo:color="#ffffff" style:text-outline="false" style:text-line-through-style="none" style:text-position="0% 100%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automatic-styles>
  <office:body>
    <office:spreadsheet>
      <table:content-validations>
        <table:content-validation table:name="val1" table:condition="oooc:cell-content-is-decimal-number() and cell-content-is-between(-40,100)" table:allow-empty-cell="true" table:base-cell-address="Load.C12">
          <table:error-message table:message-type="stop" table:display="true"/>
        </table:content-validation>
        <table:content-validation table:name="val2" table:condition="oooc:cell-content-is-in-list(INDIRECT([Load.$T37]))" table:allow-empty-cell="true" table:display-list="unsorted" table:base-cell-address="Load.C13">
          <table:error-message table:message-type="stop" table:title="Unsupported Airflow" table:display="true">
            <text:p>Allowed values are: 0, 250, 500 or 750 (LFM) and only 250 and 500 are allowed with non-custom heat sinks.</text:p>
          </table:error-message>
        </table:content-validation>
        <table:content-validation table:name="val3" table:base-cell-address="Load.C14">
          <table:error-message table:message-type="stop" table:title="Unsupported Board Selection" table:display="true">
            <text:p>Allowed values are: JEDEC (2S2P), Small (4"x4"), Medium (10"x10"), Large (20"x20"), Custom.</text:p>
          </table:error-message>
        </table:content-validation>
        <table:content-validation table:name="val4" table:condition="oooc:cell-content-is-decimal-number() and cell-content-is-between(0.1,50)" table:allow-empty-cell="true" table:base-cell-address="Load.C15">
          <table:error-message table:message-type="stop" table:display="true"/>
        </table:content-validation>
        <table:content-validation table:name="val5" table:condition="oooc:cell-content-is-in-list(&quot;4 to 7&quot;;&quot;8 to 11&quot;;&quot;12 to 15&quot;;&quot;16 or more&quot;)" table:allow-empty-cell="true" table:display-list="unsorted" table:base-cell-address="Load.C17">
          <table:error-message table:message-type="stop" table:display="true"/>
        </table:content-validation>
        <table:content-validation table:name="val6" table:base-cell-address="Load.C19">
          <table:error-message table:message-type="stop" table:title="Invalid Board Temperature" table:display="true">
            <text:p>Board temperature can't be lower than ambient temperature.</text:p>
          </table:error-message>
        </table:content-validation>
        <table:content-validation table:name="val7" table:condition="oooc:cell-content-is-decimal-number() and cell-content-is-between(0.95,1.05)" table:allow-empty-cell="true" table:base-cell-address="Load.I6">
          <table:error-message table:message-type="warning" table:title="Vccint Out of Range" table:display="true">
            <text:p>Vccint must be between 0.95V and 1.05V.</text:p>
          </table:error-message>
        </table:content-validation>
        <table:content-validation table:name="val8" table:condition="oooc:cell-content-is-decimal-number() and cell-content-is-between(0,1.65)" table:allow-empty-cell="true" table:base-cell-address="Load.I15">
          <table:error-message table:message-type="stop" table:display="true"/>
        </table:content-validation>
        <table:content-validation table:name="val9" table:condition="oooc:cell-content-is-decimal-number() and cell-content-is-between(0,3)" table:allow-empty-cell="true" table:base-cell-address="Load.I16">
          <table:error-message table:message-type="stop" table:display="true"/>
        </table:content-validation>
      </table:content-validations>
      <table:table table:name="Load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ce4"/>
        <table:table-column table:style-name="co3" table:number-columns-repeated="250" table:default-cell-style-name="Default"/>
        <table:table-row table:style-name="ro1">
          <table:table-cell table:style-name="ce1" table:number-columns-repeated="2"/>
          <table:table-cell table:style-name="ce1" office:value-type="string">
            <text:p>Voltage</text:p>
          </table:table-cell>
          <table:table-cell table:style-name="ce1" office:value-type="string">
            <text:p>Power(W)</text:p>
          </table:table-cell>
          <table:table-cell table:style-name="ce3" office:value-type="string">
            <text:p>Icc(A)</text:p>
          </table:table-cell>
          <table:table-cell table:style-name="ce3" office:value-type="string">
            <text:p>Iccq(A)</text:p>
          </table:table-cell>
          <table:table-cell table:style-name="ce1"/>
          <table:table-cell table:style-name="ce1" office:value-type="float" office:value="0.75">
            <text:p>0.75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float" office:value="1.5">
            <text:p>1.5</text:p>
          </table:table-cell>
          <table:table-cell table:style-name="ce1" office:value-type="float" office:value="1.8">
            <text:p>1.8</text:p>
          </table:table-cell>
          <table:table-cell table:style-name="ce1" office:value-type="float" office:value="2.5">
            <text:p>2.5</text:p>
          </table:table-cell>
          <table:table-cell table:style-name="ce1" office:value-type="float" office:value="3.3">
            <text:p>3.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239"/>
        </table:table-row>
        <table:table-row table:style-name="ro1">
          <table:table-cell table:style-name="ce1" table:number-columns-repeated="4"/>
          <table:table-cell table:style-name="ce3" table:number-columns-repeated="2"/>
          <table:table-cell table:style-name="ce1" office:value-type="string">
            <text:p>Totals(W)</text:p>
          </table:table-cell>
          <table:table-cell table:style-name="ce1" table:formula="oooc:=SUM([.H5:.H258])" office:value-type="float" office:value="0.855">
            <text:p>0.86</text:p>
          </table:table-cell>
          <table:table-cell table:style-name="ce1" table:formula="oooc:=SUM([.I5:.I258])" office:value-type="float" office:value="1.6848">
            <text:p>1.68</text:p>
          </table:table-cell>
          <table:table-cell table:style-name="ce1" table:formula="oooc:=SUM([.J5:.J258])" office:value-type="float" office:value="26.7879156455429">
            <text:p>26.79</text:p>
          </table:table-cell>
          <table:table-cell table:style-name="ce1" table:formula="oooc:=SUM([.K5:.K258])" office:value-type="float" office:value="0.5888">
            <text:p>0.59</text:p>
          </table:table-cell>
          <table:table-cell table:style-name="ce1" table:formula="oooc:=SUM([.L5:.L258])" office:value-type="float" office:value="8.44286295">
            <text:p>8.44</text:p>
          </table:table-cell>
          <table:table-cell table:style-name="ce1" table:formula="oooc:=SUM([.M5:.M258])" office:value-type="float" office:value="18.9909272227536">
            <text:p>18.99</text:p>
          </table:table-cell>
          <table:table-cell table:style-name="ce1" table:formula="oooc:=SUM([.N5:.N258])" office:value-type="float" office:value="8.8885504953497">
            <text:p>8.89</text:p>
          </table:table-cell>
          <table:table-cell table:style-name="ce1" table:formula="oooc:=SUM([.O5:.O258])" office:value-type="float" office:value="11.449782025">
            <text:p>11.45</text:p>
          </table:table-cell>
          <table:table-cell table:style-name="ce1" table:formula="oooc:=SUM([.P5:.P258])" office:value-type="float" office:value="4.15">
            <text:p>4.15</text:p>
          </table:table-cell>
          <table:table-cell table:style-name="ce1" table:formula="oooc:=SUM([.Q5:.Q258])" office:value-type="float" office:value="0">
            <text:p>0</text:p>
          </table:table-cell>
          <table:table-cell table:style-name="ce1" table:formula="oooc:=SUM([.H2:.Q2])" office:value-type="float" office:value="81.8386383386462">
            <text:p>81.84</text:p>
          </table:table-cell>
          <table:table-cell table:style-name="ce1" table:number-columns-repeated="238"/>
        </table:table-row>
        <table:table-row table:style-name="ro1">
          <table:table-cell table:style-name="ce1" table:number-columns-repeated="4"/>
          <table:table-cell table:style-name="ce3" table:number-columns-repeated="2"/>
          <table:table-cell table:style-name="ce1" office:value-type="string">
            <text:p>Totals(A)</text:p>
          </table:table-cell>
          <table:table-cell table:style-name="ce1" table:formula="oooc:=[.H2]/[.H1]" office:value-type="float" office:value="1.14">
            <text:p>1.14</text:p>
          </table:table-cell>
          <table:table-cell table:style-name="ce1" table:formula="oooc:=[.I2]/[.I1]" office:value-type="float" office:value="1.872">
            <text:p>1.87</text:p>
          </table:table-cell>
          <table:table-cell table:style-name="ce1" table:formula="oooc:=[.J2]/[.J1]" office:value-type="float" office:value="26.7879156455429">
            <text:p>26.79</text:p>
          </table:table-cell>
          <table:table-cell table:style-name="ce1" table:formula="oooc:=[.K2]/[.K1]" office:value-type="float" office:value="0.490666666666667">
            <text:p>0.49</text:p>
          </table:table-cell>
          <table:table-cell table:style-name="ce1" table:formula="oooc:=[.L2]/[.L1]" office:value-type="float" office:value="5.6285753">
            <text:p>5.63</text:p>
          </table:table-cell>
          <table:table-cell table:style-name="ce1" table:formula="oooc:=[.M2]/[.M1]" office:value-type="float" office:value="10.550515123752">
            <text:p>10.55</text:p>
          </table:table-cell>
          <table:table-cell table:style-name="ce1" table:formula="oooc:=[.N2]/[.N1]" office:value-type="float" office:value="3.55542019813988">
            <text:p>3.56</text:p>
          </table:table-cell>
          <table:table-cell table:style-name="ce1" table:formula="oooc:=[.O2]/[.O1]" office:value-type="float" office:value="3.46963091666667">
            <text:p>3.47</text:p>
          </table:table-cell>
          <table:table-cell table:style-name="ce1" table:formula="oooc:=[.P2]/[.P1]" office:value-type="float" office:value="0.83">
            <text:p>0.83</text:p>
          </table:table-cell>
          <table:table-cell table:style-name="ce1" table:formula="oooc:=[.Q2]/[.Q1]" office:value-type="float" office:value="0">
            <text:p>0</text:p>
          </table:table-cell>
          <table:table-cell table:style-name="ce1" table:number-columns-repeated="239"/>
        </table:table-row>
        <table:table-row table:style-name="ro1">
          <table:table-cell table:style-name="ce1" office:value-type="string">
            <text:p>U15</text:p>
          </table:table-cell>
          <table:table-cell table:style-name="ce1" office:value-type="string">
            <text:p>FPGA</text:p>
          </table:table-cell>
          <table:table-cell table:number-columns-repeated="254"/>
        </table:table-row>
        <table:table-row table:style-name="ro1">
          <table:table-cell/>
          <table:table-cell table:formula="oooc:=['file:///C:/Roach/elec/Power/Virtex5_XPE_9_2.xls'#$Summary.H6]" office:value-type="string" office:string-value="VCCINT">
            <text:p>VCCINT</text:p>
          </table:table-cell>
          <table:table-cell table:formula="oooc:=['file:///C:/Roach/elec/Power/Virtex5_XPE_9_2.xls'#$Summary.I6]" office:value-type="float" office:value="1">
            <text:p>1</text:p>
          </table:table-cell>
          <table:table-cell table:formula="oooc:=['file:///C:/Roach/elec/Power/Virtex5_XPE_9_2.xls'#$Summary.J6]" office:value-type="float" office:value="26.5399156455429">
            <text:p>26.54</text:p>
          </table:table-cell>
          <table:table-cell table:formula="oooc:=['file:///C:/Roach/elec/Power/Virtex5_XPE_9_2.xls'#$Summary.K6]" office:value-type="float" office:value="25.066256869436">
            <text:p>25.066</text:p>
          </table:table-cell>
          <table:table-cell table:formula="oooc:=['file:///C:/Roach/elec/Power/Virtex5_XPE_9_2.xls'#$Summary.L6]" office:value-type="float" office:value="1.47365877610693">
            <text:p>1.474</text:p>
          </table:table-cell>
          <table:table-cell/>
          <table:table-cell table:formula="oooc:=IF([.$C5]=[.H$1];[.$D5];0)" office:value-type="float" office:value="0">
            <text:p>0</text:p>
          </table:table-cell>
          <table:table-cell table:formula="oooc:=IF([.$C5]=[.I$1];[.$D5];0)" office:value-type="float" office:value="0">
            <text:p>0</text:p>
          </table:table-cell>
          <table:table-cell table:formula="oooc:=IF([.$C5]=[.J$1];[.$D5];0)" office:value-type="float" office:value="26.5399156455429">
            <text:p>26.54</text:p>
          </table:table-cell>
          <table:table-cell table:formula="oooc:=IF([.$C5]=[.K$1];[.$D5];0)" office:value-type="float" office:value="0">
            <text:p>0</text:p>
          </table:table-cell>
          <table:table-cell table:formula="oooc:=IF([.$C5]=[.L$1];[.$D5];0)" office:value-type="float" office:value="0">
            <text:p>0</text:p>
          </table:table-cell>
          <table:table-cell table:formula="oooc:=IF([.$C5]=[.M$1];[.$D5];0)" office:value-type="float" office:value="0">
            <text:p>0</text:p>
          </table:table-cell>
          <table:table-cell table:formula="oooc:=IF([.$C5]=[.N$1];[.$D5];0)" office:value-type="float" office:value="0">
            <text:p>0</text:p>
          </table:table-cell>
          <table:table-cell table:formula="oooc:=IF([.$C5]=[.O$1];[.$D5];0)" office:value-type="float" office:value="0">
            <text:p>0</text:p>
          </table:table-cell>
          <table:table-cell table:formula="oooc:=IF([.$C5]=[.P$1];[.$D5];0)" office:value-type="float" office:value="0">
            <text:p>0</text:p>
          </table:table-cell>
          <table:table-cell table:formula="oooc:=IF([.$C5]=[.Q$1];[.$D5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formula="oooc:=['file:///C:/Roach/elec/Power/Virtex5_XPE_9_2.xls'#$Summary.H7]" office:value-type="string" office:string-value="VCCAUX">
            <text:p>VCCAUX</text:p>
          </table:table-cell>
          <table:table-cell table:formula="oooc:=['file:///C:/Roach/elec/Power/Virtex5_XPE_9_2.xls'#$Summary.I7]" office:value-type="float" office:value="2.5">
            <text:p>2.5</text:p>
          </table:table-cell>
          <table:table-cell table:formula="oooc:=['file:///C:/Roach/elec/Power/Virtex5_XPE_9_2.xls'#$Summary.J7]" office:value-type="float" office:value="3.3434254453497">
            <text:p>3.34</text:p>
          </table:table-cell>
          <table:table-cell table:formula="oooc:=['file:///C:/Roach/elec/Power/Virtex5_XPE_9_2.xls'#$Summary.K7]" office:value-type="float" office:value="1.20637017813988">
            <text:p>1.206</text:p>
          </table:table-cell>
          <table:table-cell table:formula="oooc:=['file:///C:/Roach/elec/Power/Virtex5_XPE_9_2.xls'#$Summary.L7]" office:value-type="float" office:value="0.131">
            <text:p>0.131</text:p>
          </table:table-cell>
          <table:table-cell/>
          <table:table-cell table:formula="oooc:=IF([.$C6]=[.H$1];[.$D6];0)" office:value-type="float" office:value="0">
            <text:p>0</text:p>
          </table:table-cell>
          <table:table-cell table:formula="oooc:=IF([.$C6]=[.I$1];[.$D6];0)" office:value-type="float" office:value="0">
            <text:p>0</text:p>
          </table:table-cell>
          <table:table-cell table:formula="oooc:=IF([.$C6]=[.J$1];[.$D6];0)" office:value-type="float" office:value="0">
            <text:p>0</text:p>
          </table:table-cell>
          <table:table-cell table:formula="oooc:=IF([.$C6]=[.K$1];[.$D6];0)" office:value-type="float" office:value="0">
            <text:p>0</text:p>
          </table:table-cell>
          <table:table-cell table:formula="oooc:=IF([.$C6]=[.L$1];[.$D6];0)" office:value-type="float" office:value="0">
            <text:p>0</text:p>
          </table:table-cell>
          <table:table-cell table:formula="oooc:=IF([.$C6]=[.M$1];[.$D6];0)" office:value-type="float" office:value="0">
            <text:p>0</text:p>
          </table:table-cell>
          <table:table-cell table:formula="oooc:=IF([.$C6]=[.N$1];[.$D6];0)" office:value-type="float" office:value="3.3434254453497">
            <text:p>3.34</text:p>
          </table:table-cell>
          <table:table-cell table:formula="oooc:=IF([.$C6]=[.O$1];[.$D6];0)" office:value-type="float" office:value="0">
            <text:p>0</text:p>
          </table:table-cell>
          <table:table-cell table:formula="oooc:=IF([.$C6]=[.P$1];[.$D6];0)" office:value-type="float" office:value="0">
            <text:p>0</text:p>
          </table:table-cell>
          <table:table-cell table:formula="oooc:=IF([.$C6]=[.Q$1];[.$D6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formula="oooc:=['file:///C:/Roach/elec/Power/Virtex5_XPE_9_2.xls'#$Summary.H8]" office:value-type="string" office:string-value="VCCO 3.3">
            <text:p>VCCO 3.3</text:p>
          </table:table-cell>
          <table:table-cell table:formula="oooc:=['file:///C:/Roach/elec/Power/Virtex5_XPE_9_2.xls'#$Summary.I8]" office:value-type="float" office:value="3.3">
            <text:p>3.3</text:p>
          </table:table-cell>
          <table:table-cell table:formula="oooc:=['file:///C:/Roach/elec/Power/Virtex5_XPE_9_2.xls'#$Summary.J8]" office:value-type="float" office:value="0.051954925">
            <text:p>0.05</text:p>
          </table:table-cell>
          <table:table-cell table:formula="oooc:=['file:///C:/Roach/elec/Power/Virtex5_XPE_9_2.xls'#$Summary.K8]" office:value-type="float" office:value="0.0144939166666667">
            <text:p>0.014</text:p>
          </table:table-cell>
          <table:table-cell table:formula="oooc:=['file:///C:/Roach/elec/Power/Virtex5_XPE_9_2.xls'#$Summary.L8]" office:value-type="float" office:value="0.00125">
            <text:p>0.001</text:p>
          </table:table-cell>
          <table:table-cell/>
          <table:table-cell table:formula="oooc:=IF([.$C7]=[.H$1];[.$D7];0)" office:value-type="float" office:value="0">
            <text:p>0</text:p>
          </table:table-cell>
          <table:table-cell table:formula="oooc:=IF([.$C7]=[.I$1];[.$D7];0)" office:value-type="float" office:value="0">
            <text:p>0</text:p>
          </table:table-cell>
          <table:table-cell table:formula="oooc:=IF([.$C7]=[.J$1];[.$D7];0)" office:value-type="float" office:value="0">
            <text:p>0</text:p>
          </table:table-cell>
          <table:table-cell table:formula="oooc:=IF([.$C7]=[.K$1];[.$D7];0)" office:value-type="float" office:value="0">
            <text:p>0</text:p>
          </table:table-cell>
          <table:table-cell table:formula="oooc:=IF([.$C7]=[.L$1];[.$D7];0)" office:value-type="float" office:value="0">
            <text:p>0</text:p>
          </table:table-cell>
          <table:table-cell table:formula="oooc:=IF([.$C7]=[.M$1];[.$D7];0)" office:value-type="float" office:value="0">
            <text:p>0</text:p>
          </table:table-cell>
          <table:table-cell table:formula="oooc:=IF([.$C7]=[.N$1];[.$D7];0)" office:value-type="float" office:value="0">
            <text:p>0</text:p>
          </table:table-cell>
          <table:table-cell table:formula="oooc:=IF([.$C7]=[.O$1];[.$D7];0)" office:value-type="float" office:value="0.051954925">
            <text:p>0.05</text:p>
          </table:table-cell>
          <table:table-cell table:formula="oooc:=IF([.$C7]=[.P$1];[.$D7];0)" office:value-type="float" office:value="0">
            <text:p>0</text:p>
          </table:table-cell>
          <table:table-cell table:formula="oooc:=IF([.$C7]=[.Q$1];[.$D7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formula="oooc:=['file:///C:/Roach/elec/Power/Virtex5_XPE_9_2.xls'#$Summary.H9]" office:value-type="string" office:string-value="VCCO 2.5">
            <text:p>VCCO 2.5</text:p>
          </table:table-cell>
          <table:table-cell table:formula="oooc:=['file:///C:/Roach/elec/Power/Virtex5_XPE_9_2.xls'#$Summary.I9]" office:value-type="float" office:value="2.5">
            <text:p>2.5</text:p>
          </table:table-cell>
          <table:table-cell table:formula="oooc:=['file:///C:/Roach/elec/Power/Virtex5_XPE_9_2.xls'#$Summary.J9]" office:value-type="float" office:value="2.595125">
            <text:p>2.6</text:p>
          </table:table-cell>
          <table:table-cell table:formula="oooc:=['file:///C:/Roach/elec/Power/Virtex5_XPE_9_2.xls'#$Summary.K9]" office:value-type="float" office:value="1.0368">
            <text:p>1.037</text:p>
          </table:table-cell>
          <table:table-cell table:formula="oooc:=['file:///C:/Roach/elec/Power/Virtex5_XPE_9_2.xls'#$Summary.L9]" office:value-type="float" office:value="0.00125">
            <text:p>0.001</text:p>
          </table:table-cell>
          <table:table-cell/>
          <table:table-cell table:formula="oooc:=IF([.$C8]=[.H$1];[.$D8];0)" office:value-type="float" office:value="0">
            <text:p>0</text:p>
          </table:table-cell>
          <table:table-cell table:formula="oooc:=IF([.$C8]=[.I$1];[.$D8];0)" office:value-type="float" office:value="0">
            <text:p>0</text:p>
          </table:table-cell>
          <table:table-cell table:formula="oooc:=IF([.$C8]=[.J$1];[.$D8];0)" office:value-type="float" office:value="0">
            <text:p>0</text:p>
          </table:table-cell>
          <table:table-cell table:formula="oooc:=IF([.$C8]=[.K$1];[.$D8];0)" office:value-type="float" office:value="0">
            <text:p>0</text:p>
          </table:table-cell>
          <table:table-cell table:formula="oooc:=IF([.$C8]=[.L$1];[.$D8];0)" office:value-type="float" office:value="0">
            <text:p>0</text:p>
          </table:table-cell>
          <table:table-cell table:formula="oooc:=IF([.$C8]=[.M$1];[.$D8];0)" office:value-type="float" office:value="0">
            <text:p>0</text:p>
          </table:table-cell>
          <table:table-cell table:formula="oooc:=IF([.$C8]=[.N$1];[.$D8];0)" office:value-type="float" office:value="2.595125">
            <text:p>2.6</text:p>
          </table:table-cell>
          <table:table-cell table:formula="oooc:=IF([.$C8]=[.O$1];[.$D8];0)" office:value-type="float" office:value="0">
            <text:p>0</text:p>
          </table:table-cell>
          <table:table-cell table:formula="oooc:=IF([.$C8]=[.P$1];[.$D8];0)" office:value-type="float" office:value="0">
            <text:p>0</text:p>
          </table:table-cell>
          <table:table-cell table:formula="oooc:=IF([.$C8]=[.Q$1];[.$D8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formula="oooc:=['file:///C:/Roach/elec/Power/Virtex5_XPE_9_2.xls'#$Summary.H10]" office:value-type="string" office:string-value="VCCO 1.8">
            <text:p>VCCO 1.8</text:p>
          </table:table-cell>
          <table:table-cell table:formula="oooc:=['file:///C:/Roach/elec/Power/Virtex5_XPE_9_2.xls'#$Summary.I10]" office:value-type="float" office:value="1.8">
            <text:p>1.8</text:p>
          </table:table-cell>
          <table:table-cell table:formula="oooc:=['file:///C:/Roach/elec/Power/Virtex5_XPE_9_2.xls'#$Summary.J10]" office:value-type="float" office:value="7.52820322275">
            <text:p>7.53</text:p>
          </table:table-cell>
          <table:table-cell table:formula="oooc:=['file:///C:/Roach/elec/Power/Virtex5_XPE_9_2.xls'#$Summary.K10]" office:value-type="float" office:value="4.18108512375">
            <text:p>4.181</text:p>
          </table:table-cell>
          <table:table-cell table:formula="oooc:=['file:///C:/Roach/elec/Power/Virtex5_XPE_9_2.xls'#$Summary.L10]" office:value-type="float" office:value="0.00125">
            <text:p>0.001</text:p>
          </table:table-cell>
          <table:table-cell/>
          <table:table-cell table:formula="oooc:=IF([.$C9]=[.H$1];[.$D9];0)" office:value-type="float" office:value="0">
            <text:p>0</text:p>
          </table:table-cell>
          <table:table-cell table:formula="oooc:=IF([.$C9]=[.I$1];[.$D9];0)" office:value-type="float" office:value="0">
            <text:p>0</text:p>
          </table:table-cell>
          <table:table-cell table:formula="oooc:=IF([.$C9]=[.J$1];[.$D9];0)" office:value-type="float" office:value="0">
            <text:p>0</text:p>
          </table:table-cell>
          <table:table-cell table:formula="oooc:=IF([.$C9]=[.K$1];[.$D9];0)" office:value-type="float" office:value="0">
            <text:p>0</text:p>
          </table:table-cell>
          <table:table-cell table:formula="oooc:=IF([.$C9]=[.L$1];[.$D9];0)" office:value-type="float" office:value="0">
            <text:p>0</text:p>
          </table:table-cell>
          <table:table-cell table:formula="oooc:=IF([.$C9]=[.M$1];[.$D9];0)" office:value-type="float" office:value="7.52820322275">
            <text:p>7.53</text:p>
          </table:table-cell>
          <table:table-cell table:formula="oooc:=IF([.$C9]=[.N$1];[.$D9];0)" office:value-type="float" office:value="0">
            <text:p>0</text:p>
          </table:table-cell>
          <table:table-cell table:formula="oooc:=IF([.$C9]=[.O$1];[.$D9];0)" office:value-type="float" office:value="0">
            <text:p>0</text:p>
          </table:table-cell>
          <table:table-cell table:formula="oooc:=IF([.$C9]=[.P$1];[.$D9];0)" office:value-type="float" office:value="0">
            <text:p>0</text:p>
          </table:table-cell>
          <table:table-cell table:formula="oooc:=IF([.$C9]=[.Q$1];[.$D9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formula="oooc:=['file:///C:/Roach/elec/Power/Virtex5_XPE_9_2.xls'#$Summary.H11]" office:value-type="string" office:string-value="VCCO 1.5">
            <text:p>VCCO 1.5</text:p>
          </table:table-cell>
          <table:table-cell table:formula="oooc:=['file:///C:/Roach/elec/Power/Virtex5_XPE_9_2.xls'#$Summary.I11]" office:value-type="float" office:value="1.5">
            <text:p>1.5</text:p>
          </table:table-cell>
          <table:table-cell table:formula="oooc:=['file:///C:/Roach/elec/Power/Virtex5_XPE_9_2.xls'#$Summary.J11]" office:value-type="float" office:value="1.61786295">
            <text:p>1.62</text:p>
          </table:table-cell>
          <table:table-cell table:formula="oooc:=['file:///C:/Roach/elec/Power/Virtex5_XPE_9_2.xls'#$Summary.K11]" office:value-type="float" office:value="1.0773253">
            <text:p>1.077</text:p>
          </table:table-cell>
          <table:table-cell table:formula="oooc:=['file:///C:/Roach/elec/Power/Virtex5_XPE_9_2.xls'#$Summary.L11]" office:value-type="float" office:value="0.00125">
            <text:p>0.001</text:p>
          </table:table-cell>
          <table:table-cell/>
          <table:table-cell table:formula="oooc:=IF([.$C10]=[.H$1];[.$D10];0)" office:value-type="float" office:value="0">
            <text:p>0</text:p>
          </table:table-cell>
          <table:table-cell table:formula="oooc:=IF([.$C10]=[.I$1];[.$D10];0)" office:value-type="float" office:value="0">
            <text:p>0</text:p>
          </table:table-cell>
          <table:table-cell table:formula="oooc:=IF([.$C10]=[.J$1];[.$D10];0)" office:value-type="float" office:value="0">
            <text:p>0</text:p>
          </table:table-cell>
          <table:table-cell table:formula="oooc:=IF([.$C10]=[.K$1];[.$D10];0)" office:value-type="float" office:value="0">
            <text:p>0</text:p>
          </table:table-cell>
          <table:table-cell table:formula="oooc:=IF([.$C10]=[.L$1];[.$D10];0)" office:value-type="float" office:value="1.61786295">
            <text:p>1.62</text:p>
          </table:table-cell>
          <table:table-cell table:formula="oooc:=IF([.$C10]=[.M$1];[.$D10];0)" office:value-type="float" office:value="0">
            <text:p>0</text:p>
          </table:table-cell>
          <table:table-cell table:formula="oooc:=IF([.$C10]=[.N$1];[.$D10];0)" office:value-type="float" office:value="0">
            <text:p>0</text:p>
          </table:table-cell>
          <table:table-cell table:formula="oooc:=IF([.$C10]=[.O$1];[.$D10];0)" office:value-type="float" office:value="0">
            <text:p>0</text:p>
          </table:table-cell>
          <table:table-cell table:formula="oooc:=IF([.$C10]=[.P$1];[.$D10];0)" office:value-type="float" office:value="0">
            <text:p>0</text:p>
          </table:table-cell>
          <table:table-cell table:formula="oooc:=IF([.$C10]=[.Q$1];[.$D10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formula="oooc:=['file:///C:/Roach/elec/Power/Virtex5_XPE_9_2.xls'#$Summary.H12]" office:value-type="string" office:string-value="VCCO 1.2">
            <text:p>VCCO 1.2</text:p>
          </table:table-cell>
          <table:table-cell table:formula="oooc:=['file:///C:/Roach/elec/Power/Virtex5_XPE_9_2.xls'#$Summary.I12]" office:value-type="float" office:value="1.2">
            <text:p>1.2</text:p>
          </table:table-cell>
          <table:table-cell table:formula="oooc:=['file:///C:/Roach/elec/Power/Virtex5_XPE_9_2.xls'#$Summary.J12]" office:value-type="float" office:value="0">
            <text:p>0</text:p>
          </table:table-cell>
          <table:table-cell table:formula="oooc:=['file:///C:/Roach/elec/Power/Virtex5_XPE_9_2.xls'#$Summary.K12]" office:value-type="float" office:value="0">
            <text:p>0.000</text:p>
          </table:table-cell>
          <table:table-cell table:formula="oooc:=['file:///C:/Roach/elec/Power/Virtex5_XPE_9_2.xls'#$Summary.L12]" office:value-type="float" office:value="0">
            <text:p>0.000</text:p>
          </table:table-cell>
          <table:table-cell/>
          <table:table-cell table:formula="oooc:=IF([.$C11]=[.H$1];[.$D11];0)" office:value-type="float" office:value="0">
            <text:p>0</text:p>
          </table:table-cell>
          <table:table-cell table:formula="oooc:=IF([.$C11]=[.I$1];[.$D11];0)" office:value-type="float" office:value="0">
            <text:p>0</text:p>
          </table:table-cell>
          <table:table-cell table:formula="oooc:=IF([.$C11]=[.J$1];[.$D11];0)" office:value-type="float" office:value="0">
            <text:p>0</text:p>
          </table:table-cell>
          <table:table-cell table:formula="oooc:=IF([.$C11]=[.K$1];[.$D11];0)" office:value-type="float" office:value="0">
            <text:p>0</text:p>
          </table:table-cell>
          <table:table-cell table:formula="oooc:=IF([.$C11]=[.L$1];[.$D11];0)" office:value-type="float" office:value="0">
            <text:p>0</text:p>
          </table:table-cell>
          <table:table-cell table:formula="oooc:=IF([.$C11]=[.M$1];[.$D11];0)" office:value-type="float" office:value="0">
            <text:p>0</text:p>
          </table:table-cell>
          <table:table-cell table:formula="oooc:=IF([.$C11]=[.N$1];[.$D11];0)" office:value-type="float" office:value="0">
            <text:p>0</text:p>
          </table:table-cell>
          <table:table-cell table:formula="oooc:=IF([.$C11]=[.O$1];[.$D11];0)" office:value-type="float" office:value="0">
            <text:p>0</text:p>
          </table:table-cell>
          <table:table-cell table:formula="oooc:=IF([.$C11]=[.P$1];[.$D11];0)" office:value-type="float" office:value="0">
            <text:p>0</text:p>
          </table:table-cell>
          <table:table-cell table:formula="oooc:=IF([.$C11]=[.Q$1];[.$D11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formula="oooc:=['file:///C:/Roach/elec/Power/Virtex5_XPE_9_2.xls'#$Summary.H13]" office:value-type="string" office:string-value="MGTAVCC">
            <text:p>MGTAVCC</text:p>
          </table:table-cell>
          <table:table-cell table:formula="oooc:=['file:///C:/Roach/elec/Power/Virtex5_XPE_9_2.xls'#$Summary.I13]" office:value-type="float" office:value="1">
            <text:p>1</text:p>
          </table:table-cell>
          <table:table-cell table:formula="oooc:=['file:///C:/Roach/elec/Power/Virtex5_XPE_9_2.xls'#$Summary.J13]" office:value-type="float" office:value="0.248">
            <text:p>0.25</text:p>
          </table:table-cell>
          <table:table-cell table:formula="oooc:=['file:///C:/Roach/elec/Power/Virtex5_XPE_9_2.xls'#$Summary.K13]" office:value-type="float" office:value="0.248">
            <text:p>0.248</text:p>
          </table:table-cell>
          <table:table-cell table:formula="oooc:=['file:///C:/Roach/elec/Power/Virtex5_XPE_9_2.xls'#$Summary.L13]" office:value-type="float" office:value="0">
            <text:p>0.000</text:p>
          </table:table-cell>
          <table:table-cell/>
          <table:table-cell table:formula="oooc:=IF([.$C12]=[.H$1];[.$D12];0)" office:value-type="float" office:value="0">
            <text:p>0</text:p>
          </table:table-cell>
          <table:table-cell table:formula="oooc:=IF([.$C12]=[.I$1];[.$D12];0)" office:value-type="float" office:value="0">
            <text:p>0</text:p>
          </table:table-cell>
          <table:table-cell table:formula="oooc:=IF([.$C12]=[.J$1];[.$D12];0)" office:value-type="float" office:value="0.248">
            <text:p>0.25</text:p>
          </table:table-cell>
          <table:table-cell table:formula="oooc:=IF([.$C12]=[.K$1];[.$D12];0)" office:value-type="float" office:value="0">
            <text:p>0</text:p>
          </table:table-cell>
          <table:table-cell table:formula="oooc:=IF([.$C12]=[.L$1];[.$D12];0)" office:value-type="float" office:value="0">
            <text:p>0</text:p>
          </table:table-cell>
          <table:table-cell table:formula="oooc:=IF([.$C12]=[.M$1];[.$D12];0)" office:value-type="float" office:value="0">
            <text:p>0</text:p>
          </table:table-cell>
          <table:table-cell table:formula="oooc:=IF([.$C12]=[.N$1];[.$D12];0)" office:value-type="float" office:value="0">
            <text:p>0</text:p>
          </table:table-cell>
          <table:table-cell table:formula="oooc:=IF([.$C12]=[.O$1];[.$D12];0)" office:value-type="float" office:value="0">
            <text:p>0</text:p>
          </table:table-cell>
          <table:table-cell table:formula="oooc:=IF([.$C12]=[.P$1];[.$D12];0)" office:value-type="float" office:value="0">
            <text:p>0</text:p>
          </table:table-cell>
          <table:table-cell table:formula="oooc:=IF([.$C12]=[.Q$1];[.$D12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formula="oooc:=['file:///C:/Roach/elec/Power/Virtex5_XPE_9_2.xls'#$Summary.H14]" office:value-type="string" office:string-value="MGTAVCCPLL">
            <text:p>MGTAVCCPLL</text:p>
          </table:table-cell>
          <table:table-cell table:formula="oooc:=['file:///C:/Roach/elec/Power/Virtex5_XPE_9_2.xls'#$Summary.I14]" office:value-type="float" office:value="1.2">
            <text:p>1.2</text:p>
          </table:table-cell>
          <table:table-cell table:formula="oooc:=['file:///C:/Roach/elec/Power/Virtex5_XPE_9_2.xls'#$Summary.J14]" office:value-type="float" office:value="0.24">
            <text:p>0.24</text:p>
          </table:table-cell>
          <table:table-cell table:formula="oooc:=['file:///C:/Roach/elec/Power/Virtex5_XPE_9_2.xls'#$Summary.K14]" office:value-type="float" office:value="0.2">
            <text:p>0.200</text:p>
          </table:table-cell>
          <table:table-cell table:formula="oooc:=['file:///C:/Roach/elec/Power/Virtex5_XPE_9_2.xls'#$Summary.L14]" office:value-type="float" office:value="0">
            <text:p>0.000</text:p>
          </table:table-cell>
          <table:table-cell/>
          <table:table-cell table:formula="oooc:=IF([.$C13]=[.H$1];[.$D13];0)" office:value-type="float" office:value="0">
            <text:p>0</text:p>
          </table:table-cell>
          <table:table-cell table:formula="oooc:=IF([.$C13]=[.I$1];[.$D13];0)" office:value-type="float" office:value="0">
            <text:p>0</text:p>
          </table:table-cell>
          <table:table-cell table:formula="oooc:=IF([.$C13]=[.J$1];[.$D13];0)" office:value-type="float" office:value="0">
            <text:p>0</text:p>
          </table:table-cell>
          <table:table-cell table:formula="oooc:=IF([.$C13]=[.K$1];[.$D13];0)" office:value-type="float" office:value="0.24">
            <text:p>0.24</text:p>
          </table:table-cell>
          <table:table-cell table:formula="oooc:=IF([.$C13]=[.L$1];[.$D13];0)" office:value-type="float" office:value="0">
            <text:p>0</text:p>
          </table:table-cell>
          <table:table-cell table:formula="oooc:=IF([.$C13]=[.M$1];[.$D13];0)" office:value-type="float" office:value="0">
            <text:p>0</text:p>
          </table:table-cell>
          <table:table-cell table:formula="oooc:=IF([.$C13]=[.N$1];[.$D13];0)" office:value-type="float" office:value="0">
            <text:p>0</text:p>
          </table:table-cell>
          <table:table-cell table:formula="oooc:=IF([.$C13]=[.O$1];[.$D13];0)" office:value-type="float" office:value="0">
            <text:p>0</text:p>
          </table:table-cell>
          <table:table-cell table:formula="oooc:=IF([.$C13]=[.P$1];[.$D13];0)" office:value-type="float" office:value="0">
            <text:p>0</text:p>
          </table:table-cell>
          <table:table-cell table:formula="oooc:=IF([.$C13]=[.Q$1];[.$D13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formula="oooc:=['file:///C:/Roach/elec/Power/Virtex5_XPE_9_2.xls'#$Summary.H15]" office:value-type="string" office:string-value="MGTAVTTTX">
            <text:p>MGTAVTTTX</text:p>
          </table:table-cell>
          <table:table-cell table:formula="oooc:=['file:///C:/Roach/elec/Power/Virtex5_XPE_9_2.xls'#$Summary.I15]" office:value-type="float" office:value="1.2">
            <text:p>1.2</text:p>
          </table:table-cell>
          <table:table-cell table:formula="oooc:=['file:///C:/Roach/elec/Power/Virtex5_XPE_9_2.xls'#$Summary.J15]" office:value-type="float" office:value="0.3408">
            <text:p>0.34</text:p>
          </table:table-cell>
          <table:table-cell table:formula="oooc:=['file:///C:/Roach/elec/Power/Virtex5_XPE_9_2.xls'#$Summary.K15]" office:value-type="float" office:value="0.284">
            <text:p>0.284</text:p>
          </table:table-cell>
          <table:table-cell table:formula="oooc:=['file:///C:/Roach/elec/Power/Virtex5_XPE_9_2.xls'#$Summary.L15]" office:value-type="float" office:value="0">
            <text:p>0.000</text:p>
          </table:table-cell>
          <table:table-cell/>
          <table:table-cell table:formula="oooc:=IF([.$C14]=[.H$1];[.$D14];0)" office:value-type="float" office:value="0">
            <text:p>0</text:p>
          </table:table-cell>
          <table:table-cell table:formula="oooc:=IF([.$C14]=[.I$1];[.$D14];0)" office:value-type="float" office:value="0">
            <text:p>0</text:p>
          </table:table-cell>
          <table:table-cell table:formula="oooc:=IF([.$C14]=[.J$1];[.$D14];0)" office:value-type="float" office:value="0">
            <text:p>0</text:p>
          </table:table-cell>
          <table:table-cell table:formula="oooc:=IF([.$C14]=[.K$1];[.$D14];0)" office:value-type="float" office:value="0.3408">
            <text:p>0.34</text:p>
          </table:table-cell>
          <table:table-cell table:formula="oooc:=IF([.$C14]=[.L$1];[.$D14];0)" office:value-type="float" office:value="0">
            <text:p>0</text:p>
          </table:table-cell>
          <table:table-cell table:formula="oooc:=IF([.$C14]=[.M$1];[.$D14];0)" office:value-type="float" office:value="0">
            <text:p>0</text:p>
          </table:table-cell>
          <table:table-cell table:formula="oooc:=IF([.$C14]=[.N$1];[.$D14];0)" office:value-type="float" office:value="0">
            <text:p>0</text:p>
          </table:table-cell>
          <table:table-cell table:formula="oooc:=IF([.$C14]=[.O$1];[.$D14];0)" office:value-type="float" office:value="0">
            <text:p>0</text:p>
          </table:table-cell>
          <table:table-cell table:formula="oooc:=IF([.$C14]=[.P$1];[.$D14];0)" office:value-type="float" office:value="0">
            <text:p>0</text:p>
          </table:table-cell>
          <table:table-cell table:formula="oooc:=IF([.$C14]=[.Q$1];[.$D14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formula="oooc:=['file:///C:/Roach/elec/Power/Virtex5_XPE_9_2.xls'#$Summary.H16]" office:value-type="string" office:string-value="MGTAVTTRX">
            <text:p>MGTAVTTRX</text:p>
          </table:table-cell>
          <table:table-cell table:formula="oooc:=['file:///C:/Roach/elec/Power/Virtex5_XPE_9_2.xls'#$Summary.I16]" office:value-type="float" office:value="1.2">
            <text:p>1.2</text:p>
          </table:table-cell>
          <table:table-cell table:formula="oooc:=['file:///C:/Roach/elec/Power/Virtex5_XPE_9_2.xls'#$Summary.J16]" office:value-type="float" office:value="0.008">
            <text:p>0.01</text:p>
          </table:table-cell>
          <table:table-cell table:formula="oooc:=['file:///C:/Roach/elec/Power/Virtex5_XPE_9_2.xls'#$Summary.K16]" office:value-type="float" office:value="0.00666666666666667">
            <text:p>0.007</text:p>
          </table:table-cell>
          <table:table-cell table:formula="oooc:=['file:///C:/Roach/elec/Power/Virtex5_XPE_9_2.xls'#$Summary.L16]" office:value-type="float" office:value="0">
            <text:p>0.000</text:p>
          </table:table-cell>
          <table:table-cell/>
          <table:table-cell table:formula="oooc:=IF([.$C15]=[.H$1];[.$D15];0)" office:value-type="float" office:value="0">
            <text:p>0</text:p>
          </table:table-cell>
          <table:table-cell table:formula="oooc:=IF([.$C15]=[.I$1];[.$D15];0)" office:value-type="float" office:value="0">
            <text:p>0</text:p>
          </table:table-cell>
          <table:table-cell table:formula="oooc:=IF([.$C15]=[.J$1];[.$D15];0)" office:value-type="float" office:value="0">
            <text:p>0</text:p>
          </table:table-cell>
          <table:table-cell table:formula="oooc:=IF([.$C15]=[.K$1];[.$D15];0)" office:value-type="float" office:value="0.008">
            <text:p>0.01</text:p>
          </table:table-cell>
          <table:table-cell table:formula="oooc:=IF([.$C15]=[.L$1];[.$D15];0)" office:value-type="float" office:value="0">
            <text:p>0</text:p>
          </table:table-cell>
          <table:table-cell table:formula="oooc:=IF([.$C15]=[.M$1];[.$D15];0)" office:value-type="float" office:value="0">
            <text:p>0</text:p>
          </table:table-cell>
          <table:table-cell table:formula="oooc:=IF([.$C15]=[.N$1];[.$D15];0)" office:value-type="float" office:value="0">
            <text:p>0</text:p>
          </table:table-cell>
          <table:table-cell table:formula="oooc:=IF([.$C15]=[.O$1];[.$D15];0)" office:value-type="float" office:value="0">
            <text:p>0</text:p>
          </table:table-cell>
          <table:table-cell table:formula="oooc:=IF([.$C15]=[.P$1];[.$D15];0)" office:value-type="float" office:value="0">
            <text:p>0</text:p>
          </table:table-cell>
          <table:table-cell table:formula="oooc:=IF([.$C15]=[.Q$1];[.$D15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Sub-total</text:p>
          </table:table-cell>
          <table:table-cell/>
          <table:table-cell table:formula="oooc:=SUM([.D5:.D15])" office:value-type="float" office:value="42.5132871886426">
            <text:p>42.51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U1</text:p>
          </table:table-cell>
          <table:table-cell table:style-name="ce1" office:value-type="string">
            <text:p>PowerPC</text:p>
          </table:table-cell>
          <table:table-cell table:style-name="ce1"/>
          <table:table-cell table:style-name="ce1" office:value-type="string">
            <text:p>Power(W, max)</text:p>
          </table:table-cell>
          <table:table-cell table:style-name="ce3" office:value-type="string">
            <text:p>Icc(typ)</text:p>
          </table:table-cell>
          <table:table-cell table:style-name="ce3" office:value-type="string">
            <text:p>Icc(max)</text:p>
          </table:table-cell>
          <table:table-cell table:style-name="ce1" table:number-columns-repeated="250"/>
        </table:table-row>
        <table:table-row table:style-name="ro1">
          <table:table-cell/>
          <table:table-cell table:style-name="ce2" office:value-type="string">
            <text:p><text:span text:style-name="T5">V</text:span><text:span text:style-name="T6">DD</text:span></text:p>
          </table:table-cell>
          <table:table-cell office:value-type="float" office:value="1.5">
            <text:p>1.5</text:p>
          </table:table-cell>
          <table:table-cell table:formula="oooc:=[.C21]*[.F21]" office:value-type="float" office:value="5.025">
            <text:p>5.03</text:p>
          </table:table-cell>
          <table:table-cell office:value-type="float" office:value="1.575">
            <text:p>1.575</text:p>
          </table:table-cell>
          <table:table-cell office:value-type="float" office:value="3.35">
            <text:p>3.350</text:p>
          </table:table-cell>
          <table:table-cell/>
          <table:table-cell table:formula="oooc:=IF([.$C21]=[.H$1];[.$D21];0)" office:value-type="float" office:value="0">
            <text:p>0</text:p>
          </table:table-cell>
          <table:table-cell table:formula="oooc:=IF([.$C21]=[.I$1];[.$D21];0)" office:value-type="float" office:value="0">
            <text:p>0</text:p>
          </table:table-cell>
          <table:table-cell table:formula="oooc:=IF([.$C21]=[.J$1];[.$D21];0)" office:value-type="float" office:value="0">
            <text:p>0</text:p>
          </table:table-cell>
          <table:table-cell table:formula="oooc:=IF([.$C21]=[.K$1];[.$D21];0)" office:value-type="float" office:value="0">
            <text:p>0</text:p>
          </table:table-cell>
          <table:table-cell table:formula="oooc:=IF([.$C21]=[.L$1];[.$D21];0)" office:value-type="float" office:value="5.025">
            <text:p>5.03</text:p>
          </table:table-cell>
          <table:table-cell table:formula="oooc:=IF([.$C21]=[.M$1];[.$D21];0)" office:value-type="float" office:value="0">
            <text:p>0</text:p>
          </table:table-cell>
          <table:table-cell table:formula="oooc:=IF([.$C21]=[.N$1];[.$D21];0)" office:value-type="float" office:value="0">
            <text:p>0</text:p>
          </table:table-cell>
          <table:table-cell table:formula="oooc:=IF([.$C21]=[.O$1];[.$D21];0)" office:value-type="float" office:value="0">
            <text:p>0</text:p>
          </table:table-cell>
          <table:table-cell table:formula="oooc:=IF([.$C21]=[.P$1];[.$D21];0)" office:value-type="float" office:value="0">
            <text:p>0</text:p>
          </table:table-cell>
          <table:table-cell table:formula="oooc:=IF([.$C21]=[.Q$1];[.$D21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style-name="ce2" office:value-type="string">
            <text:p><text:span text:style-name="T5">OV</text:span><text:span text:style-name="T6">DD</text:span></text:p>
          </table:table-cell>
          <table:table-cell office:value-type="float" office:value="3.3">
            <text:p>3.3</text:p>
          </table:table-cell>
          <table:table-cell table:formula="oooc:=[.C22]*[.F22]" office:value-type="float" office:value="0.231">
            <text:p>0.23</text:p>
          </table:table-cell>
          <table:table-cell office:value-type="float" office:value="0.06">
            <text:p>0.060</text:p>
          </table:table-cell>
          <table:table-cell office:value-type="float" office:value="0.07">
            <text:p>0.070</text:p>
          </table:table-cell>
          <table:table-cell/>
          <table:table-cell table:formula="oooc:=IF([.$C22]=[.H$1];[.$D22];0)" office:value-type="float" office:value="0">
            <text:p>0</text:p>
          </table:table-cell>
          <table:table-cell table:formula="oooc:=IF([.$C22]=[.I$1];[.$D22];0)" office:value-type="float" office:value="0">
            <text:p>0</text:p>
          </table:table-cell>
          <table:table-cell table:formula="oooc:=IF([.$C22]=[.J$1];[.$D22];0)" office:value-type="float" office:value="0">
            <text:p>0</text:p>
          </table:table-cell>
          <table:table-cell table:formula="oooc:=IF([.$C22]=[.K$1];[.$D22];0)" office:value-type="float" office:value="0">
            <text:p>0</text:p>
          </table:table-cell>
          <table:table-cell table:formula="oooc:=IF([.$C22]=[.L$1];[.$D22];0)" office:value-type="float" office:value="0">
            <text:p>0</text:p>
          </table:table-cell>
          <table:table-cell table:formula="oooc:=IF([.$C22]=[.M$1];[.$D22];0)" office:value-type="float" office:value="0">
            <text:p>0</text:p>
          </table:table-cell>
          <table:table-cell table:formula="oooc:=IF([.$C22]=[.N$1];[.$D22];0)" office:value-type="float" office:value="0">
            <text:p>0</text:p>
          </table:table-cell>
          <table:table-cell table:formula="oooc:=IF([.$C22]=[.O$1];[.$D22];0)" office:value-type="float" office:value="0.231">
            <text:p>0.23</text:p>
          </table:table-cell>
          <table:table-cell table:formula="oooc:=IF([.$C22]=[.P$1];[.$D22];0)" office:value-type="float" office:value="0">
            <text:p>0</text:p>
          </table:table-cell>
          <table:table-cell table:formula="oooc:=IF([.$C22]=[.Q$1];[.$D22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style-name="ce2" office:value-type="string">
            <text:p><text:span text:style-name="T5">EOV</text:span><text:span text:style-name="T6">DD</text:span></text:p>
          </table:table-cell>
          <table:table-cell office:value-type="float" office:value="2.5">
            <text:p>2.5</text:p>
          </table:table-cell>
          <table:table-cell table:formula="oooc:=[.C23]*[.F23]" office:value-type="float" office:value="0.3">
            <text:p>0.3</text:p>
          </table:table-cell>
          <table:table-cell office:value-type="float" office:value="0.115">
            <text:p>0.115</text:p>
          </table:table-cell>
          <table:table-cell office:value-type="float" office:value="0.12">
            <text:p>0.120</text:p>
          </table:table-cell>
          <table:table-cell/>
          <table:table-cell table:formula="oooc:=IF([.$C23]=[.H$1];[.$D23];0)" office:value-type="float" office:value="0">
            <text:p>0</text:p>
          </table:table-cell>
          <table:table-cell table:formula="oooc:=IF([.$C23]=[.I$1];[.$D23];0)" office:value-type="float" office:value="0">
            <text:p>0</text:p>
          </table:table-cell>
          <table:table-cell table:formula="oooc:=IF([.$C23]=[.J$1];[.$D23];0)" office:value-type="float" office:value="0">
            <text:p>0</text:p>
          </table:table-cell>
          <table:table-cell table:formula="oooc:=IF([.$C23]=[.K$1];[.$D23];0)" office:value-type="float" office:value="0">
            <text:p>0</text:p>
          </table:table-cell>
          <table:table-cell table:formula="oooc:=IF([.$C23]=[.L$1];[.$D23];0)" office:value-type="float" office:value="0">
            <text:p>0</text:p>
          </table:table-cell>
          <table:table-cell table:formula="oooc:=IF([.$C23]=[.M$1];[.$D23];0)" office:value-type="float" office:value="0">
            <text:p>0</text:p>
          </table:table-cell>
          <table:table-cell table:formula="oooc:=IF([.$C23]=[.N$1];[.$D23];0)" office:value-type="float" office:value="0.3">
            <text:p>0.3</text:p>
          </table:table-cell>
          <table:table-cell table:formula="oooc:=IF([.$C23]=[.O$1];[.$D23];0)" office:value-type="float" office:value="0">
            <text:p>0</text:p>
          </table:table-cell>
          <table:table-cell table:formula="oooc:=IF([.$C23]=[.P$1];[.$D23];0)" office:value-type="float" office:value="0">
            <text:p>0</text:p>
          </table:table-cell>
          <table:table-cell table:formula="oooc:=IF([.$C23]=[.Q$1];[.$D23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style-name="ce2" office:value-type="string">
            <text:p><text:span text:style-name="T5">SOV</text:span><text:span text:style-name="T6">DD</text:span></text:p>
          </table:table-cell>
          <table:table-cell office:value-type="float" office:value="1.8">
            <text:p>1.8</text:p>
          </table:table-cell>
          <table:table-cell table:formula="oooc:=[.C24]*[.F24]" office:value-type="float" office:value="0.54">
            <text:p>0.54</text:p>
          </table:table-cell>
          <table:table-cell office:value-type="float" office:value="0.21">
            <text:p>0.210</text:p>
          </table:table-cell>
          <table:table-cell office:value-type="float" office:value="0.3">
            <text:p>0.300</text:p>
          </table:table-cell>
          <table:table-cell/>
          <table:table-cell table:formula="oooc:=IF([.$C24]=[.H$1];[.$D24];0)" office:value-type="float" office:value="0">
            <text:p>0</text:p>
          </table:table-cell>
          <table:table-cell table:formula="oooc:=IF([.$C24]=[.I$1];[.$D24];0)" office:value-type="float" office:value="0">
            <text:p>0</text:p>
          </table:table-cell>
          <table:table-cell table:formula="oooc:=IF([.$C24]=[.J$1];[.$D24];0)" office:value-type="float" office:value="0">
            <text:p>0</text:p>
          </table:table-cell>
          <table:table-cell table:formula="oooc:=IF([.$C24]=[.K$1];[.$D24];0)" office:value-type="float" office:value="0">
            <text:p>0</text:p>
          </table:table-cell>
          <table:table-cell table:formula="oooc:=IF([.$C24]=[.L$1];[.$D24];0)" office:value-type="float" office:value="0">
            <text:p>0</text:p>
          </table:table-cell>
          <table:table-cell table:formula="oooc:=IF([.$C24]=[.M$1];[.$D24];0)" office:value-type="float" office:value="0.54">
            <text:p>0.54</text:p>
          </table:table-cell>
          <table:table-cell table:formula="oooc:=IF([.$C24]=[.N$1];[.$D24];0)" office:value-type="float" office:value="0">
            <text:p>0</text:p>
          </table:table-cell>
          <table:table-cell table:formula="oooc:=IF([.$C24]=[.O$1];[.$D24];0)" office:value-type="float" office:value="0">
            <text:p>0</text:p>
          </table:table-cell>
          <table:table-cell table:formula="oooc:=IF([.$C24]=[.P$1];[.$D24];0)" office:value-type="float" office:value="0">
            <text:p>0</text:p>
          </table:table-cell>
          <table:table-cell table:formula="oooc:=IF([.$C24]=[.Q$1];[.$D24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style-name="ce2" office:value-type="string">
            <text:p><text:span text:style-name="T5">AV</text:span><text:span text:style-name="T6">DD</text:span></text:p>
          </table:table-cell>
          <table:table-cell office:value-type="float" office:value="1.5">
            <text:p>1.5</text:p>
          </table:table-cell>
          <table:table-cell table:formula="oooc:=[.C25]*[.F25]" office:value-type="float" office:value="0.045">
            <text:p>0.05</text:p>
          </table:table-cell>
          <table:table-cell office:value-type="float" office:value="0.02">
            <text:p>0.020</text:p>
          </table:table-cell>
          <table:table-cell office:value-type="float" office:value="0.03">
            <text:p>0.030</text:p>
          </table:table-cell>
          <table:table-cell/>
          <table:table-cell table:formula="oooc:=IF([.$C25]=[.H$1];[.$D25];0)" office:value-type="float" office:value="0">
            <text:p>0</text:p>
          </table:table-cell>
          <table:table-cell table:formula="oooc:=IF([.$C25]=[.I$1];[.$D25];0)" office:value-type="float" office:value="0">
            <text:p>0</text:p>
          </table:table-cell>
          <table:table-cell table:formula="oooc:=IF([.$C25]=[.J$1];[.$D25];0)" office:value-type="float" office:value="0">
            <text:p>0</text:p>
          </table:table-cell>
          <table:table-cell table:formula="oooc:=IF([.$C25]=[.K$1];[.$D25];0)" office:value-type="float" office:value="0">
            <text:p>0</text:p>
          </table:table-cell>
          <table:table-cell table:formula="oooc:=IF([.$C25]=[.L$1];[.$D25];0)" office:value-type="float" office:value="0.045">
            <text:p>0.05</text:p>
          </table:table-cell>
          <table:table-cell table:formula="oooc:=IF([.$C25]=[.M$1];[.$D25];0)" office:value-type="float" office:value="0">
            <text:p>0</text:p>
          </table:table-cell>
          <table:table-cell table:formula="oooc:=IF([.$C25]=[.N$1];[.$D25];0)" office:value-type="float" office:value="0">
            <text:p>0</text:p>
          </table:table-cell>
          <table:table-cell table:formula="oooc:=IF([.$C25]=[.O$1];[.$D25];0)" office:value-type="float" office:value="0">
            <text:p>0</text:p>
          </table:table-cell>
          <table:table-cell table:formula="oooc:=IF([.$C25]=[.P$1];[.$D25];0)" office:value-type="float" office:value="0">
            <text:p>0</text:p>
          </table:table-cell>
          <table:table-cell table:formula="oooc:=IF([.$C25]=[.Q$1];[.$D25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style-name="ce2" office:value-type="string">
            <text:p><text:span text:style-name="T5">EAV</text:span><text:span text:style-name="T6">DD</text:span></text:p>
          </table:table-cell>
          <table:table-cell office:value-type="float" office:value="1.5">
            <text:p>1.5</text:p>
          </table:table-cell>
          <table:table-cell table:formula="oooc:=[.C26]*[.F26]" office:value-type="float" office:value="0.045">
            <text:p>0.05</text:p>
          </table:table-cell>
          <table:table-cell office:value-type="float" office:value="0.02">
            <text:p>0.020</text:p>
          </table:table-cell>
          <table:table-cell office:value-type="float" office:value="0.03">
            <text:p>0.030</text:p>
          </table:table-cell>
          <table:table-cell/>
          <table:table-cell table:formula="oooc:=IF([.$C26]=[.H$1];[.$D26];0)" office:value-type="float" office:value="0">
            <text:p>0</text:p>
          </table:table-cell>
          <table:table-cell table:formula="oooc:=IF([.$C26]=[.I$1];[.$D26];0)" office:value-type="float" office:value="0">
            <text:p>0</text:p>
          </table:table-cell>
          <table:table-cell table:formula="oooc:=IF([.$C26]=[.J$1];[.$D26];0)" office:value-type="float" office:value="0">
            <text:p>0</text:p>
          </table:table-cell>
          <table:table-cell table:formula="oooc:=IF([.$C26]=[.K$1];[.$D26];0)" office:value-type="float" office:value="0">
            <text:p>0</text:p>
          </table:table-cell>
          <table:table-cell table:formula="oooc:=IF([.$C26]=[.L$1];[.$D26];0)" office:value-type="float" office:value="0.045">
            <text:p>0.05</text:p>
          </table:table-cell>
          <table:table-cell table:formula="oooc:=IF([.$C26]=[.M$1];[.$D26];0)" office:value-type="float" office:value="0">
            <text:p>0</text:p>
          </table:table-cell>
          <table:table-cell table:formula="oooc:=IF([.$C26]=[.N$1];[.$D26];0)" office:value-type="float" office:value="0">
            <text:p>0</text:p>
          </table:table-cell>
          <table:table-cell table:formula="oooc:=IF([.$C26]=[.O$1];[.$D26];0)" office:value-type="float" office:value="0">
            <text:p>0</text:p>
          </table:table-cell>
          <table:table-cell table:formula="oooc:=IF([.$C26]=[.P$1];[.$D26];0)" office:value-type="float" office:value="0">
            <text:p>0</text:p>
          </table:table-cell>
          <table:table-cell table:formula="oooc:=IF([.$C26]=[.Q$1];[.$D26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style-name="ce2" office:value-type="string">
            <text:p><text:span text:style-name="T5">UnAV</text:span><text:span text:style-name="T6">DD</text:span></text:p>
          </table:table-cell>
          <table:table-cell office:value-type="float" office:value="3.3">
            <text:p>3.3</text:p>
          </table:table-cell>
          <table:table-cell table:formula="oooc:=[.C27]*[.F27]" office:value-type="float" office:value="0.363">
            <text:p>0.36</text:p>
          </table:table-cell>
          <table:table-cell office:value-type="float" office:value="0.09">
            <text:p>0.090</text:p>
          </table:table-cell>
          <table:table-cell office:value-type="float" office:value="0.11">
            <text:p>0.110</text:p>
          </table:table-cell>
          <table:table-cell/>
          <table:table-cell table:formula="oooc:=IF([.$C27]=[.H$1];[.$D27];0)" office:value-type="float" office:value="0">
            <text:p>0</text:p>
          </table:table-cell>
          <table:table-cell table:formula="oooc:=IF([.$C27]=[.I$1];[.$D27];0)" office:value-type="float" office:value="0">
            <text:p>0</text:p>
          </table:table-cell>
          <table:table-cell table:formula="oooc:=IF([.$C27]=[.J$1];[.$D27];0)" office:value-type="float" office:value="0">
            <text:p>0</text:p>
          </table:table-cell>
          <table:table-cell table:formula="oooc:=IF([.$C27]=[.K$1];[.$D27];0)" office:value-type="float" office:value="0">
            <text:p>0</text:p>
          </table:table-cell>
          <table:table-cell table:formula="oooc:=IF([.$C27]=[.L$1];[.$D27];0)" office:value-type="float" office:value="0">
            <text:p>0</text:p>
          </table:table-cell>
          <table:table-cell table:formula="oooc:=IF([.$C27]=[.M$1];[.$D27];0)" office:value-type="float" office:value="0">
            <text:p>0</text:p>
          </table:table-cell>
          <table:table-cell table:formula="oooc:=IF([.$C27]=[.N$1];[.$D27];0)" office:value-type="float" office:value="0">
            <text:p>0</text:p>
          </table:table-cell>
          <table:table-cell table:formula="oooc:=IF([.$C27]=[.O$1];[.$D27];0)" office:value-type="float" office:value="0.363">
            <text:p>0.36</text:p>
          </table:table-cell>
          <table:table-cell table:formula="oooc:=IF([.$C27]=[.P$1];[.$D27];0)" office:value-type="float" office:value="0">
            <text:p>0</text:p>
          </table:table-cell>
          <table:table-cell table:formula="oooc:=IF([.$C27]=[.Q$1];[.$D27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Sub-total</text:p>
          </table:table-cell>
          <table:table-cell/>
          <table:table-cell table:formula="oooc:=SUM([.D21:.D27])" office:value-type="float" office:value="6.549">
            <text:p>6.55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U2</text:p>
          </table:table-cell>
          <table:table-cell office:value-type="string">
            <text:p>SN74AHC1G125DCKT</text:p>
          </table:table-cell>
          <table:table-cell office:value-type="string">
            <text:p>TEXAS INSTRUMENTS</text:p>
          </table:table-cell>
          <table:table-cell table:number-columns-repeated="2"/>
          <table:table-cell office:value-type="float" office:value="1">
            <text:p>1.000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Vcc</text:p>
          </table:table-cell>
          <table:table-cell office:value-type="float" office:value="3.3">
            <text:p>3.3</text:p>
          </table:table-cell>
          <table:table-cell table:formula="oooc:=[.C33]*[.F33]" office:value-type="float" office:value="0.0264">
            <text:p>0.03</text:p>
          </table:table-cell>
          <table:table-cell/>
          <table:table-cell office:value-type="float" office:value="0.008">
            <text:p>0.008</text:p>
          </table:table-cell>
          <table:table-cell/>
          <table:table-cell table:formula="oooc:=IF([.$C33]=[.H$1];[.$D33];0)" office:value-type="float" office:value="0">
            <text:p>0</text:p>
          </table:table-cell>
          <table:table-cell table:formula="oooc:=IF([.$C33]=[.I$1];[.$D33];0)" office:value-type="float" office:value="0">
            <text:p>0</text:p>
          </table:table-cell>
          <table:table-cell table:formula="oooc:=IF([.$C33]=[.J$1];[.$D33];0)" office:value-type="float" office:value="0">
            <text:p>0</text:p>
          </table:table-cell>
          <table:table-cell table:formula="oooc:=IF([.$C33]=[.K$1];[.$D33];0)" office:value-type="float" office:value="0">
            <text:p>0</text:p>
          </table:table-cell>
          <table:table-cell table:formula="oooc:=IF([.$C33]=[.L$1];[.$D33];0)" office:value-type="float" office:value="0">
            <text:p>0</text:p>
          </table:table-cell>
          <table:table-cell table:formula="oooc:=IF([.$C33]=[.M$1];[.$D33];0)" office:value-type="float" office:value="0">
            <text:p>0</text:p>
          </table:table-cell>
          <table:table-cell table:formula="oooc:=IF([.$C33]=[.N$1];[.$D33];0)" office:value-type="float" office:value="0">
            <text:p>0</text:p>
          </table:table-cell>
          <table:table-cell table:formula="oooc:=IF([.$C33]=[.O$1];[.$D33];0)" office:value-type="float" office:value="0.0264">
            <text:p>0.03</text:p>
          </table:table-cell>
          <table:table-cell table:formula="oooc:=IF([.$C33]=[.P$1];[.$D33];0)" office:value-type="float" office:value="0">
            <text:p>0</text:p>
          </table:table-cell>
          <table:table-cell table:formula="oooc:=IF([.$C33]=[.Q$1];[.$D33];0)" office:value-type="float" office:value="0">
            <text:p>0</text:p>
          </table:table-cell>
          <table:table-cell table:number-columns-repeated="23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U4-5</text:p>
          </table:table-cell>
          <table:table-cell office:value-type="string">
            <text:p>ADCMP605BCPZ</text:p>
          </table:table-cell>
          <table:table-cell office:value-type="string">
            <text:p>ANALOG DEVICES</text:p>
          </table:table-cell>
          <table:table-cell table:number-columns-repeated="2"/>
          <table:table-cell office:value-type="float" office:value="2">
            <text:p>2.000</text:p>
          </table:table-cell>
          <table:table-cell table:number-columns-repeated="250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office:value-type="string">
            <text:p>U6-7</text:p>
          </table:table-cell>
          <table:table-cell office:value-type="string">
            <text:p>MAX3370EXK-T</text:p>
          </table:table-cell>
          <table:table-cell office:value-type="string">
            <text:p>MAXIM</text:p>
          </table:table-cell>
          <table:table-cell table:number-columns-repeated="2"/>
          <table:table-cell office:value-type="float" office:value="2">
            <text:p>2.000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Vcc</text:p>
          </table:table-cell>
          <table:table-cell office:value-type="float" office:value="3.3">
            <text:p>3.3</text:p>
          </table:table-cell>
          <table:table-cell table:formula="oooc:=[.C41]*[.F41]" office:value-type="float" office:value="0.00066">
            <text:p>0</text:p>
          </table:table-cell>
          <table:table-cell/>
          <table:table-cell table:formula="oooc:=[.F40]*0.0001" office:value-type="float" office:value="0.0002">
            <text:p>0.000</text:p>
          </table:table-cell>
          <table:table-cell/>
          <table:table-cell table:formula="oooc:=IF([.$C41]=[.H$1];[.$D41];0)" office:value-type="float" office:value="0">
            <text:p>0</text:p>
          </table:table-cell>
          <table:table-cell table:formula="oooc:=IF([.$C41]=[.I$1];[.$D41];0)" office:value-type="float" office:value="0">
            <text:p>0</text:p>
          </table:table-cell>
          <table:table-cell table:formula="oooc:=IF([.$C41]=[.J$1];[.$D41];0)" office:value-type="float" office:value="0">
            <text:p>0</text:p>
          </table:table-cell>
          <table:table-cell table:formula="oooc:=IF([.$C41]=[.K$1];[.$D41];0)" office:value-type="float" office:value="0">
            <text:p>0</text:p>
          </table:table-cell>
          <table:table-cell table:formula="oooc:=IF([.$C41]=[.L$1];[.$D41];0)" office:value-type="float" office:value="0">
            <text:p>0</text:p>
          </table:table-cell>
          <table:table-cell table:formula="oooc:=IF([.$C41]=[.M$1];[.$D41];0)" office:value-type="float" office:value="0">
            <text:p>0</text:p>
          </table:table-cell>
          <table:table-cell table:formula="oooc:=IF([.$C41]=[.N$1];[.$D41];0)" office:value-type="float" office:value="0">
            <text:p>0</text:p>
          </table:table-cell>
          <table:table-cell table:formula="oooc:=IF([.$C41]=[.O$1];[.$D41];0)" office:value-type="float" office:value="0.00066">
            <text:p>0</text:p>
          </table:table-cell>
          <table:table-cell table:formula="oooc:=IF([.$C41]=[.P$1];[.$D41];0)" office:value-type="float" office:value="0">
            <text:p>0</text:p>
          </table:table-cell>
          <table:table-cell table:formula="oooc:=IF([.$C41]=[.Q$1];[.$D41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office:value-type="string">
            <text:p>Vcc</text:p>
          </table:table-cell>
          <table:table-cell office:value-type="float" office:value="2.5">
            <text:p>2.5</text:p>
          </table:table-cell>
          <table:table-cell table:formula="oooc:=[.C42]*[.F42]" office:value-type="float" office:value="0.00000005">
            <text:p>0</text:p>
          </table:table-cell>
          <table:table-cell/>
          <table:table-cell table:formula="oooc:=[.F41]*0.0001" office:value-type="float" office:value="0.00000002">
            <text:p>0.000</text:p>
          </table:table-cell>
          <table:table-cell/>
          <table:table-cell table:formula="oooc:=IF([.$C42]=[.H$1];[.$D42];0)" office:value-type="float" office:value="0">
            <text:p>0</text:p>
          </table:table-cell>
          <table:table-cell table:formula="oooc:=IF([.$C42]=[.I$1];[.$D42];0)" office:value-type="float" office:value="0">
            <text:p>0</text:p>
          </table:table-cell>
          <table:table-cell table:formula="oooc:=IF([.$C42]=[.J$1];[.$D42];0)" office:value-type="float" office:value="0">
            <text:p>0</text:p>
          </table:table-cell>
          <table:table-cell table:formula="oooc:=IF([.$C42]=[.K$1];[.$D42];0)" office:value-type="float" office:value="0">
            <text:p>0</text:p>
          </table:table-cell>
          <table:table-cell table:formula="oooc:=IF([.$C42]=[.L$1];[.$D42];0)" office:value-type="float" office:value="0">
            <text:p>0</text:p>
          </table:table-cell>
          <table:table-cell table:formula="oooc:=IF([.$C42]=[.M$1];[.$D42];0)" office:value-type="float" office:value="0">
            <text:p>0</text:p>
          </table:table-cell>
          <table:table-cell table:formula="oooc:=IF([.$C42]=[.N$1];[.$D42];0)" office:value-type="float" office:value="0.00000005">
            <text:p>0</text:p>
          </table:table-cell>
          <table:table-cell table:formula="oooc:=IF([.$C42]=[.O$1];[.$D42];0)" office:value-type="float" office:value="0">
            <text:p>0</text:p>
          </table:table-cell>
          <table:table-cell table:formula="oooc:=IF([.$C42]=[.P$1];[.$D42];0)" office:value-type="float" office:value="0">
            <text:p>0</text:p>
          </table:table-cell>
          <table:table-cell table:formula="oooc:=IF([.$C42]=[.Q$1];[.$D42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office:value-type="string">
            <text:p>VL</text:p>
          </table:table-cell>
          <table:table-cell office:value-type="float" office:value="1.8">
            <text:p>1.8</text:p>
          </table:table-cell>
          <table:table-cell table:formula="oooc:=[.C43]*[.F43]" office:value-type="float" office:value="0.0000000000036">
            <text:p>0</text:p>
          </table:table-cell>
          <table:table-cell/>
          <table:table-cell table:formula="oooc:=[.F42]*0.0001" office:value-type="float" office:value="0.000000000002">
            <text:p>0.000</text:p>
          </table:table-cell>
          <table:table-cell/>
          <table:table-cell table:formula="oooc:=IF([.$C43]=[.H$1];[.$D43];0)" office:value-type="float" office:value="0">
            <text:p>0</text:p>
          </table:table-cell>
          <table:table-cell table:formula="oooc:=IF([.$C43]=[.I$1];[.$D43];0)" office:value-type="float" office:value="0">
            <text:p>0</text:p>
          </table:table-cell>
          <table:table-cell table:formula="oooc:=IF([.$C43]=[.J$1];[.$D43];0)" office:value-type="float" office:value="0">
            <text:p>0</text:p>
          </table:table-cell>
          <table:table-cell table:formula="oooc:=IF([.$C43]=[.K$1];[.$D43];0)" office:value-type="float" office:value="0">
            <text:p>0</text:p>
          </table:table-cell>
          <table:table-cell table:formula="oooc:=IF([.$C43]=[.L$1];[.$D43];0)" office:value-type="float" office:value="0">
            <text:p>0</text:p>
          </table:table-cell>
          <table:table-cell table:formula="oooc:=IF([.$C43]=[.M$1];[.$D43];0)" office:value-type="float" office:value="0.0000000000036">
            <text:p>0</text:p>
          </table:table-cell>
          <table:table-cell table:formula="oooc:=IF([.$C43]=[.N$1];[.$D43];0)" office:value-type="float" office:value="0">
            <text:p>0</text:p>
          </table:table-cell>
          <table:table-cell table:formula="oooc:=IF([.$C43]=[.O$1];[.$D43];0)" office:value-type="float" office:value="0">
            <text:p>0</text:p>
          </table:table-cell>
          <table:table-cell table:formula="oooc:=IF([.$C43]=[.P$1];[.$D43];0)" office:value-type="float" office:value="0">
            <text:p>0</text:p>
          </table:table-cell>
          <table:table-cell table:formula="oooc:=IF([.$C43]=[.Q$1];[.$D43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U8,U26</text:p>
          </table:table-cell>
          <table:table-cell office:value-type="string">
            <text:p>SY89832UMI</text:p>
          </table:table-cell>
          <table:table-cell office:value-type="string">
            <text:p>MICREL</text:p>
          </table:table-cell>
          <table:table-cell table:number-columns-repeated="2"/>
          <table:table-cell office:value-type="float" office:value="2">
            <text:p>2.000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2.5">
            <text:p>2.5</text:p>
          </table:table-cell>
          <table:table-cell table:formula="oooc:=[.C46]*[.F46]" office:value-type="float" office:value="0.5">
            <text:p>0.5</text:p>
          </table:table-cell>
          <table:table-cell/>
          <table:table-cell table:formula="oooc:=[.F45]*0.1" office:value-type="float" office:value="0.2">
            <text:p>0.200</text:p>
          </table:table-cell>
          <table:table-cell/>
          <table:table-cell table:formula="oooc:=IF([.$C46]=[.H$1];[.$D46];0)" office:value-type="float" office:value="0">
            <text:p>0</text:p>
          </table:table-cell>
          <table:table-cell table:formula="oooc:=IF([.$C46]=[.I$1];[.$D46];0)" office:value-type="float" office:value="0">
            <text:p>0</text:p>
          </table:table-cell>
          <table:table-cell table:formula="oooc:=IF([.$C46]=[.J$1];[.$D46];0)" office:value-type="float" office:value="0">
            <text:p>0</text:p>
          </table:table-cell>
          <table:table-cell table:formula="oooc:=IF([.$C46]=[.K$1];[.$D46];0)" office:value-type="float" office:value="0">
            <text:p>0</text:p>
          </table:table-cell>
          <table:table-cell table:formula="oooc:=IF([.$C46]=[.L$1];[.$D46];0)" office:value-type="float" office:value="0">
            <text:p>0</text:p>
          </table:table-cell>
          <table:table-cell table:formula="oooc:=IF([.$C46]=[.M$1];[.$D46];0)" office:value-type="float" office:value="0">
            <text:p>0</text:p>
          </table:table-cell>
          <table:table-cell table:formula="oooc:=IF([.$C46]=[.N$1];[.$D46];0)" office:value-type="float" office:value="0.5">
            <text:p>0.5</text:p>
          </table:table-cell>
          <table:table-cell table:formula="oooc:=IF([.$C46]=[.O$1];[.$D46];0)" office:value-type="float" office:value="0">
            <text:p>0</text:p>
          </table:table-cell>
          <table:table-cell table:formula="oooc:=IF([.$C46]=[.P$1];[.$D46];0)" office:value-type="float" office:value="0">
            <text:p>0</text:p>
          </table:table-cell>
          <table:table-cell table:formula="oooc:=IF([.$C46]=[.Q$1];[.$D46];0)" office:value-type="float" office:value="0">
            <text:p>0</text:p>
          </table:table-cell>
          <table:table-cell table:number-columns-repeated="23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U9</text:p>
          </table:table-cell>
          <table:table-cell office:value-type="string">
            <text:p>CY22381FXI_0211P2</text:p>
          </table:table-cell>
          <table:table-cell office:value-type="string">
            <text:p>CYPRESS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3.3">
            <text:p>3.3</text:p>
          </table:table-cell>
          <table:table-cell table:formula="oooc:=[.C50]*[.F50]" office:value-type="float" office:value="0.231">
            <text:p>0.23</text:p>
          </table:table-cell>
          <table:table-cell/>
          <table:table-cell office:value-type="float" office:value="0.07">
            <text:p>0.070</text:p>
          </table:table-cell>
          <table:table-cell/>
          <table:table-cell table:formula="oooc:=IF([.$C50]=[.H$1];[.$D50];0)" office:value-type="float" office:value="0">
            <text:p>0</text:p>
          </table:table-cell>
          <table:table-cell table:formula="oooc:=IF([.$C50]=[.I$1];[.$D50];0)" office:value-type="float" office:value="0">
            <text:p>0</text:p>
          </table:table-cell>
          <table:table-cell table:formula="oooc:=IF([.$C50]=[.J$1];[.$D50];0)" office:value-type="float" office:value="0">
            <text:p>0</text:p>
          </table:table-cell>
          <table:table-cell table:formula="oooc:=IF([.$C50]=[.K$1];[.$D50];0)" office:value-type="float" office:value="0">
            <text:p>0</text:p>
          </table:table-cell>
          <table:table-cell table:formula="oooc:=IF([.$C50]=[.L$1];[.$D50];0)" office:value-type="float" office:value="0">
            <text:p>0</text:p>
          </table:table-cell>
          <table:table-cell table:formula="oooc:=IF([.$C50]=[.M$1];[.$D50];0)" office:value-type="float" office:value="0">
            <text:p>0</text:p>
          </table:table-cell>
          <table:table-cell table:formula="oooc:=IF([.$C50]=[.N$1];[.$D50];0)" office:value-type="float" office:value="0">
            <text:p>0</text:p>
          </table:table-cell>
          <table:table-cell table:formula="oooc:=IF([.$C50]=[.O$1];[.$D50];0)" office:value-type="float" office:value="0.231">
            <text:p>0.23</text:p>
          </table:table-cell>
          <table:table-cell table:formula="oooc:=IF([.$C50]=[.P$1];[.$D50];0)" office:value-type="float" office:value="0">
            <text:p>0</text:p>
          </table:table-cell>
          <table:table-cell table:formula="oooc:=IF([.$C50]=[.Q$1];[.$D50];0)" office:value-type="float" office:value="0">
            <text:p>0</text:p>
          </table:table-cell>
          <table:table-cell table:number-columns-repeated="23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U10-14</text:p>
          </table:table-cell>
          <table:table-cell office:value-type="string">
            <text:p>74AVCH4T245DGVRE4</text:p>
          </table:table-cell>
          <table:table-cell office:value-type="string">
            <text:p>TEXAS INSTRUMENTS</text:p>
          </table:table-cell>
          <table:table-cell table:number-columns-repeated="2"/>
          <table:table-cell office:value-type="float" office:value="4">
            <text:p>4.000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Vcc</text:p>
          </table:table-cell>
          <table:table-cell office:value-type="float" office:value="3.3">
            <text:p>3.3</text:p>
          </table:table-cell>
          <table:table-cell table:formula="oooc:=[.C54]*[.F54]" office:value-type="float" office:value="0.528">
            <text:p>0.53</text:p>
          </table:table-cell>
          <table:table-cell/>
          <table:table-cell table:formula="oooc:=[.F53]*0.04" office:value-type="float" office:value="0.16">
            <text:p>0.160</text:p>
          </table:table-cell>
          <table:table-cell/>
          <table:table-cell table:formula="oooc:=IF([.$C54]=[.H$1];[.$D54];0)" office:value-type="float" office:value="0">
            <text:p>0</text:p>
          </table:table-cell>
          <table:table-cell table:formula="oooc:=IF([.$C54]=[.I$1];[.$D54];0)" office:value-type="float" office:value="0">
            <text:p>0</text:p>
          </table:table-cell>
          <table:table-cell table:formula="oooc:=IF([.$C54]=[.J$1];[.$D54];0)" office:value-type="float" office:value="0">
            <text:p>0</text:p>
          </table:table-cell>
          <table:table-cell table:formula="oooc:=IF([.$C54]=[.K$1];[.$D54];0)" office:value-type="float" office:value="0">
            <text:p>0</text:p>
          </table:table-cell>
          <table:table-cell table:formula="oooc:=IF([.$C54]=[.L$1];[.$D54];0)" office:value-type="float" office:value="0">
            <text:p>0</text:p>
          </table:table-cell>
          <table:table-cell table:formula="oooc:=IF([.$C54]=[.M$1];[.$D54];0)" office:value-type="float" office:value="0">
            <text:p>0</text:p>
          </table:table-cell>
          <table:table-cell table:formula="oooc:=IF([.$C54]=[.N$1];[.$D54];0)" office:value-type="float" office:value="0">
            <text:p>0</text:p>
          </table:table-cell>
          <table:table-cell table:formula="oooc:=IF([.$C54]=[.O$1];[.$D54];0)" office:value-type="float" office:value="0.528">
            <text:p>0.53</text:p>
          </table:table-cell>
          <table:table-cell table:formula="oooc:=IF([.$C54]=[.P$1];[.$D54];0)" office:value-type="float" office:value="0">
            <text:p>0</text:p>
          </table:table-cell>
          <table:table-cell table:formula="oooc:=IF([.$C54]=[.Q$1];[.$D54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2"/>
          <table:table-cell office:value-type="float" office:value="2.5">
            <text:p>2.5</text:p>
          </table:table-cell>
          <table:table-cell table:formula="oooc:=[.C55]*[.F55]" office:value-type="float" office:value="0.4">
            <text:p>0.4</text:p>
          </table:table-cell>
          <table:table-cell/>
          <table:table-cell table:formula="oooc:=[.F53]*0.04" office:value-type="float" office:value="0.16">
            <text:p>0.160</text:p>
          </table:table-cell>
          <table:table-cell/>
          <table:table-cell table:formula="oooc:=IF([.$C55]=[.H$1];[.$D55];0)" office:value-type="float" office:value="0">
            <text:p>0</text:p>
          </table:table-cell>
          <table:table-cell table:formula="oooc:=IF([.$C55]=[.I$1];[.$D55];0)" office:value-type="float" office:value="0">
            <text:p>0</text:p>
          </table:table-cell>
          <table:table-cell table:formula="oooc:=IF([.$C55]=[.J$1];[.$D55];0)" office:value-type="float" office:value="0">
            <text:p>0</text:p>
          </table:table-cell>
          <table:table-cell table:formula="oooc:=IF([.$C55]=[.K$1];[.$D55];0)" office:value-type="float" office:value="0">
            <text:p>0</text:p>
          </table:table-cell>
          <table:table-cell table:formula="oooc:=IF([.$C55]=[.L$1];[.$D55];0)" office:value-type="float" office:value="0">
            <text:p>0</text:p>
          </table:table-cell>
          <table:table-cell table:formula="oooc:=IF([.$C55]=[.M$1];[.$D55];0)" office:value-type="float" office:value="0">
            <text:p>0</text:p>
          </table:table-cell>
          <table:table-cell table:formula="oooc:=IF([.$C55]=[.N$1];[.$D55];0)" office:value-type="float" office:value="0.4">
            <text:p>0.4</text:p>
          </table:table-cell>
          <table:table-cell table:formula="oooc:=IF([.$C55]=[.O$1];[.$D55];0)" office:value-type="float" office:value="0">
            <text:p>0</text:p>
          </table:table-cell>
          <table:table-cell table:formula="oooc:=IF([.$C55]=[.P$1];[.$D55];0)" office:value-type="float" office:value="0">
            <text:p>0</text:p>
          </table:table-cell>
          <table:table-cell table:formula="oooc:=IF([.$C55]=[.Q$1];[.$D55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2"/>
          <table:table-cell office:value-type="float" office:value="1.8">
            <text:p>1.8</text:p>
          </table:table-cell>
          <table:table-cell table:formula="oooc:=[.C56]*[.F56]" office:value-type="float" office:value="0.288">
            <text:p>0.29</text:p>
          </table:table-cell>
          <table:table-cell/>
          <table:table-cell table:formula="oooc:=[.F53]*0.04" office:value-type="float" office:value="0.16">
            <text:p>0.160</text:p>
          </table:table-cell>
          <table:table-cell/>
          <table:table-cell table:formula="oooc:=IF([.$C56]=[.H$1];[.$D56];0)" office:value-type="float" office:value="0">
            <text:p>0</text:p>
          </table:table-cell>
          <table:table-cell table:formula="oooc:=IF([.$C56]=[.I$1];[.$D56];0)" office:value-type="float" office:value="0">
            <text:p>0</text:p>
          </table:table-cell>
          <table:table-cell table:formula="oooc:=IF([.$C56]=[.J$1];[.$D56];0)" office:value-type="float" office:value="0">
            <text:p>0</text:p>
          </table:table-cell>
          <table:table-cell table:formula="oooc:=IF([.$C56]=[.K$1];[.$D56];0)" office:value-type="float" office:value="0">
            <text:p>0</text:p>
          </table:table-cell>
          <table:table-cell table:formula="oooc:=IF([.$C56]=[.L$1];[.$D56];0)" office:value-type="float" office:value="0">
            <text:p>0</text:p>
          </table:table-cell>
          <table:table-cell table:formula="oooc:=IF([.$C56]=[.M$1];[.$D56];0)" office:value-type="float" office:value="0.288">
            <text:p>0.29</text:p>
          </table:table-cell>
          <table:table-cell table:formula="oooc:=IF([.$C56]=[.N$1];[.$D56];0)" office:value-type="float" office:value="0">
            <text:p>0</text:p>
          </table:table-cell>
          <table:table-cell table:formula="oooc:=IF([.$C56]=[.O$1];[.$D56];0)" office:value-type="float" office:value="0">
            <text:p>0</text:p>
          </table:table-cell>
          <table:table-cell table:formula="oooc:=IF([.$C56]=[.P$1];[.$D56];0)" office:value-type="float" office:value="0">
            <text:p>0</text:p>
          </table:table-cell>
          <table:table-cell table:formula="oooc:=IF([.$C56]=[.Q$1];[.$D56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U17,U63</text:p>
          </table:table-cell>
          <table:table-cell office:value-type="string">
            <text:p>K7S3218T4C-FC40</text:p>
          </table:table-cell>
          <table:table-cell office:value-type="string">
            <text:p>SAMSUNG</text:p>
          </table:table-cell>
          <table:table-cell table:number-columns-repeated="2"/>
          <table:table-cell office:value-type="float" office:value="2">
            <text:p>2.000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VDD</text:p>
          </table:table-cell>
          <table:table-cell office:value-type="float" office:value="1.8">
            <text:p>1.8</text:p>
          </table:table-cell>
          <table:table-cell table:formula="oooc:=[.C59]*[.F59]" office:value-type="float" office:value="3.06">
            <text:p>3.06</text:p>
          </table:table-cell>
          <table:table-cell/>
          <table:table-cell table:formula="oooc:=[.F58]*0.85" office:value-type="float" office:value="1.7">
            <text:p>1.700</text:p>
          </table:table-cell>
          <table:table-cell/>
          <table:table-cell table:formula="oooc:=IF([.$C59]=[.H$1];[.$D59];0)" office:value-type="float" office:value="0">
            <text:p>0</text:p>
          </table:table-cell>
          <table:table-cell table:formula="oooc:=IF([.$C59]=[.I$1];[.$D59];0)" office:value-type="float" office:value="0">
            <text:p>0</text:p>
          </table:table-cell>
          <table:table-cell table:formula="oooc:=IF([.$C59]=[.J$1];[.$D59];0)" office:value-type="float" office:value="0">
            <text:p>0</text:p>
          </table:table-cell>
          <table:table-cell table:formula="oooc:=IF([.$C59]=[.K$1];[.$D59];0)" office:value-type="float" office:value="0">
            <text:p>0</text:p>
          </table:table-cell>
          <table:table-cell table:formula="oooc:=IF([.$C59]=[.L$1];[.$D59];0)" office:value-type="float" office:value="0">
            <text:p>0</text:p>
          </table:table-cell>
          <table:table-cell table:formula="oooc:=IF([.$C59]=[.M$1];[.$D59];0)" office:value-type="float" office:value="3.06">
            <text:p>3.06</text:p>
          </table:table-cell>
          <table:table-cell table:formula="oooc:=IF([.$C59]=[.N$1];[.$D59];0)" office:value-type="float" office:value="0">
            <text:p>0</text:p>
          </table:table-cell>
          <table:table-cell table:formula="oooc:=IF([.$C59]=[.O$1];[.$D59];0)" office:value-type="float" office:value="0">
            <text:p>0</text:p>
          </table:table-cell>
          <table:table-cell table:formula="oooc:=IF([.$C59]=[.P$1];[.$D59];0)" office:value-type="float" office:value="0">
            <text:p>0</text:p>
          </table:table-cell>
          <table:table-cell table:formula="oooc:=IF([.$C59]=[.Q$1];[.$D59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office:value-type="string">
            <text:p>VDDQ</text:p>
          </table:table-cell>
          <table:table-cell office:value-type="float" office:value="1.5">
            <text:p>1.5</text:p>
          </table:table-cell>
          <table:table-cell table:formula="oooc:=[.C60]*[.F60]" office:value-type="float" office:value="1.71">
            <text:p>1.71</text:p>
          </table:table-cell>
          <table:table-cell/>
          <table:table-cell table:formula="oooc:=[.F58]*(2*18+21)*(0.5/50)" office:value-type="float" office:value="1.14">
            <text:p>1.140</text:p>
          </table:table-cell>
          <table:table-cell/>
          <table:table-cell table:formula="oooc:=IF([.$C60]=[.H$1];[.$D60];0)" office:value-type="float" office:value="0">
            <text:p>0</text:p>
          </table:table-cell>
          <table:table-cell table:formula="oooc:=IF([.$C60]=[.I$1];[.$D60];0)" office:value-type="float" office:value="0">
            <text:p>0</text:p>
          </table:table-cell>
          <table:table-cell table:formula="oooc:=IF([.$C60]=[.J$1];[.$D60];0)" office:value-type="float" office:value="0">
            <text:p>0</text:p>
          </table:table-cell>
          <table:table-cell table:formula="oooc:=IF([.$C60]=[.K$1];[.$D60];0)" office:value-type="float" office:value="0">
            <text:p>0</text:p>
          </table:table-cell>
          <table:table-cell table:formula="oooc:=IF([.$C60]=[.L$1];[.$D60];0)" office:value-type="float" office:value="1.71">
            <text:p>1.71</text:p>
          </table:table-cell>
          <table:table-cell table:formula="oooc:=IF([.$C60]=[.M$1];[.$D60];0)" office:value-type="float" office:value="0">
            <text:p>0</text:p>
          </table:table-cell>
          <table:table-cell table:formula="oooc:=IF([.$C60]=[.N$1];[.$D60];0)" office:value-type="float" office:value="0">
            <text:p>0</text:p>
          </table:table-cell>
          <table:table-cell table:formula="oooc:=IF([.$C60]=[.O$1];[.$D60];0)" office:value-type="float" office:value="0">
            <text:p>0</text:p>
          </table:table-cell>
          <table:table-cell table:formula="oooc:=IF([.$C60]=[.P$1];[.$D60];0)" office:value-type="float" office:value="0">
            <text:p>0</text:p>
          </table:table-cell>
          <table:table-cell table:formula="oooc:=IF([.$C60]=[.Q$1];[.$D60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office:value-type="string">
            <text:p>VTT</text:p>
          </table:table-cell>
          <table:table-cell office:value-type="float" office:value="0.75">
            <text:p>0.75</text:p>
          </table:table-cell>
          <table:table-cell table:formula="oooc:=[.C61]*[.F61]" office:value-type="float" office:value="0.855">
            <text:p>0.86</text:p>
          </table:table-cell>
          <table:table-cell/>
          <table:table-cell table:formula="oooc:=[.F60]" office:value-type="float" office:value="1.14">
            <text:p>1.140</text:p>
          </table:table-cell>
          <table:table-cell/>
          <table:table-cell table:formula="oooc:=IF([.$C61]=[.H$1];[.$D61];0)" office:value-type="float" office:value="0.855">
            <text:p>0.86</text:p>
          </table:table-cell>
          <table:table-cell table:formula="oooc:=IF([.$C61]=[.I$1];[.$D61];0)" office:value-type="float" office:value="0">
            <text:p>0</text:p>
          </table:table-cell>
          <table:table-cell table:formula="oooc:=IF([.$C61]=[.J$1];[.$D61];0)" office:value-type="float" office:value="0">
            <text:p>0</text:p>
          </table:table-cell>
          <table:table-cell table:formula="oooc:=IF([.$C61]=[.K$1];[.$D61];0)" office:value-type="float" office:value="0">
            <text:p>0</text:p>
          </table:table-cell>
          <table:table-cell table:formula="oooc:=IF([.$C61]=[.L$1];[.$D61];0)" office:value-type="float" office:value="0">
            <text:p>0</text:p>
          </table:table-cell>
          <table:table-cell table:formula="oooc:=IF([.$C61]=[.M$1];[.$D61];0)" office:value-type="float" office:value="0">
            <text:p>0</text:p>
          </table:table-cell>
          <table:table-cell table:formula="oooc:=IF([.$C61]=[.N$1];[.$D61];0)" office:value-type="float" office:value="0">
            <text:p>0</text:p>
          </table:table-cell>
          <table:table-cell table:formula="oooc:=IF([.$C61]=[.O$1];[.$D61];0)" office:value-type="float" office:value="0">
            <text:p>0</text:p>
          </table:table-cell>
          <table:table-cell table:formula="oooc:=IF([.$C61]=[.P$1];[.$D61];0)" office:value-type="float" office:value="0">
            <text:p>0</text:p>
          </table:table-cell>
          <table:table-cell table:formula="oooc:=IF([.$C61]=[.Q$1];[.$D61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U18-19,U28-29</text:p>
          </table:table-cell>
          <table:table-cell office:value-type="string">
            <text:p>TPS2031D</text:p>
          </table:table-cell>
          <table:table-cell office:value-type="string">
            <text:p>TEXAS INSTRUMENTS</text:p>
          </table:table-cell>
          <table:table-cell/>
          <table:table-cell office:value-type="string">
            <text:p>(Optical Modules)</text:p>
          </table:table-cell>
          <table:table-cell office:value-type="float" office:value="4">
            <text:p>4.000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IN1,2</text:p>
          </table:table-cell>
          <table:table-cell office:value-type="float" office:value="3.3">
            <text:p>3.3</text:p>
          </table:table-cell>
          <table:table-cell table:formula="oooc:=[.C64]*[.F64]" office:value-type="float" office:value="1.32">
            <text:p>1.32</text:p>
          </table:table-cell>
          <table:table-cell/>
          <table:table-cell table:formula="oooc:=[.F63]*0.1" office:value-type="float" office:value="0.4">
            <text:p>0.400</text:p>
          </table:table-cell>
          <table:table-cell/>
          <table:table-cell table:formula="oooc:=IF([.$C64]=[.H$1];[.$D64];0)" office:value-type="float" office:value="0">
            <text:p>0</text:p>
          </table:table-cell>
          <table:table-cell table:formula="oooc:=IF([.$C64]=[.I$1];[.$D64];0)" office:value-type="float" office:value="0">
            <text:p>0</text:p>
          </table:table-cell>
          <table:table-cell table:formula="oooc:=IF([.$C64]=[.J$1];[.$D64];0)" office:value-type="float" office:value="0">
            <text:p>0</text:p>
          </table:table-cell>
          <table:table-cell table:formula="oooc:=IF([.$C64]=[.K$1];[.$D64];0)" office:value-type="float" office:value="0">
            <text:p>0</text:p>
          </table:table-cell>
          <table:table-cell table:formula="oooc:=IF([.$C64]=[.L$1];[.$D64];0)" office:value-type="float" office:value="0">
            <text:p>0</text:p>
          </table:table-cell>
          <table:table-cell table:formula="oooc:=IF([.$C64]=[.M$1];[.$D64];0)" office:value-type="float" office:value="0">
            <text:p>0</text:p>
          </table:table-cell>
          <table:table-cell table:formula="oooc:=IF([.$C64]=[.N$1];[.$D64];0)" office:value-type="float" office:value="0">
            <text:p>0</text:p>
          </table:table-cell>
          <table:table-cell table:formula="oooc:=IF([.$C64]=[.O$1];[.$D64];0)" office:value-type="float" office:value="1.32">
            <text:p>1.32</text:p>
          </table:table-cell>
          <table:table-cell table:formula="oooc:=IF([.$C64]=[.P$1];[.$D64];0)" office:value-type="float" office:value="0">
            <text:p>0</text:p>
          </table:table-cell>
          <table:table-cell table:formula="oooc:=IF([.$C64]=[.Q$1];[.$D64];0)" office:value-type="float" office:value="0">
            <text:p>0</text:p>
          </table:table-cell>
          <table:table-cell table:number-columns-repeated="23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U20,U30,U21,U34</text:p>
          </table:table-cell>
          <table:table-cell office:value-type="string">
            <text:p>MAX9032AKA</text:p>
          </table:table-cell>
          <table:table-cell office:value-type="string">
            <text:p>MAXIM</text:p>
          </table:table-cell>
          <table:table-cell table:number-columns-repeated="2"/>
          <table:table-cell office:value-type="float" office:value="4">
            <text:p>4.000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.3">
            <text:p>3.3</text:p>
          </table:table-cell>
          <table:table-cell table:formula="oooc:=[.C68]*[.F68]" office:value-type="float" office:value="0.001452">
            <text:p>0</text:p>
          </table:table-cell>
          <table:table-cell/>
          <table:table-cell table:formula="oooc:=[.F67]*2*0.000055" office:value-type="float" office:value="0.00044">
            <text:p>0.000</text:p>
          </table:table-cell>
          <table:table-cell/>
          <table:table-cell table:formula="oooc:=IF([.$C68]=[.H$1];[.$D68];0)" office:value-type="float" office:value="0">
            <text:p>0</text:p>
          </table:table-cell>
          <table:table-cell table:formula="oooc:=IF([.$C68]=[.I$1];[.$D68];0)" office:value-type="float" office:value="0">
            <text:p>0</text:p>
          </table:table-cell>
          <table:table-cell table:formula="oooc:=IF([.$C68]=[.J$1];[.$D68];0)" office:value-type="float" office:value="0">
            <text:p>0</text:p>
          </table:table-cell>
          <table:table-cell table:formula="oooc:=IF([.$C68]=[.K$1];[.$D68];0)" office:value-type="float" office:value="0">
            <text:p>0</text:p>
          </table:table-cell>
          <table:table-cell table:formula="oooc:=IF([.$C68]=[.L$1];[.$D68];0)" office:value-type="float" office:value="0">
            <text:p>0</text:p>
          </table:table-cell>
          <table:table-cell table:formula="oooc:=IF([.$C68]=[.M$1];[.$D68];0)" office:value-type="float" office:value="0">
            <text:p>0</text:p>
          </table:table-cell>
          <table:table-cell table:formula="oooc:=IF([.$C68]=[.N$1];[.$D68];0)" office:value-type="float" office:value="0">
            <text:p>0</text:p>
          </table:table-cell>
          <table:table-cell table:formula="oooc:=IF([.$C68]=[.O$1];[.$D68];0)" office:value-type="float" office:value="0.001452">
            <text:p>0</text:p>
          </table:table-cell>
          <table:table-cell table:formula="oooc:=IF([.$C68]=[.P$1];[.$D68];0)" office:value-type="float" office:value="0">
            <text:p>0</text:p>
          </table:table-cell>
          <table:table-cell table:formula="oooc:=IF([.$C68]=[.Q$1];[.$D68];0)" office:value-type="float" office:value="0">
            <text:p>0</text:p>
          </table:table-cell>
          <table:table-cell table:number-columns-repeated="23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U22-23,U35-37</text:p>
          </table:table-cell>
          <table:table-cell office:value-type="string">
            <text:p>SN74AHC1G08DCKR</text:p>
          </table:table-cell>
          <table:table-cell office:value-type="string">
            <text:p>TEXAS INSTRUMENTS</text:p>
          </table:table-cell>
          <table:table-cell table:number-columns-repeated="2"/>
          <table:table-cell office:value-type="float" office:value="5">
            <text:p>5.000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Vcc</text:p>
          </table:table-cell>
          <table:table-cell office:value-type="float" office:value="3.3">
            <text:p>3.3</text:p>
          </table:table-cell>
          <table:table-cell table:formula="oooc:=[.C72]*[.F72]" office:value-type="float" office:value="0.33">
            <text:p>0.33</text:p>
          </table:table-cell>
          <table:table-cell/>
          <table:table-cell table:formula="oooc:=[.F71]*0.02" office:value-type="float" office:value="0.1">
            <text:p>0.100</text:p>
          </table:table-cell>
          <table:table-cell/>
          <table:table-cell table:formula="oooc:=IF([.$C72]=[.H$1];[.$D72];0)" office:value-type="float" office:value="0">
            <text:p>0</text:p>
          </table:table-cell>
          <table:table-cell table:formula="oooc:=IF([.$C72]=[.I$1];[.$D72];0)" office:value-type="float" office:value="0">
            <text:p>0</text:p>
          </table:table-cell>
          <table:table-cell table:formula="oooc:=IF([.$C72]=[.J$1];[.$D72];0)" office:value-type="float" office:value="0">
            <text:p>0</text:p>
          </table:table-cell>
          <table:table-cell table:formula="oooc:=IF([.$C72]=[.K$1];[.$D72];0)" office:value-type="float" office:value="0">
            <text:p>0</text:p>
          </table:table-cell>
          <table:table-cell table:formula="oooc:=IF([.$C72]=[.L$1];[.$D72];0)" office:value-type="float" office:value="0">
            <text:p>0</text:p>
          </table:table-cell>
          <table:table-cell table:formula="oooc:=IF([.$C72]=[.M$1];[.$D72];0)" office:value-type="float" office:value="0">
            <text:p>0</text:p>
          </table:table-cell>
          <table:table-cell table:formula="oooc:=IF([.$C72]=[.N$1];[.$D72];0)" office:value-type="float" office:value="0">
            <text:p>0</text:p>
          </table:table-cell>
          <table:table-cell table:formula="oooc:=IF([.$C72]=[.O$1];[.$D72];0)" office:value-type="float" office:value="0.33">
            <text:p>0.33</text:p>
          </table:table-cell>
          <table:table-cell table:formula="oooc:=IF([.$C72]=[.P$1];[.$D72];0)" office:value-type="float" office:value="0">
            <text:p>0</text:p>
          </table:table-cell>
          <table:table-cell table:formula="oooc:=IF([.$C72]=[.Q$1];[.$D72];0)" office:value-type="float" office:value="0">
            <text:p>0</text:p>
          </table:table-cell>
          <table:table-cell table:number-columns-repeated="23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U24</text:p>
          </table:table-cell>
          <table:table-cell office:value-type="string">
            <text:p>CY2292FZXC_0211P1</text:p>
          </table:table-cell>
          <table:table-cell office:value-type="string">
            <text:p>CYPRESS</text:p>
          </table:table-cell>
          <table:table-cell table:number-columns-repeated="2"/>
          <table:table-cell office:value-type="float" office:value="1">
            <text:p>1.000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.3">
            <text:p>3.3</text:p>
          </table:table-cell>
          <table:table-cell table:formula="oooc:=[.C76]*[.F76]" office:value-type="float" office:value="0.2145">
            <text:p>0.21</text:p>
          </table:table-cell>
          <table:table-cell/>
          <table:table-cell table:formula="oooc:=[.F75]*0.065" office:value-type="float" office:value="0.065">
            <text:p>0.065</text:p>
          </table:table-cell>
          <table:table-cell/>
          <table:table-cell table:formula="oooc:=IF([.$C76]=[.H$1];[.$D76];0)" office:value-type="float" office:value="0">
            <text:p>0</text:p>
          </table:table-cell>
          <table:table-cell table:formula="oooc:=IF([.$C76]=[.I$1];[.$D76];0)" office:value-type="float" office:value="0">
            <text:p>0</text:p>
          </table:table-cell>
          <table:table-cell table:formula="oooc:=IF([.$C76]=[.J$1];[.$D76];0)" office:value-type="float" office:value="0">
            <text:p>0</text:p>
          </table:table-cell>
          <table:table-cell table:formula="oooc:=IF([.$C76]=[.K$1];[.$D76];0)" office:value-type="float" office:value="0">
            <text:p>0</text:p>
          </table:table-cell>
          <table:table-cell table:formula="oooc:=IF([.$C76]=[.L$1];[.$D76];0)" office:value-type="float" office:value="0">
            <text:p>0</text:p>
          </table:table-cell>
          <table:table-cell table:formula="oooc:=IF([.$C76]=[.M$1];[.$D76];0)" office:value-type="float" office:value="0">
            <text:p>0</text:p>
          </table:table-cell>
          <table:table-cell table:formula="oooc:=IF([.$C76]=[.N$1];[.$D76];0)" office:value-type="float" office:value="0">
            <text:p>0</text:p>
          </table:table-cell>
          <table:table-cell table:formula="oooc:=IF([.$C76]=[.O$1];[.$D76];0)" office:value-type="float" office:value="0.2145">
            <text:p>0.21</text:p>
          </table:table-cell>
          <table:table-cell table:formula="oooc:=IF([.$C76]=[.P$1];[.$D76];0)" office:value-type="float" office:value="0">
            <text:p>0</text:p>
          </table:table-cell>
          <table:table-cell table:formula="oooc:=IF([.$C76]=[.Q$1];[.$D76];0)" office:value-type="float" office:value="0">
            <text:p>0</text:p>
          </table:table-cell>
          <table:table-cell table:number-columns-repeated="23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U25</text:p>
          </table:table-cell>
          <table:table-cell office:value-type="string">
            <text:p>ADR03AUJ-R2</text:p>
          </table:table-cell>
          <table:table-cell office:value-type="string">
            <text:p>ANALOG DEVICES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formula="oooc:=[.C80]*[.F80]" office:value-type="float" office:value="0.15">
            <text:p>0.15</text:p>
          </table:table-cell>
          <table:table-cell/>
          <table:table-cell office:value-type="float" office:value="0.03">
            <text:p>0.030</text:p>
          </table:table-cell>
          <table:table-cell/>
          <table:table-cell table:formula="oooc:=IF([.$C80]=[.H$1];[.$D80];0)" office:value-type="float" office:value="0">
            <text:p>0</text:p>
          </table:table-cell>
          <table:table-cell table:formula="oooc:=IF([.$C80]=[.I$1];[.$D80];0)" office:value-type="float" office:value="0">
            <text:p>0</text:p>
          </table:table-cell>
          <table:table-cell table:formula="oooc:=IF([.$C80]=[.J$1];[.$D80];0)" office:value-type="float" office:value="0">
            <text:p>0</text:p>
          </table:table-cell>
          <table:table-cell table:formula="oooc:=IF([.$C80]=[.K$1];[.$D80];0)" office:value-type="float" office:value="0">
            <text:p>0</text:p>
          </table:table-cell>
          <table:table-cell table:formula="oooc:=IF([.$C80]=[.L$1];[.$D80];0)" office:value-type="float" office:value="0">
            <text:p>0</text:p>
          </table:table-cell>
          <table:table-cell table:formula="oooc:=IF([.$C80]=[.M$1];[.$D80];0)" office:value-type="float" office:value="0">
            <text:p>0</text:p>
          </table:table-cell>
          <table:table-cell table:formula="oooc:=IF([.$C80]=[.N$1];[.$D80];0)" office:value-type="float" office:value="0">
            <text:p>0</text:p>
          </table:table-cell>
          <table:table-cell table:formula="oooc:=IF([.$C80]=[.O$1];[.$D80];0)" office:value-type="float" office:value="0">
            <text:p>0</text:p>
          </table:table-cell>
          <table:table-cell table:formula="oooc:=IF([.$C80]=[.P$1];[.$D80];0)" office:value-type="float" office:value="0.15">
            <text:p>0.15</text:p>
          </table:table-cell>
          <table:table-cell table:formula="oooc:=IF([.$C80]=[.Q$1];[.$D80];0)" office:value-type="float" office:value="0">
            <text:p>0</text:p>
          </table:table-cell>
          <table:table-cell table:number-columns-repeated="23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U31</text:p>
          </table:table-cell>
          <table:table-cell office:value-type="string">
            <text:p>MIC2774N-29YMS</text:p>
          </table:table-cell>
          <table:table-cell office:value-type="string">
            <text:p>MICREL</text:p>
          </table:table-cell>
          <table:table-cell table:number-columns-repeated="2"/>
          <table:table-cell office:value-type="float" office:value="1">
            <text:p>1.000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.3">
            <text:p>3.3</text:p>
          </table:table-cell>
          <table:table-cell table:formula="oooc:=[.C84]*[.F84]" office:value-type="float" office:value="0.0000231">
            <text:p>0</text:p>
          </table:table-cell>
          <table:table-cell/>
          <table:table-cell table:formula="oooc:=[.F83]*0.000007" office:value-type="float" office:value="0.000007">
            <text:p>0.000</text:p>
          </table:table-cell>
          <table:table-cell/>
          <table:table-cell table:formula="oooc:=IF([.$C84]=[.H$1];[.$D84];0)" office:value-type="float" office:value="0">
            <text:p>0</text:p>
          </table:table-cell>
          <table:table-cell table:formula="oooc:=IF([.$C84]=[.I$1];[.$D84];0)" office:value-type="float" office:value="0">
            <text:p>0</text:p>
          </table:table-cell>
          <table:table-cell table:formula="oooc:=IF([.$C84]=[.J$1];[.$D84];0)" office:value-type="float" office:value="0">
            <text:p>0</text:p>
          </table:table-cell>
          <table:table-cell table:formula="oooc:=IF([.$C84]=[.K$1];[.$D84];0)" office:value-type="float" office:value="0">
            <text:p>0</text:p>
          </table:table-cell>
          <table:table-cell table:formula="oooc:=IF([.$C84]=[.L$1];[.$D84];0)" office:value-type="float" office:value="0">
            <text:p>0</text:p>
          </table:table-cell>
          <table:table-cell table:formula="oooc:=IF([.$C84]=[.M$1];[.$D84];0)" office:value-type="float" office:value="0">
            <text:p>0</text:p>
          </table:table-cell>
          <table:table-cell table:formula="oooc:=IF([.$C84]=[.N$1];[.$D84];0)" office:value-type="float" office:value="0">
            <text:p>0</text:p>
          </table:table-cell>
          <table:table-cell table:formula="oooc:=IF([.$C84]=[.O$1];[.$D84];0)" office:value-type="float" office:value="0.0000231">
            <text:p>0</text:p>
          </table:table-cell>
          <table:table-cell table:formula="oooc:=IF([.$C84]=[.P$1];[.$D84];0)" office:value-type="float" office:value="0">
            <text:p>0</text:p>
          </table:table-cell>
          <table:table-cell table:formula="oooc:=IF([.$C84]=[.Q$1];[.$D84];0)" office:value-type="float" office:value="0">
            <text:p>0</text:p>
          </table:table-cell>
          <table:table-cell table:number-columns-repeated="23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U38-40</text:p>
          </table:table-cell>
          <table:table-cell office:value-type="string">
            <text:p>AT24C04N-10SU-1.8</text:p>
          </table:table-cell>
          <table:table-cell office:value-type="string">
            <text:p>ATMEL</text:p>
          </table:table-cell>
          <table:table-cell table:number-columns-repeated="2"/>
          <table:table-cell office:value-type="float" office:value="3">
            <text:p>3.000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.3">
            <text:p>3.3</text:p>
          </table:table-cell>
          <table:table-cell table:formula="oooc:=[.C88]*[.F88]" office:value-type="float" office:value="0.0297">
            <text:p>0.03</text:p>
          </table:table-cell>
          <table:table-cell/>
          <table:table-cell table:formula="oooc:=[.F87]*0.003" office:value-type="float" office:value="0.009">
            <text:p>0.009</text:p>
          </table:table-cell>
          <table:table-cell/>
          <table:table-cell table:formula="oooc:=IF([.$C88]=[.H$1];[.$D88];0)" office:value-type="float" office:value="0">
            <text:p>0</text:p>
          </table:table-cell>
          <table:table-cell table:formula="oooc:=IF([.$C88]=[.I$1];[.$D88];0)" office:value-type="float" office:value="0">
            <text:p>0</text:p>
          </table:table-cell>
          <table:table-cell table:formula="oooc:=IF([.$C88]=[.J$1];[.$D88];0)" office:value-type="float" office:value="0">
            <text:p>0</text:p>
          </table:table-cell>
          <table:table-cell table:formula="oooc:=IF([.$C88]=[.K$1];[.$D88];0)" office:value-type="float" office:value="0">
            <text:p>0</text:p>
          </table:table-cell>
          <table:table-cell table:formula="oooc:=IF([.$C88]=[.L$1];[.$D88];0)" office:value-type="float" office:value="0">
            <text:p>0</text:p>
          </table:table-cell>
          <table:table-cell table:formula="oooc:=IF([.$C88]=[.M$1];[.$D88];0)" office:value-type="float" office:value="0">
            <text:p>0</text:p>
          </table:table-cell>
          <table:table-cell table:formula="oooc:=IF([.$C88]=[.N$1];[.$D88];0)" office:value-type="float" office:value="0">
            <text:p>0</text:p>
          </table:table-cell>
          <table:table-cell table:formula="oooc:=IF([.$C88]=[.O$1];[.$D88];0)" office:value-type="float" office:value="0.0297">
            <text:p>0.03</text:p>
          </table:table-cell>
          <table:table-cell table:formula="oooc:=IF([.$C88]=[.P$1];[.$D88];0)" office:value-type="float" office:value="0">
            <text:p>0</text:p>
          </table:table-cell>
          <table:table-cell table:formula="oooc:=IF([.$C88]=[.Q$1];[.$D88];0)" office:value-type="float" office:value="0">
            <text:p>0</text:p>
          </table:table-cell>
          <table:table-cell table:number-columns-repeated="23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U41</text:p>
          </table:table-cell>
          <table:table-cell office:value-type="string">
            <text:p>AD7414ARTZ-0</text:p>
          </table:table-cell>
          <table:table-cell office:value-type="string">
            <text:p>ANALOG DEVICES</text:p>
          </table:table-cell>
          <table:table-cell table:number-columns-repeated="2"/>
          <table:table-cell office:value-type="float" office:value="1">
            <text:p>1.000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.3">
            <text:p>3.3</text:p>
          </table:table-cell>
          <table:table-cell table:formula="oooc:=[.C92]*[.F92]" office:value-type="float" office:value="0.00396">
            <text:p>0</text:p>
          </table:table-cell>
          <table:table-cell/>
          <table:table-cell table:formula="oooc:=[.F91]*0.0012" office:value-type="float" office:value="0.0012">
            <text:p>0.001</text:p>
          </table:table-cell>
          <table:table-cell/>
          <table:table-cell table:formula="oooc:=IF([.$C92]=[.H$1];[.$D92];0)" office:value-type="float" office:value="0">
            <text:p>0</text:p>
          </table:table-cell>
          <table:table-cell table:formula="oooc:=IF([.$C92]=[.I$1];[.$D92];0)" office:value-type="float" office:value="0">
            <text:p>0</text:p>
          </table:table-cell>
          <table:table-cell table:formula="oooc:=IF([.$C92]=[.J$1];[.$D92];0)" office:value-type="float" office:value="0">
            <text:p>0</text:p>
          </table:table-cell>
          <table:table-cell table:formula="oooc:=IF([.$C92]=[.K$1];[.$D92];0)" office:value-type="float" office:value="0">
            <text:p>0</text:p>
          </table:table-cell>
          <table:table-cell table:formula="oooc:=IF([.$C92]=[.L$1];[.$D92];0)" office:value-type="float" office:value="0">
            <text:p>0</text:p>
          </table:table-cell>
          <table:table-cell table:formula="oooc:=IF([.$C92]=[.M$1];[.$D92];0)" office:value-type="float" office:value="0">
            <text:p>0</text:p>
          </table:table-cell>
          <table:table-cell table:formula="oooc:=IF([.$C92]=[.N$1];[.$D92];0)" office:value-type="float" office:value="0">
            <text:p>0</text:p>
          </table:table-cell>
          <table:table-cell table:formula="oooc:=IF([.$C92]=[.O$1];[.$D92];0)" office:value-type="float" office:value="0.00396">
            <text:p>0</text:p>
          </table:table-cell>
          <table:table-cell table:formula="oooc:=IF([.$C92]=[.P$1];[.$D92];0)" office:value-type="float" office:value="0">
            <text:p>0</text:p>
          </table:table-cell>
          <table:table-cell table:formula="oooc:=IF([.$C92]=[.Q$1];[.$D92];0)" office:value-type="float" office:value="0">
            <text:p>0</text:p>
          </table:table-cell>
          <table:table-cell table:number-columns-repeated="23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U42</text:p>
          </table:table-cell>
          <table:table-cell office:value-type="string">
            <text:p>S29GL512N11FFI010</text:p>
          </table:table-cell>
          <table:table-cell office:value-type="string">
            <text:p>SPANSION</text:p>
          </table:table-cell>
          <table:table-cell table:number-columns-repeated="2"/>
          <table:table-cell office:value-type="float" office:value="1">
            <text:p>1.000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.3">
            <text:p>3.3</text:p>
          </table:table-cell>
          <table:table-cell table:formula="oooc:=[.C96]*[.F96]" office:value-type="float" office:value="0.297">
            <text:p>0.3</text:p>
          </table:table-cell>
          <table:table-cell/>
          <table:table-cell table:formula="oooc:=[.F95]*0.09" office:value-type="float" office:value="0.09">
            <text:p>0.090</text:p>
          </table:table-cell>
          <table:table-cell/>
          <table:table-cell table:formula="oooc:=IF([.$C96]=[.H$1];[.$D96];0)" office:value-type="float" office:value="0">
            <text:p>0</text:p>
          </table:table-cell>
          <table:table-cell table:formula="oooc:=IF([.$C96]=[.I$1];[.$D96];0)" office:value-type="float" office:value="0">
            <text:p>0</text:p>
          </table:table-cell>
          <table:table-cell table:formula="oooc:=IF([.$C96]=[.J$1];[.$D96];0)" office:value-type="float" office:value="0">
            <text:p>0</text:p>
          </table:table-cell>
          <table:table-cell table:formula="oooc:=IF([.$C96]=[.K$1];[.$D96];0)" office:value-type="float" office:value="0">
            <text:p>0</text:p>
          </table:table-cell>
          <table:table-cell table:formula="oooc:=IF([.$C96]=[.L$1];[.$D96];0)" office:value-type="float" office:value="0">
            <text:p>0</text:p>
          </table:table-cell>
          <table:table-cell table:formula="oooc:=IF([.$C96]=[.M$1];[.$D96];0)" office:value-type="float" office:value="0">
            <text:p>0</text:p>
          </table:table-cell>
          <table:table-cell table:formula="oooc:=IF([.$C96]=[.N$1];[.$D96];0)" office:value-type="float" office:value="0">
            <text:p>0</text:p>
          </table:table-cell>
          <table:table-cell table:formula="oooc:=IF([.$C96]=[.O$1];[.$D96];0)" office:value-type="float" office:value="0.297">
            <text:p>0.3</text:p>
          </table:table-cell>
          <table:table-cell table:formula="oooc:=IF([.$C96]=[.P$1];[.$D96];0)" office:value-type="float" office:value="0">
            <text:p>0</text:p>
          </table:table-cell>
          <table:table-cell table:formula="oooc:=IF([.$C96]=[.Q$1];[.$D96];0)" office:value-type="float" office:value="0">
            <text:p>0</text:p>
          </table:table-cell>
          <table:table-cell table:number-columns-repeated="23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U43-44</text:p>
          </table:table-cell>
          <table:table-cell office:value-type="string">
            <text:p>ICL3225EIAZ</text:p>
          </table:table-cell>
          <table:table-cell office:value-type="string">
            <text:p>INTERSIL</text:p>
          </table:table-cell>
          <table:table-cell table:number-columns-repeated="2"/>
          <table:table-cell office:value-type="float" office:value="2">
            <text:p>2.000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.3">
            <text:p>3.3</text:p>
          </table:table-cell>
          <table:table-cell table:formula="oooc:=[.C100]*[.F100]" office:value-type="float" office:value="0.2376">
            <text:p>0.24</text:p>
          </table:table-cell>
          <table:table-cell/>
          <table:table-cell table:formula="oooc:=[.F99]*(0.001+0.035)" office:value-type="float" office:value="0.072">
            <text:p>0.072</text:p>
          </table:table-cell>
          <table:table-cell/>
          <table:table-cell table:formula="oooc:=IF([.$C100]=[.H$1];[.$D100];0)" office:value-type="float" office:value="0">
            <text:p>0</text:p>
          </table:table-cell>
          <table:table-cell table:formula="oooc:=IF([.$C100]=[.I$1];[.$D100];0)" office:value-type="float" office:value="0">
            <text:p>0</text:p>
          </table:table-cell>
          <table:table-cell table:formula="oooc:=IF([.$C100]=[.J$1];[.$D100];0)" office:value-type="float" office:value="0">
            <text:p>0</text:p>
          </table:table-cell>
          <table:table-cell table:formula="oooc:=IF([.$C100]=[.K$1];[.$D100];0)" office:value-type="float" office:value="0">
            <text:p>0</text:p>
          </table:table-cell>
          <table:table-cell table:formula="oooc:=IF([.$C100]=[.L$1];[.$D100];0)" office:value-type="float" office:value="0">
            <text:p>0</text:p>
          </table:table-cell>
          <table:table-cell table:formula="oooc:=IF([.$C100]=[.M$1];[.$D100];0)" office:value-type="float" office:value="0">
            <text:p>0</text:p>
          </table:table-cell>
          <table:table-cell table:formula="oooc:=IF([.$C100]=[.N$1];[.$D100];0)" office:value-type="float" office:value="0">
            <text:p>0</text:p>
          </table:table-cell>
          <table:table-cell table:formula="oooc:=IF([.$C100]=[.O$1];[.$D100];0)" office:value-type="float" office:value="0.2376">
            <text:p>0.24</text:p>
          </table:table-cell>
          <table:table-cell table:formula="oooc:=IF([.$C100]=[.P$1];[.$D100];0)" office:value-type="float" office:value="0">
            <text:p>0</text:p>
          </table:table-cell>
          <table:table-cell table:formula="oooc:=IF([.$C100]=[.Q$1];[.$D100];0)" office:value-type="float" office:value="0">
            <text:p>0</text:p>
          </table:table-cell>
          <table:table-cell table:number-columns-repeated="23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U45-48</text:p>
          </table:table-cell>
          <table:table-cell office:value-type="string">
            <text:p>PI5A3157ZAEX</text:p>
          </table:table-cell>
          <table:table-cell office:value-type="string">
            <text:p>PERICOM</text:p>
          </table:table-cell>
          <table:table-cell table:number-columns-repeated="2"/>
          <table:table-cell office:value-type="float" office:value="4">
            <text:p>4.000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.3">
            <text:p>3.3</text:p>
          </table:table-cell>
          <table:table-cell table:formula="oooc:=[.C104]*[.F104]" office:value-type="float" office:value="0.000132">
            <text:p>0</text:p>
          </table:table-cell>
          <table:table-cell/>
          <table:table-cell table:formula="oooc:=[.F103]*(0.00001)" office:value-type="float" office:value="0.00004">
            <text:p>0.000</text:p>
          </table:table-cell>
          <table:table-cell/>
          <table:table-cell table:formula="oooc:=IF([.$C104]=[.H$1];[.$D104];0)" office:value-type="float" office:value="0">
            <text:p>0</text:p>
          </table:table-cell>
          <table:table-cell table:formula="oooc:=IF([.$C104]=[.I$1];[.$D104];0)" office:value-type="float" office:value="0">
            <text:p>0</text:p>
          </table:table-cell>
          <table:table-cell table:formula="oooc:=IF([.$C104]=[.J$1];[.$D104];0)" office:value-type="float" office:value="0">
            <text:p>0</text:p>
          </table:table-cell>
          <table:table-cell table:formula="oooc:=IF([.$C104]=[.K$1];[.$D104];0)" office:value-type="float" office:value="0">
            <text:p>0</text:p>
          </table:table-cell>
          <table:table-cell table:formula="oooc:=IF([.$C104]=[.L$1];[.$D104];0)" office:value-type="float" office:value="0">
            <text:p>0</text:p>
          </table:table-cell>
          <table:table-cell table:formula="oooc:=IF([.$C104]=[.M$1];[.$D104];0)" office:value-type="float" office:value="0">
            <text:p>0</text:p>
          </table:table-cell>
          <table:table-cell table:formula="oooc:=IF([.$C104]=[.N$1];[.$D104];0)" office:value-type="float" office:value="0">
            <text:p>0</text:p>
          </table:table-cell>
          <table:table-cell table:formula="oooc:=IF([.$C104]=[.O$1];[.$D104];0)" office:value-type="float" office:value="0.000132">
            <text:p>0</text:p>
          </table:table-cell>
          <table:table-cell table:formula="oooc:=IF([.$C104]=[.P$1];[.$D104];0)" office:value-type="float" office:value="0">
            <text:p>0</text:p>
          </table:table-cell>
          <table:table-cell table:formula="oooc:=IF([.$C104]=[.Q$1];[.$D104];0)" office:value-type="float" office:value="0">
            <text:p>0</text:p>
          </table:table-cell>
          <table:table-cell table:number-columns-repeated="23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U54</text:p>
          </table:table-cell>
          <table:table-cell office:value-type="string">
            <text:p>XC2C256_7VQ100C</text:p>
          </table:table-cell>
          <table:table-cell office:value-type="string">
            <text:p>XILINX</text:p>
          </table:table-cell>
          <table:table-cell office:value-type="string">
            <text:p>Est 100MHz</text:p>
          </table:table-cell>
          <table:table-cell/>
          <table:table-cell office:value-type="float" office:value="1">
            <text:p>1.000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Vcc</text:p>
          </table:table-cell>
          <table:table-cell office:value-type="float" office:value="1.8">
            <text:p>1.8</text:p>
          </table:table-cell>
          <table:table-cell table:formula="oooc:=[.C108]*[.F108]" office:value-type="float" office:value="0.068724">
            <text:p>0.07</text:p>
          </table:table-cell>
          <table:table-cell/>
          <table:table-cell office:value-type="float" office:value="0.03818">
            <text:p>0.038</text:p>
          </table:table-cell>
          <table:table-cell/>
          <table:table-cell table:formula="oooc:=IF([.$C108]=[.H$1];[.$D108];0)" office:value-type="float" office:value="0">
            <text:p>0</text:p>
          </table:table-cell>
          <table:table-cell table:formula="oooc:=IF([.$C108]=[.I$1];[.$D108];0)" office:value-type="float" office:value="0">
            <text:p>0</text:p>
          </table:table-cell>
          <table:table-cell table:formula="oooc:=IF([.$C108]=[.J$1];[.$D108];0)" office:value-type="float" office:value="0">
            <text:p>0</text:p>
          </table:table-cell>
          <table:table-cell table:formula="oooc:=IF([.$C108]=[.K$1];[.$D108];0)" office:value-type="float" office:value="0">
            <text:p>0</text:p>
          </table:table-cell>
          <table:table-cell table:formula="oooc:=IF([.$C108]=[.L$1];[.$D108];0)" office:value-type="float" office:value="0">
            <text:p>0</text:p>
          </table:table-cell>
          <table:table-cell table:formula="oooc:=IF([.$C108]=[.M$1];[.$D108];0)" office:value-type="float" office:value="0.068724">
            <text:p>0.07</text:p>
          </table:table-cell>
          <table:table-cell table:formula="oooc:=IF([.$C108]=[.N$1];[.$D108];0)" office:value-type="float" office:value="0">
            <text:p>0</text:p>
          </table:table-cell>
          <table:table-cell table:formula="oooc:=IF([.$C108]=[.O$1];[.$D108];0)" office:value-type="float" office:value="0">
            <text:p>0</text:p>
          </table:table-cell>
          <table:table-cell table:formula="oooc:=IF([.$C108]=[.P$1];[.$D108];0)" office:value-type="float" office:value="0">
            <text:p>0</text:p>
          </table:table-cell>
          <table:table-cell table:formula="oooc:=IF([.$C108]=[.Q$1];[.$D108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office:value-type="string">
            <text:p>Vccio</text:p>
          </table:table-cell>
          <table:table-cell office:value-type="float" office:value="3.3">
            <text:p>3.3</text:p>
          </table:table-cell>
          <table:table-cell table:formula="oooc:=[.C109]*[.F109]" office:value-type="float" office:value="0.9504">
            <text:p>0.95</text:p>
          </table:table-cell>
          <table:table-cell/>
          <table:table-cell table:formula="oooc:=[.F107]*(36*0.008)" office:value-type="float" office:value="0.288">
            <text:p>0.288</text:p>
          </table:table-cell>
          <table:table-cell/>
          <table:table-cell table:formula="oooc:=IF([.$C109]=[.H$1];[.$D109];0)" office:value-type="float" office:value="0">
            <text:p>0</text:p>
          </table:table-cell>
          <table:table-cell table:formula="oooc:=IF([.$C109]=[.I$1];[.$D109];0)" office:value-type="float" office:value="0">
            <text:p>0</text:p>
          </table:table-cell>
          <table:table-cell table:formula="oooc:=IF([.$C109]=[.J$1];[.$D109];0)" office:value-type="float" office:value="0">
            <text:p>0</text:p>
          </table:table-cell>
          <table:table-cell table:formula="oooc:=IF([.$C109]=[.K$1];[.$D109];0)" office:value-type="float" office:value="0">
            <text:p>0</text:p>
          </table:table-cell>
          <table:table-cell table:formula="oooc:=IF([.$C109]=[.L$1];[.$D109];0)" office:value-type="float" office:value="0">
            <text:p>0</text:p>
          </table:table-cell>
          <table:table-cell table:formula="oooc:=IF([.$C109]=[.M$1];[.$D109];0)" office:value-type="float" office:value="0">
            <text:p>0</text:p>
          </table:table-cell>
          <table:table-cell table:formula="oooc:=IF([.$C109]=[.N$1];[.$D109];0)" office:value-type="float" office:value="0">
            <text:p>0</text:p>
          </table:table-cell>
          <table:table-cell table:formula="oooc:=IF([.$C109]=[.O$1];[.$D109];0)" office:value-type="float" office:value="0.9504">
            <text:p>0.95</text:p>
          </table:table-cell>
          <table:table-cell table:formula="oooc:=IF([.$C109]=[.P$1];[.$D109];0)" office:value-type="float" office:value="0">
            <text:p>0</text:p>
          </table:table-cell>
          <table:table-cell table:formula="oooc:=IF([.$C109]=[.Q$1];[.$D109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U58</text:p>
          </table:table-cell>
          <table:table-cell office:value-type="string">
            <text:p>DP83865DVH</text:p>
          </table:table-cell>
          <table:table-cell office:value-type="string">
            <text:p>NATIONAL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3.3">
            <text:p>3.3</text:p>
          </table:table-cell>
          <table:table-cell table:formula="oooc:=[.C112]*[.F112]" office:value-type="float" office:value="0.033">
            <text:p>0.03</text:p>
          </table:table-cell>
          <table:table-cell/>
          <table:table-cell table:formula="oooc:=(0.01)" office:value-type="float" office:value="0.01">
            <text:p>0.010</text:p>
          </table:table-cell>
          <table:table-cell/>
          <table:table-cell table:formula="oooc:=IF([.$C112]=[.H$1];[.$D112];0)" office:value-type="float" office:value="0">
            <text:p>0</text:p>
          </table:table-cell>
          <table:table-cell table:formula="oooc:=IF([.$C112]=[.I$1];[.$D112];0)" office:value-type="float" office:value="0">
            <text:p>0</text:p>
          </table:table-cell>
          <table:table-cell table:formula="oooc:=IF([.$C112]=[.J$1];[.$D112];0)" office:value-type="float" office:value="0">
            <text:p>0</text:p>
          </table:table-cell>
          <table:table-cell table:formula="oooc:=IF([.$C112]=[.K$1];[.$D112];0)" office:value-type="float" office:value="0">
            <text:p>0</text:p>
          </table:table-cell>
          <table:table-cell table:formula="oooc:=IF([.$C112]=[.L$1];[.$D112];0)" office:value-type="float" office:value="0">
            <text:p>0</text:p>
          </table:table-cell>
          <table:table-cell table:formula="oooc:=IF([.$C112]=[.M$1];[.$D112];0)" office:value-type="float" office:value="0">
            <text:p>0</text:p>
          </table:table-cell>
          <table:table-cell table:formula="oooc:=IF([.$C112]=[.N$1];[.$D112];0)" office:value-type="float" office:value="0">
            <text:p>0</text:p>
          </table:table-cell>
          <table:table-cell table:formula="oooc:=IF([.$C112]=[.O$1];[.$D112];0)" office:value-type="float" office:value="0.033">
            <text:p>0.03</text:p>
          </table:table-cell>
          <table:table-cell table:formula="oooc:=IF([.$C112]=[.P$1];[.$D112];0)" office:value-type="float" office:value="0">
            <text:p>0</text:p>
          </table:table-cell>
          <table:table-cell table:formula="oooc:=IF([.$C112]=[.Q$1];[.$D112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2"/>
          <table:table-cell office:value-type="float" office:value="2.5">
            <text:p>2.5</text:p>
          </table:table-cell>
          <table:table-cell table:formula="oooc:=[.C113]*[.F113]" office:value-type="float" office:value="0.5">
            <text:p>0.5</text:p>
          </table:table-cell>
          <table:table-cell/>
          <table:table-cell table:formula="oooc:=(0.01+0.19)" office:value-type="float" office:value="0.2">
            <text:p>0.200</text:p>
          </table:table-cell>
          <table:table-cell/>
          <table:table-cell table:formula="oooc:=IF([.$C113]=[.H$1];[.$D113];0)" office:value-type="float" office:value="0">
            <text:p>0</text:p>
          </table:table-cell>
          <table:table-cell table:formula="oooc:=IF([.$C113]=[.I$1];[.$D113];0)" office:value-type="float" office:value="0">
            <text:p>0</text:p>
          </table:table-cell>
          <table:table-cell table:formula="oooc:=IF([.$C113]=[.J$1];[.$D113];0)" office:value-type="float" office:value="0">
            <text:p>0</text:p>
          </table:table-cell>
          <table:table-cell table:formula="oooc:=IF([.$C113]=[.K$1];[.$D113];0)" office:value-type="float" office:value="0">
            <text:p>0</text:p>
          </table:table-cell>
          <table:table-cell table:formula="oooc:=IF([.$C113]=[.L$1];[.$D113];0)" office:value-type="float" office:value="0">
            <text:p>0</text:p>
          </table:table-cell>
          <table:table-cell table:formula="oooc:=IF([.$C113]=[.M$1];[.$D113];0)" office:value-type="float" office:value="0">
            <text:p>0</text:p>
          </table:table-cell>
          <table:table-cell table:formula="oooc:=IF([.$C113]=[.N$1];[.$D113];0)" office:value-type="float" office:value="0.5">
            <text:p>0.5</text:p>
          </table:table-cell>
          <table:table-cell table:formula="oooc:=IF([.$C113]=[.O$1];[.$D113];0)" office:value-type="float" office:value="0">
            <text:p>0</text:p>
          </table:table-cell>
          <table:table-cell table:formula="oooc:=IF([.$C113]=[.P$1];[.$D113];0)" office:value-type="float" office:value="0">
            <text:p>0</text:p>
          </table:table-cell>
          <table:table-cell table:formula="oooc:=IF([.$C113]=[.Q$1];[.$D113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2"/>
          <table:table-cell office:value-type="float" office:value="1.8">
            <text:p>1.8</text:p>
          </table:table-cell>
          <table:table-cell table:formula="oooc:=[.C114]*[.F114]" office:value-type="float" office:value="0.774">
            <text:p>0.77</text:p>
          </table:table-cell>
          <table:table-cell/>
          <table:table-cell table:formula="oooc:=0.43" office:value-type="float" office:value="0.43">
            <text:p>0.430</text:p>
          </table:table-cell>
          <table:table-cell/>
          <table:table-cell table:formula="oooc:=IF([.$C114]=[.H$1];[.$D114];0)" office:value-type="float" office:value="0">
            <text:p>0</text:p>
          </table:table-cell>
          <table:table-cell table:formula="oooc:=IF([.$C114]=[.I$1];[.$D114];0)" office:value-type="float" office:value="0">
            <text:p>0</text:p>
          </table:table-cell>
          <table:table-cell table:formula="oooc:=IF([.$C114]=[.J$1];[.$D114];0)" office:value-type="float" office:value="0">
            <text:p>0</text:p>
          </table:table-cell>
          <table:table-cell table:formula="oooc:=IF([.$C114]=[.K$1];[.$D114];0)" office:value-type="float" office:value="0">
            <text:p>0</text:p>
          </table:table-cell>
          <table:table-cell table:formula="oooc:=IF([.$C114]=[.L$1];[.$D114];0)" office:value-type="float" office:value="0">
            <text:p>0</text:p>
          </table:table-cell>
          <table:table-cell table:formula="oooc:=IF([.$C114]=[.M$1];[.$D114];0)" office:value-type="float" office:value="0.774">
            <text:p>0.77</text:p>
          </table:table-cell>
          <table:table-cell table:formula="oooc:=IF([.$C114]=[.N$1];[.$D114];0)" office:value-type="float" office:value="0">
            <text:p>0</text:p>
          </table:table-cell>
          <table:table-cell table:formula="oooc:=IF([.$C114]=[.O$1];[.$D114];0)" office:value-type="float" office:value="0">
            <text:p>0</text:p>
          </table:table-cell>
          <table:table-cell table:formula="oooc:=IF([.$C114]=[.P$1];[.$D114];0)" office:value-type="float" office:value="0">
            <text:p>0</text:p>
          </table:table-cell>
          <table:table-cell table:formula="oooc:=IF([.$C114]=[.Q$1];[.$D114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J15</text:p>
          </table:table-cell>
          <table:table-cell office:value-type="string">
            <text:p>DDR2 DIMM</text:p>
          </table:table-cell>
          <table:table-cell table:number-columns-repeated="3"/>
          <table:table-cell office:value-type="float" office:value="1">
            <text:p>1.000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1.8">
            <text:p>1.8</text:p>
          </table:table-cell>
          <table:table-cell table:formula="oooc:=[.F117]*[.C117]" office:value-type="float" office:value="5.832">
            <text:p>5.83</text:p>
          </table:table-cell>
          <table:table-cell/>
          <table:table-cell office:value-type="float" office:value="3.24">
            <text:p>3.240</text:p>
          </table:table-cell>
          <table:table-cell/>
          <table:table-cell table:formula="oooc:=IF([.$C117]=[.H$1];[.$D117];0)" office:value-type="float" office:value="0">
            <text:p>0</text:p>
          </table:table-cell>
          <table:table-cell table:formula="oooc:=IF([.$C117]=[.I$1];[.$D117];0)" office:value-type="float" office:value="0">
            <text:p>0</text:p>
          </table:table-cell>
          <table:table-cell table:formula="oooc:=IF([.$C117]=[.J$1];[.$D117];0)" office:value-type="float" office:value="0">
            <text:p>0</text:p>
          </table:table-cell>
          <table:table-cell table:formula="oooc:=IF([.$C117]=[.K$1];[.$D117];0)" office:value-type="float" office:value="0">
            <text:p>0</text:p>
          </table:table-cell>
          <table:table-cell table:formula="oooc:=IF([.$C117]=[.L$1];[.$D117];0)" office:value-type="float" office:value="0">
            <text:p>0</text:p>
          </table:table-cell>
          <table:table-cell table:formula="oooc:=IF([.$C117]=[.M$1];[.$D117];0)" office:value-type="float" office:value="5.832">
            <text:p>5.83</text:p>
          </table:table-cell>
          <table:table-cell table:formula="oooc:=IF([.$C117]=[.N$1];[.$D117];0)" office:value-type="float" office:value="0">
            <text:p>0</text:p>
          </table:table-cell>
          <table:table-cell table:formula="oooc:=IF([.$C117]=[.O$1];[.$D117];0)" office:value-type="float" office:value="0">
            <text:p>0</text:p>
          </table:table-cell>
          <table:table-cell table:formula="oooc:=IF([.$C117]=[.P$1];[.$D117];0)" office:value-type="float" office:value="0">
            <text:p>0</text:p>
          </table:table-cell>
          <table:table-cell table:formula="oooc:=IF([.$C117]=[.Q$1];[.$D117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2"/>
          <table:table-cell office:value-type="float" office:value="0.9">
            <text:p>0.9</text:p>
          </table:table-cell>
          <table:table-cell table:formula="oooc:=[.F118]*[.C118]" office:value-type="float" office:value="1.6848">
            <text:p>1.68</text:p>
          </table:table-cell>
          <table:table-cell/>
          <table:table-cell table:formula="oooc:=[.F116]*(72*0.9/50+16*0.9/50+16*0.9/50)" office:value-type="float" office:value="1.872">
            <text:p>1.872</text:p>
          </table:table-cell>
          <table:table-cell/>
          <table:table-cell table:formula="oooc:=IF([.$C118]=[.H$1];[.$D118];0)" office:value-type="float" office:value="0">
            <text:p>0</text:p>
          </table:table-cell>
          <table:table-cell table:formula="oooc:=IF([.$C118]=[.I$1];[.$D118];0)" office:value-type="float" office:value="1.6848">
            <text:p>1.68</text:p>
          </table:table-cell>
          <table:table-cell table:formula="oooc:=IF([.$C118]=[.J$1];[.$D118];0)" office:value-type="float" office:value="0">
            <text:p>0</text:p>
          </table:table-cell>
          <table:table-cell table:formula="oooc:=IF([.$C118]=[.K$1];[.$D118];0)" office:value-type="float" office:value="0">
            <text:p>0</text:p>
          </table:table-cell>
          <table:table-cell table:formula="oooc:=IF([.$C118]=[.L$1];[.$D118];0)" office:value-type="float" office:value="0">
            <text:p>0</text:p>
          </table:table-cell>
          <table:table-cell table:formula="oooc:=IF([.$C118]=[.M$1];[.$D118];0)" office:value-type="float" office:value="0">
            <text:p>0</text:p>
          </table:table-cell>
          <table:table-cell table:formula="oooc:=IF([.$C118]=[.N$1];[.$D118];0)" office:value-type="float" office:value="0">
            <text:p>0</text:p>
          </table:table-cell>
          <table:table-cell table:formula="oooc:=IF([.$C118]=[.O$1];[.$D118];0)" office:value-type="float" office:value="0">
            <text:p>0</text:p>
          </table:table-cell>
          <table:table-cell table:formula="oooc:=IF([.$C118]=[.P$1];[.$D118];0)" office:value-type="float" office:value="0">
            <text:p>0</text:p>
          </table:table-cell>
          <table:table-cell table:formula="oooc:=IF([.$C118]=[.Q$1];[.$D118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P5, P7</text:p>
          </table:table-cell>
          <table:table-cell office:value-type="string">
            <text:p>ADC's</text:p>
          </table:table-cell>
          <table:table-cell table:number-columns-repeated="3"/>
          <table:table-cell office:value-type="float" office:value="2">
            <text:p>2.000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formula="oooc:=[.F121]*[.C121]" office:value-type="float" office:value="4">
            <text:p>4</text:p>
          </table:table-cell>
          <table:table-cell/>
          <table:table-cell table:formula="oooc:=[.F120]*0.4" office:value-type="float" office:value="0.8">
            <text:p>0.800</text:p>
          </table:table-cell>
          <table:table-cell/>
          <table:table-cell table:formula="oooc:=IF([.$C121]=[.H$1];[.$D121];0)" office:value-type="float" office:value="0">
            <text:p>0</text:p>
          </table:table-cell>
          <table:table-cell table:formula="oooc:=IF([.$C121]=[.I$1];[.$D121];0)" office:value-type="float" office:value="0">
            <text:p>0</text:p>
          </table:table-cell>
          <table:table-cell table:formula="oooc:=IF([.$C121]=[.J$1];[.$D121];0)" office:value-type="float" office:value="0">
            <text:p>0</text:p>
          </table:table-cell>
          <table:table-cell table:formula="oooc:=IF([.$C121]=[.K$1];[.$D121];0)" office:value-type="float" office:value="0">
            <text:p>0</text:p>
          </table:table-cell>
          <table:table-cell table:formula="oooc:=IF([.$C121]=[.L$1];[.$D121];0)" office:value-type="float" office:value="0">
            <text:p>0</text:p>
          </table:table-cell>
          <table:table-cell table:formula="oooc:=IF([.$C121]=[.M$1];[.$D121];0)" office:value-type="float" office:value="0">
            <text:p>0</text:p>
          </table:table-cell>
          <table:table-cell table:formula="oooc:=IF([.$C121]=[.N$1];[.$D121];0)" office:value-type="float" office:value="0">
            <text:p>0</text:p>
          </table:table-cell>
          <table:table-cell table:formula="oooc:=IF([.$C121]=[.O$1];[.$D121];0)" office:value-type="float" office:value="0">
            <text:p>0</text:p>
          </table:table-cell>
          <table:table-cell table:formula="oooc:=IF([.$C121]=[.P$1];[.$D121];0)" office:value-type="float" office:value="4">
            <text:p>4</text:p>
          </table:table-cell>
          <table:table-cell table:formula="oooc:=IF([.$C121]=[.Q$1];[.$D121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2"/>
          <table:table-cell office:value-type="float" office:value="3.3">
            <text:p>3.3</text:p>
          </table:table-cell>
          <table:table-cell table:formula="oooc:=[.F122]*[.C122]" office:value-type="float" office:value="6.6">
            <text:p>6.6</text:p>
          </table:table-cell>
          <table:table-cell/>
          <table:table-cell table:formula="oooc:=[.F120]*1" office:value-type="float" office:value="2">
            <text:p>2.000</text:p>
          </table:table-cell>
          <table:table-cell/>
          <table:table-cell table:formula="oooc:=IF([.$C122]=[.H$1];[.$D122];0)" office:value-type="float" office:value="0">
            <text:p>0</text:p>
          </table:table-cell>
          <table:table-cell table:formula="oooc:=IF([.$C122]=[.I$1];[.$D122];0)" office:value-type="float" office:value="0">
            <text:p>0</text:p>
          </table:table-cell>
          <table:table-cell table:formula="oooc:=IF([.$C122]=[.J$1];[.$D122];0)" office:value-type="float" office:value="0">
            <text:p>0</text:p>
          </table:table-cell>
          <table:table-cell table:formula="oooc:=IF([.$C122]=[.K$1];[.$D122];0)" office:value-type="float" office:value="0">
            <text:p>0</text:p>
          </table:table-cell>
          <table:table-cell table:formula="oooc:=IF([.$C122]=[.L$1];[.$D122];0)" office:value-type="float" office:value="0">
            <text:p>0</text:p>
          </table:table-cell>
          <table:table-cell table:formula="oooc:=IF([.$C122]=[.M$1];[.$D122];0)" office:value-type="float" office:value="0">
            <text:p>0</text:p>
          </table:table-cell>
          <table:table-cell table:formula="oooc:=IF([.$C122]=[.N$1];[.$D122];0)" office:value-type="float" office:value="0">
            <text:p>0</text:p>
          </table:table-cell>
          <table:table-cell table:formula="oooc:=IF([.$C122]=[.O$1];[.$D122];0)" office:value-type="float" office:value="6.6">
            <text:p>6.6</text:p>
          </table:table-cell>
          <table:table-cell table:formula="oooc:=IF([.$C122]=[.P$1];[.$D122];0)" office:value-type="float" office:value="0">
            <text:p>0</text:p>
          </table:table-cell>
          <table:table-cell table:formula="oooc:=IF([.$C122]=[.Q$1];[.$D122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2"/>
          <table:table-cell office:value-type="float" office:value="2.5">
            <text:p>2.5</text:p>
          </table:table-cell>
          <table:table-cell table:formula="oooc:=[.F123]*[.C123]" office:value-type="float" office:value="1.25">
            <text:p>1.25</text:p>
          </table:table-cell>
          <table:table-cell/>
          <table:table-cell table:formula="oooc:=[.F120]*0.25" office:value-type="float" office:value="0.5">
            <text:p>0.500</text:p>
          </table:table-cell>
          <table:table-cell/>
          <table:table-cell table:formula="oooc:=IF([.$C123]=[.H$1];[.$D123];0)" office:value-type="float" office:value="0">
            <text:p>0</text:p>
          </table:table-cell>
          <table:table-cell table:formula="oooc:=IF([.$C123]=[.I$1];[.$D123];0)" office:value-type="float" office:value="0">
            <text:p>0</text:p>
          </table:table-cell>
          <table:table-cell table:formula="oooc:=IF([.$C123]=[.J$1];[.$D123];0)" office:value-type="float" office:value="0">
            <text:p>0</text:p>
          </table:table-cell>
          <table:table-cell table:formula="oooc:=IF([.$C123]=[.K$1];[.$D123];0)" office:value-type="float" office:value="0">
            <text:p>0</text:p>
          </table:table-cell>
          <table:table-cell table:formula="oooc:=IF([.$C123]=[.L$1];[.$D123];0)" office:value-type="float" office:value="0">
            <text:p>0</text:p>
          </table:table-cell>
          <table:table-cell table:formula="oooc:=IF([.$C123]=[.M$1];[.$D123];0)" office:value-type="float" office:value="0">
            <text:p>0</text:p>
          </table:table-cell>
          <table:table-cell table:formula="oooc:=IF([.$C123]=[.N$1];[.$D123];0)" office:value-type="float" office:value="1.25">
            <text:p>1.25</text:p>
          </table:table-cell>
          <table:table-cell table:formula="oooc:=IF([.$C123]=[.O$1];[.$D123];0)" office:value-type="float" office:value="0">
            <text:p>0</text:p>
          </table:table-cell>
          <table:table-cell table:formula="oooc:=IF([.$C123]=[.P$1];[.$D123];0)" office:value-type="float" office:value="0">
            <text:p>0</text:p>
          </table:table-cell>
          <table:table-cell table:formula="oooc:=IF([.$C123]=[.Q$1];[.$D123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2"/>
          <table:table-cell office:value-type="float" office:value="1.8">
            <text:p>1.8</text:p>
          </table:table-cell>
          <table:table-cell table:formula="oooc:=[.F124]*[.C124]" office:value-type="float" office:value="0.9">
            <text:p>0.9</text:p>
          </table:table-cell>
          <table:table-cell/>
          <table:table-cell table:formula="oooc:=[.F120]*0.25" office:value-type="float" office:value="0.5">
            <text:p>0.500</text:p>
          </table:table-cell>
          <table:table-cell/>
          <table:table-cell table:formula="oooc:=IF([.$C124]=[.H$1];[.$D124];0)" office:value-type="float" office:value="0">
            <text:p>0</text:p>
          </table:table-cell>
          <table:table-cell table:formula="oooc:=IF([.$C124]=[.I$1];[.$D124];0)" office:value-type="float" office:value="0">
            <text:p>0</text:p>
          </table:table-cell>
          <table:table-cell table:formula="oooc:=IF([.$C124]=[.J$1];[.$D124];0)" office:value-type="float" office:value="0">
            <text:p>0</text:p>
          </table:table-cell>
          <table:table-cell table:formula="oooc:=IF([.$C124]=[.K$1];[.$D124];0)" office:value-type="float" office:value="0">
            <text:p>0</text:p>
          </table:table-cell>
          <table:table-cell table:formula="oooc:=IF([.$C124]=[.L$1];[.$D124];0)" office:value-type="float" office:value="0">
            <text:p>0</text:p>
          </table:table-cell>
          <table:table-cell table:formula="oooc:=IF([.$C124]=[.M$1];[.$D124];0)" office:value-type="float" office:value="0.9">
            <text:p>0.9</text:p>
          </table:table-cell>
          <table:table-cell table:formula="oooc:=IF([.$C124]=[.N$1];[.$D124];0)" office:value-type="float" office:value="0">
            <text:p>0</text:p>
          </table:table-cell>
          <table:table-cell table:formula="oooc:=IF([.$C124]=[.O$1];[.$D124];0)" office:value-type="float" office:value="0">
            <text:p>0</text:p>
          </table:table-cell>
          <table:table-cell table:formula="oooc:=IF([.$C124]=[.P$1];[.$D124];0)" office:value-type="float" office:value="0">
            <text:p>0</text:p>
          </table:table-cell>
          <table:table-cell table:formula="oooc:=IF([.$C124]=[.Q$1];[.$D124];0)" office:value-type="float" office:value="0">
            <text:p>0</text:p>
          </table:table-cell>
          <table:table-cell table:number-columns-repeated="239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office:value-type="string">
            <text:p>U61</text:p>
          </table:table-cell>
          <table:table-cell office:value-type="string">
            <text:p>ADM3101EACPZ-REEL</text:p>
          </table:table-cell>
          <table:table-cell office:value-type="string">
            <text:p>ANALOG DEVICES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3.3">
            <text:p>3.3</text:p>
          </table:table-cell>
          <table:table-cell table:formula="oooc:=[.C129]*[.F129]" office:value-type="float" office:value="0.0231">
            <text:p>0.02</text:p>
          </table:table-cell>
          <table:table-cell/>
          <table:table-cell office:value-type="float" office:value="0.007">
            <text:p>0.007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U60</text:p>
          </table:table-cell>
          <table:table-cell office:value-type="string">
            <text:p>ROACH_AFS600</text:p>
          </table:table-cell>
          <table:table-cell office:value-type="string">
            <text:p>ACTEL</text:p>
          </table:table-cell>
          <table:table-cell/>
          <table:table-cell office:value-type="string">
            <text:p>5VAUX</text:p>
          </table:table-cell>
          <table:table-cell table:number-columns-repeated="251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office:value-type="string">
            <text:p>U3,U16,U32-33,U62</text:p>
          </table:table-cell>
          <table:table-cell office:value-type="string">
            <text:p>TPS51100DGQ</text:p>
          </table:table-cell>
          <table:table-cell office:value-type="string">
            <text:p>TEXAS INSTRUMENTS</text:p>
          </table:table-cell>
          <table:table-cell/>
          <table:table-cell office:value-type="string">
            <text:p>Lin</text:p>
          </table:table-cell>
          <table:table-cell office:value-type="float" office:value="4">
            <text:p>4.000</text:p>
          </table:table-cell>
          <table:table-cell table:number-columns-repeated="250"/>
        </table:table-row>
        <table:table-row table:style-name="ro1">
          <table:table-cell office:value-type="string">
            <text:p>U55-57,U59</text:p>
          </table:table-cell>
          <table:table-cell office:value-type="string">
            <text:p>TPS74401RGWT</text:p>
          </table:table-cell>
          <table:table-cell office:value-type="string">
            <text:p>TEXAS INSTRUMENTS</text:p>
          </table:table-cell>
          <table:table-cell/>
          <table:table-cell office:value-type="string">
            <text:p>Lin</text:p>
          </table:table-cell>
          <table:table-cell office:value-type="float" office:value="4">
            <text:p>4.000</text:p>
          </table:table-cell>
          <table:table-cell table:number-columns-repeated="250"/>
        </table:table-row>
        <table:table-row table:style-name="ro1">
          <table:table-cell office:value-type="string">
            <text:p>U49-53</text:p>
          </table:table-cell>
          <table:table-cell office:value-type="string">
            <text:p>PTH08T210WAD</text:p>
          </table:table-cell>
          <table:table-cell office:value-type="string">
            <text:p>TEXAS INSTRUMENTS</text:p>
          </table:table-cell>
          <table:table-cell/>
          <table:table-cell office:value-type="string">
            <text:p>Sw</text:p>
          </table:table-cell>
          <table:table-cell office:value-type="float" office:value="4">
            <text:p>4.000</text:p>
          </table:table-cell>
          <table:table-cell table:number-columns-repeated="25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50"/>
        </table:table-row>
        <table:table-row table:style-name="ro1" table:number-rows-repeated="6539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ource" table:style-name="ta1" table:print="false">
        <office:forms form:automatic-focus="false" form:apply-design-mode="false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2" table:default-cell-style-name="Default"/>
        <table:table-column table:style-name="co12" table:default-cell-style-name="Default"/>
        <table:table-column table:style-name="co3" table:default-cell-style-name="Default"/>
        <table:table-column table:style-name="co5" table:default-cell-style-name="Default"/>
        <table:table-column table:style-name="co9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3" table:number-columns-repeated="5" table:default-cell-style-name="Default"/>
        <table:table-row table:style-name="ro1">
          <table:table-cell table:number-columns-repeated="2"/>
          <table:table-cell office:value-type="string">
            <text:p>Voltage</text:p>
          </table:table-cell>
          <table:table-cell table:formula="oooc:=[Load.H1]" office:value-type="float" office:value="0.75">
            <text:p>0.75</text:p>
          </table:table-cell>
          <table:table-cell table:formula="oooc:=[Load.I1]" office:value-type="float" office:value="0.9">
            <text:p>0.9</text:p>
          </table:table-cell>
          <table:table-cell table:formula="oooc:=[Load.J1]" office:value-type="float" office:value="1">
            <text:p>1</text:p>
          </table:table-cell>
          <table:table-cell table:formula="oooc:=[Load.K1]" office:value-type="float" office:value="1.2">
            <text:p>1.2</text:p>
          </table:table-cell>
          <table:table-cell table:formula="oooc:=[Load.L1]" office:value-type="float" office:value="1.5">
            <text:p>1.5</text:p>
          </table:table-cell>
          <table:table-cell table:formula="oooc:=[Load.M1]" office:value-type="float" office:value="1.8">
            <text:p>1.8</text:p>
          </table:table-cell>
          <table:table-cell table:formula="oooc:=[Load.N1]" office:value-type="float" office:value="2.5">
            <text:p>2.5</text:p>
          </table:table-cell>
          <table:table-cell table:formula="oooc:=[Load.O1]" office:value-type="float" office:value="3.3">
            <text:p>3.3</text:p>
          </table:table-cell>
          <table:table-cell table:formula="oooc:=[Load.P1]" office:value-type="float" office:value="5">
            <text:p>5</text:p>
          </table:table-cell>
          <table:table-cell table:formula="oooc:=[Load.Q1]" office:value-type="float" office:value="12">
            <text:p>12</text:p>
          </table:table-cell>
          <table:table-cell office:value-type="string">
            <text:p>Total Power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>
            <text:p>Current</text:p>
          </table:table-cell>
          <table:table-cell table:formula="oooc:=[Load.H3]" office:value-type="float" office:value="1.14">
            <text:p>1.14</text:p>
          </table:table-cell>
          <table:table-cell table:formula="oooc:=[Load.I3]" office:value-type="float" office:value="1.872">
            <text:p>1.87</text:p>
          </table:table-cell>
          <table:table-cell table:formula="oooc:=[Load.J3]" office:value-type="float" office:value="26.7879156455429">
            <text:p>26.79</text:p>
          </table:table-cell>
          <table:table-cell table:formula="oooc:=[Load.K3]" office:value-type="float" office:value="0.490666666666667">
            <text:p>0.49</text:p>
          </table:table-cell>
          <table:table-cell table:formula="oooc:=[Load.L3]" office:value-type="float" office:value="5.6285753">
            <text:p>5.63</text:p>
          </table:table-cell>
          <table:table-cell table:formula="oooc:=[Load.M3]" office:value-type="float" office:value="10.550515123752">
            <text:p>10.55</text:p>
          </table:table-cell>
          <table:table-cell table:formula="oooc:=[Load.N3]" office:value-type="float" office:value="3.55542019813988">
            <text:p>3.56</text:p>
          </table:table-cell>
          <table:table-cell table:formula="oooc:=[Load.O3]" office:value-type="float" office:value="3.46963091666667">
            <text:p>3.47</text:p>
          </table:table-cell>
          <table:table-cell table:formula="oooc:=[Load.P3]" office:value-type="float" office:value="0.83">
            <text:p>0.83</text:p>
          </table:table-cell>
          <table:table-cell table:formula="oooc:=[Load.Q3]" office:value-type="float" office:value="0">
            <text:p>0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string">
            <text:p>Load Power</text:p>
          </table:table-cell>
          <table:table-cell table:formula="oooc:=[.D2]*[.D1]" office:value-type="float" office:value="0.855">
            <text:p>0.86</text:p>
          </table:table-cell>
          <table:table-cell table:formula="oooc:=[.E2]*[.E1]" office:value-type="float" office:value="1.6848">
            <text:p>1.68</text:p>
          </table:table-cell>
          <table:table-cell table:formula="oooc:=[.F2]*[.F1]" office:value-type="float" office:value="26.7879156455429">
            <text:p>26.79</text:p>
          </table:table-cell>
          <table:table-cell table:formula="oooc:=[.G2]*[.G1]" office:value-type="float" office:value="0.5888">
            <text:p>0.59</text:p>
          </table:table-cell>
          <table:table-cell table:formula="oooc:=[.H2]*[.H1]" office:value-type="float" office:value="8.44286295">
            <text:p>8.44</text:p>
          </table:table-cell>
          <table:table-cell table:formula="oooc:=[.I2]*[.I1]" office:value-type="float" office:value="18.9909272227536">
            <text:p>18.99</text:p>
          </table:table-cell>
          <table:table-cell table:formula="oooc:=[.J2]*[.J1]" office:value-type="float" office:value="8.8885504953497">
            <text:p>8.89</text:p>
          </table:table-cell>
          <table:table-cell table:formula="oooc:=[.K2]*[.K1]" office:value-type="float" office:value="11.449782025">
            <text:p>11.45</text:p>
          </table:table-cell>
          <table:table-cell table:formula="oooc:=[.L2]*[.L1]" office:value-type="float" office:value="4.15">
            <text:p>4.15</text:p>
          </table:table-cell>
          <table:table-cell table:formula="oooc:=[.M2]*[.M1]" office:value-type="float" office:value="0">
            <text:p>0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string">
            <text:p>Source</text:p>
          </table:table-cell>
          <table:table-cell office:value-type="float" office:value="1.5">
            <text:p>1.5</text:p>
          </table:table-cell>
          <table:table-cell office:value-type="float" office:value="1.8">
            <text:p>1.8</text:p>
          </table:table-cell>
          <table:table-cell office:value-type="float" office:value="5">
            <text:p>5</text:p>
          </table:table-cell>
          <table:table-cell office:value-type="float" office:value="1.8">
            <text:p>1.8</text:p>
          </table:table-cell>
          <table:table-cell table:number-columns-repeated="3" office:value-type="float" office:value="12">
            <text:p>12</text:p>
          </table:table-cell>
          <table:table-cell office:value-type="float" office:value="3.3">
            <text:p>3.3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string">
            <text:p>Type</text:p>
          </table:table-cell>
          <table:table-cell table:number-columns-repeated="2" office:value-type="string">
            <text:p>Lin</text:p>
          </table:table-cell>
          <table:table-cell office:value-type="string">
            <text:p>Sw</text:p>
          </table:table-cell>
          <table:table-cell office:value-type="string">
            <text:p>Lin</text:p>
          </table:table-cell>
          <table:table-cell table:number-columns-repeated="3" office:value-type="string">
            <text:p>Sw</text:p>
          </table:table-cell>
          <table:table-cell table:number-columns-repeated="3" office:value-type="string">
            <text:p>PSU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string">
            <text:p>Efficiency</text:p>
          </table:table-cell>
          <table:table-cell table:formula="oooc:=IF([.D5]=&quot;Lin&quot;;([.D1]*[.D2]/([.D4]*[.D2]));IF([.D5]=&quot;Sw&quot;;0.9;IF([.D5]=&quot;PSU&quot;;1;0)))" office:value-type="float" office:value="0.5">
            <text:p>0.5</text:p>
          </table:table-cell>
          <table:table-cell table:formula="oooc:=IF([.E5]=&quot;Lin&quot;;([.E1]*[.E2]/([.E4]*[.E2]));IF([.E5]=&quot;Sw&quot;;0.9;IF([.E5]=&quot;PSU&quot;;1;0)))" office:value-type="float" office:value="0.5">
            <text:p>0.5</text:p>
          </table:table-cell>
          <table:table-cell table:formula="oooc:=IF([.F5]=&quot;Lin&quot;;([.F1]*[.F2]/([.F4]*[.F2]));IF([.F5]=&quot;Sw&quot;;0.9;IF([.F5]=&quot;PSU&quot;;1;0)))" office:value-type="float" office:value="0.9">
            <text:p>0.9</text:p>
          </table:table-cell>
          <table:table-cell table:formula="oooc:=IF([.G5]=&quot;Lin&quot;;([.G1]*[.G2]/([.G4]*[.G2]));IF([.G5]=&quot;Sw&quot;;0.9;IF([.G5]=&quot;PSU&quot;;1;0)))" office:value-type="float" office:value="0.666666666666667">
            <text:p>0.67</text:p>
          </table:table-cell>
          <table:table-cell table:formula="oooc:=IF([.H5]=&quot;Lin&quot;;([.H1]*[.H2]/([.H4]*[.H2]));IF([.H5]=&quot;Sw&quot;;0.9;IF([.H5]=&quot;PSU&quot;;1;0)))" office:value-type="float" office:value="0.9">
            <text:p>0.9</text:p>
          </table:table-cell>
          <table:table-cell table:formula="oooc:=IF([.I5]=&quot;Lin&quot;;([.I1]*[.I2]/([.I4]*[.I2]));IF([.I5]=&quot;Sw&quot;;0.9;IF([.I5]=&quot;PSU&quot;;1;0)))" office:value-type="float" office:value="0.9">
            <text:p>0.9</text:p>
          </table:table-cell>
          <table:table-cell table:formula="oooc:=IF([.J5]=&quot;Lin&quot;;([.J1]*[.J2]/([.J4]*[.J2]));IF([.J5]=&quot;Sw&quot;;0.9;IF([.J5]=&quot;PSU&quot;;1;0)))" office:value-type="float" office:value="0.9">
            <text:p>0.9</text:p>
          </table:table-cell>
          <table:table-cell table:formula="oooc:=IF([.K5]=&quot;Lin&quot;;([.K1]*[.K2]/([.K4]*[.K2]));IF([.K5]=&quot;Sw&quot;;0.9;IF([.K5]=&quot;PSU&quot;;1;0)))" office:value-type="float" office:value="1">
            <text:p>1</text:p>
          </table:table-cell>
          <table:table-cell table:formula="oooc:=IF([.L5]=&quot;Lin&quot;;([.L1]*[.L2]/([.L4]*[.L2]));IF([.L5]=&quot;Sw&quot;;0.9;IF([.L5]=&quot;PSU&quot;;1;0)))" office:value-type="float" office:value="1">
            <text:p>1</text:p>
          </table:table-cell>
          <table:table-cell table:formula="oooc:=IF([.M5]=&quot;Lin&quot;;([.M1]*[.M2]/([.M4]*[.M2]));IF([.M5]=&quot;Sw&quot;;0.9;IF([.M5]=&quot;PSU&quot;;1;0)))" office:value-type="float" office:value="1">
            <text:p>1</text:p>
          </table:table-cell>
          <table:table-cell table:number-columns-repeated="7"/>
          <table:table-cell office:value-type="string">
            <text:p>Vref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>
            <text:p>Source Power</text:p>
          </table:table-cell>
          <table:table-cell table:formula="oooc:=[.D3]/[.D6]" office:value-type="float" office:value="1.71">
            <text:p>1.71</text:p>
          </table:table-cell>
          <table:table-cell table:formula="oooc:=[.E3]/[.E6]" office:value-type="float" office:value="3.3696">
            <text:p>3.37</text:p>
          </table:table-cell>
          <table:table-cell table:formula="oooc:=[.F3]/[.F6]" office:value-type="float" office:value="29.7643507172699">
            <text:p>29.76</text:p>
          </table:table-cell>
          <table:table-cell table:formula="oooc:=[.G3]/[.G6]" office:value-type="float" office:value="0.8832">
            <text:p>0.88</text:p>
          </table:table-cell>
          <table:table-cell table:formula="oooc:=[.H3]/[.H6]" office:value-type="float" office:value="9.38095883333333">
            <text:p>9.38</text:p>
          </table:table-cell>
          <table:table-cell table:formula="oooc:=[.I3]/[.I6]" office:value-type="float" office:value="21.101030247504">
            <text:p>21.1</text:p>
          </table:table-cell>
          <table:table-cell table:formula="oooc:=[.J3]/[.J6]" office:value-type="float" office:value="9.87616721705522">
            <text:p>9.88</text:p>
          </table:table-cell>
          <table:table-cell table:formula="oooc:=[.K3]/[.K6]" office:value-type="float" office:value="11.449782025">
            <text:p>11.45</text:p>
          </table:table-cell>
          <table:table-cell table:formula="oooc:=[.L3]/[.L6]" office:value-type="float" office:value="4.15">
            <text:p>4.15</text:p>
          </table:table-cell>
          <table:table-cell table:formula="oooc:=[.M3]/[.M6]" office:value-type="float" office:value="0">
            <text:p>0</text:p>
          </table:table-cell>
          <table:table-cell table:formula="oooc:=SUM([.D7:.M7])" office:value-type="float" office:value="91.6850890401625">
            <text:p>91.69</text:p>
          </table:table-cell>
          <table:table-cell table:number-columns-repeated="6"/>
          <table:table-cell office:value-type="float" office:value="2.56">
            <text:p>2.56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>
            <text:p>Source Current</text:p>
          </table:table-cell>
          <table:table-cell table:formula="oooc:=[.D7]/[.D4]" office:value-type="float" office:value="1.14">
            <text:p>1.14</text:p>
          </table:table-cell>
          <table:table-cell table:formula="oooc:=[.E7]/[.E4]" office:value-type="float" office:value="1.872">
            <text:p>1.87</text:p>
          </table:table-cell>
          <table:table-cell table:formula="oooc:=[.F7]/[.F4]" office:value-type="float" office:value="5.95287014345398">
            <text:p>5.95</text:p>
          </table:table-cell>
          <table:table-cell table:formula="oooc:=[.G7]/[.G4]" office:value-type="float" office:value="0.490666666666667">
            <text:p>0.49</text:p>
          </table:table-cell>
          <table:table-cell table:formula="oooc:=[.H7]/[.H4]" office:value-type="float" office:value="0.781746569444444">
            <text:p>0.78</text:p>
          </table:table-cell>
          <table:table-cell table:formula="oooc:=[.I7]/[.I4]" office:value-type="float" office:value="1.758419187292">
            <text:p>1.76</text:p>
          </table:table-cell>
          <table:table-cell table:formula="oooc:=[.J7]/[.J4]" office:value-type="float" office:value="0.823013934754602">
            <text:p>0.82</text:p>
          </table:table-cell>
          <table:table-cell table:formula="oooc:=[.K7]/[.K4]" office:value-type="float" office:value="3.46963091666667">
            <text:p>3.47</text:p>
          </table:table-cell>
          <table:table-cell table:formula="oooc:=[.L7]/[.L4]" office:value-type="float" office:value="0.83">
            <text:p>0.83</text:p>
          </table:table-cell>
          <table:table-cell table:formula="oooc:=[.M7]/[.M4]" office:value-type="float" office:value="0">
            <text:p>0</text:p>
          </table:table-cell>
          <table:table-cell table:number-columns-repeated="7"/>
          <table:table-cell office:value-type="string">
            <text:p>NOB</text:p>
          </table:table-cell>
          <table:table-cell table:number-columns-repeated="18"/>
        </table:table-row>
        <table:table-row table:style-name="ro1">
          <table:table-cell table:number-columns-repeated="20"/>
          <table:table-cell office:value-type="float" office:value="8">
            <text:p>8</text:p>
          </table:table-cell>
          <table:table-cell table:number-columns-repeated="18"/>
        </table:table-row>
        <table:table-row table:style-name="ro1">
          <table:table-cell office:value-type="string">
            <text:p>Voltage</text:p>
          </table:table-cell>
          <table:table-cell office:value-type="string">
            <text:p>Rated Current</text:p>
          </table:table-cell>
          <table:table-cell office:value-type="string">
            <text:p>Source Currents</text:p>
          </table:table-cell>
          <table:table-cell table:number-columns-repeated="10"/>
          <table:table-cell office:value-type="string">
            <text:p>Total currents</text:p>
          </table:table-cell>
          <table:table-cell office:value-type="string">
            <text:p>Warning</text:p>
          </table:table-cell>
          <table:table-cell office:value-type="string">
            <text:p>Rail Power</text:p>
          </table:table-cell>
          <table:table-cell table:formula="oooc:=[.A10]" office:value-type="string" office:string-value="Voltage">
            <text:p>Voltage</text:p>
          </table:table-cell>
          <table:table-cell office:value-type="string">
            <text:p>Current Sense R</text:p>
          </table:table-cell>
          <table:table-cell office:value-type="string">
            <text:p>Current Sense V</text:p>
          </table:table-cell>
          <table:table-cell office:value-type="string">
            <text:p>Current Sense P</text:p>
          </table:table-cell>
          <table:table-cell office:value-type="string">
            <text:p>Default ADC value</text:p>
          </table:table-cell>
          <table:table-cell office:value-type="string">
            <text:p>1 bit change</text:p>
          </table:table-cell>
          <table:table-cell office:value-type="string">
            <text:p>Series</text:p>
          </table:table-cell>
          <table:table-cell office:value-type="string">
            <text:p>Part Number</text:p>
          </table:table-cell>
          <table:table-cell table:formula="oooc:=[.A10]" office:value-type="string" office:string-value="Voltage">
            <text:p>Voltage</text:p>
          </table:table-cell>
          <table:table-cell table:formula="oooc:=[.B10]" office:value-type="string" office:string-value="Rated Current">
            <text:p>Rated Current</text:p>
          </table:table-cell>
          <table:table-cell table:formula="oooc:=[.C10]" office:value-type="string" office:string-value="Source Currents">
            <text:p>Source Currents</text:p>
          </table:table-cell>
          <table:table-cell table:formula="oooc:=[.D10]" office:value-type="float" office:value="0">
            <text:p>0</text:p>
          </table:table-cell>
          <table:table-cell table:formula="oooc:=[.E10]" office:value-type="float" office:value="0">
            <text:p>0</text:p>
          </table:table-cell>
          <table:table-cell table:formula="oooc:=[.F10]" office:value-type="float" office:value="0">
            <text:p>0</text:p>
          </table:table-cell>
          <table:table-cell table:formula="oooc:=[.G10]" office:value-type="float" office:value="0">
            <text:p>0</text:p>
          </table:table-cell>
          <table:table-cell table:formula="oooc:=[.H10]" office:value-type="float" office:value="0">
            <text:p>0</text:p>
          </table:table-cell>
          <table:table-cell table:formula="oooc:=[.I10]" office:value-type="float" office:value="0">
            <text:p>0</text:p>
          </table:table-cell>
          <table:table-cell table:formula="oooc:=[.J10]" office:value-type="float" office:value="0">
            <text:p>0</text:p>
          </table:table-cell>
          <table:table-cell table:formula="oooc:=[.K10]" office:value-type="float" office:value="0">
            <text:p>0</text:p>
          </table:table-cell>
          <table:table-cell table:formula="oooc:=[.L10]" office:value-type="float" office:value="0">
            <text:p>0</text:p>
          </table:table-cell>
          <table:table-cell table:formula="oooc:=[.M10]" office:value-type="float" office:value="0">
            <text:p>0</text:p>
          </table:table-cell>
          <table:table-cell table:formula="oooc:=[.N10]" office:value-type="string" office:string-value="Total currents">
            <text:p>Total currents</text:p>
          </table:table-cell>
          <table:table-cell office:value-type="string">
            <text:p>Fraction of rated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/>
          <table:table-cell table:formula="oooc:=IF([.$A11]=[.D$4];[.D$8];IF([.$A11]=[.D$1];[.D$2];0))" office:value-type="float" office:value="0">
            <text:p>0</text:p>
          </table:table-cell>
          <table:table-cell table:formula="oooc:=IF([.$A11]=[.E$4];[.E$8];IF([.$A11]=[.E$1];[.E$2];0))" office:value-type="float" office:value="0">
            <text:p>0</text:p>
          </table:table-cell>
          <table:table-cell table:formula="oooc:=IF([.$A11]=[.F$4];[.F$8];IF([.$A11]=[.F$1];[.F$2];0))" office:value-type="float" office:value="0">
            <text:p>0</text:p>
          </table:table-cell>
          <table:table-cell table:formula="oooc:=IF([.$A11]=[.G$4];[.G$8];IF([.$A11]=[.G$1];[.G$2];0))" office:value-type="float" office:value="0">
            <text:p>0</text:p>
          </table:table-cell>
          <table:table-cell table:formula="oooc:=IF([.$A11]=[.H$4];[.H$8];IF([.$A11]=[.H$1];[.H$2];0))" office:value-type="float" office:value="0.781746569444444">
            <text:p>0.78</text:p>
          </table:table-cell>
          <table:table-cell table:formula="oooc:=IF([.$A11]=[.I$4];[.I$8];IF([.$A11]=[.I$1];[.I$2];0))" office:value-type="float" office:value="1.758419187292">
            <text:p>1.76</text:p>
          </table:table-cell>
          <table:table-cell table:formula="oooc:=IF([.$A11]=[.J$4];[.J$8];IF([.$A11]=[.J$1];[.J$2];0))" office:value-type="float" office:value="0.823013934754602">
            <text:p>0.82</text:p>
          </table:table-cell>
          <table:table-cell table:formula="oooc:=IF([.$A11]=[.K$4];[.K$8];IF([.$A11]=[.K$1];[.K$2];0))" office:value-type="float" office:value="0">
            <text:p>0</text:p>
          </table:table-cell>
          <table:table-cell table:formula="oooc:=IF([.$A11]=[.L$4];[.L$8];IF([.$A11]=[.L$1];[.L$2];0))" office:value-type="float" office:value="0">
            <text:p>0</text:p>
          </table:table-cell>
          <table:table-cell table:formula="oooc:=IF([.$A11]=[.M$4];[.M$8];IF([.$A11]=[.M$1];[.M$2];0))" office:value-type="float" office:value="0">
            <text:p>0</text:p>
          </table:table-cell>
          <table:table-cell table:formula="oooc:=SUM([.D11:.M11])" office:value-type="float" office:value="3.36317969149105">
            <text:p>3.36</text:p>
          </table:table-cell>
          <table:table-cell table:formula="oooc:=IF([.N11]&gt;[.B11];&quot;ERR&quot;;IF([.N11]&gt;0.75*[.B11];&quot;***&quot;;&quot;&quot;))">
            <text:p/>
          </table:table-cell>
          <table:table-cell table:formula="oooc:=[.N11]*[.A11]" office:value-type="float" office:value="40.3581562978926">
            <text:p>40.36</text:p>
          </table:table-cell>
          <table:table-cell table:formula="oooc:=[.A11]" office:value-type="float" office:value="12">
            <text:p>12</text:p>
          </table:table-cell>
          <table:table-cell table:style-name="ce5" office:value-type="float" office:value="0.01">
            <text:p>1.00E-002</text:p>
          </table:table-cell>
          <table:table-cell table:style-name="ce5" table:formula="oooc:=[.N11]*[.R11]" office:value-type="float" office:value="0.0336317969149105">
            <text:p>3.36E-002</text:p>
          </table:table-cell>
          <table:table-cell table:formula="oooc:=[.S11]*[.N11]" office:value-type="float" office:value="0.113109776372578">
            <text:p>0.11</text:p>
          </table:table-cell>
          <table:table-cell table:formula="oooc:=INT(10*[.S11]/[.$U$7]*(2^[.$U$9]))" office:value-type="float" office:value="33">
            <text:p>33</text:p>
          </table:table-cell>
          <table:table-cell table:style-name="ce6" table:formula="oooc:=(1/(2^[.$U$9])*[.$U$7])/10/[.R11]" office:value-type="float" office:value="0.1">
            <text:p>1.0E-001</text:p>
          </table:table-cell>
          <table:table-cell table:formula="oooc:=IF([.T11]&gt;0.5;IF([.R11]&lt;0.01;&quot;WSL2512&quot;;&quot;WSL2816&quot;);IF([.T11]&gt;0.25;&quot;WSL2512&quot;;&quot;WSL2010&quot;))" office:value-type="string" office:string-value="WSL2010">
            <text:p>WSL2010</text:p>
          </table:table-cell>
          <table:table-cell table:formula="oooc:=CONCATENATE([.W11];IF([.R11]&lt;0.01;CONCATENATE(LEFT(TEXT([.R11];&quot;0.000E+000&quot;);1);&quot;L&quot;;MID(TEXT([.R11];&quot;0.000E+000&quot;);3;3));CONCATENATE(&quot;R0&quot;;LEFT(TEXT([.R11];&quot;0.000E+000&quot;);1);MID(TEXT([.R11];&quot;0.000E+000&quot;);3;2)));&quot;FEA&quot;)" office:value-type="string" office:string-value="WSL2010R0100FEA">
            <text:p>WSL2010R0100FEA</text:p>
          </table:table-cell>
          <table:table-cell table:formula="oooc:=[.A11]" office:value-type="float" office:value="12">
            <text:p>12</text:p>
          </table:table-cell>
          <table:table-cell table:formula="oooc:=[.B11]" office:value-type="float" office:value="13">
            <text:p>13</text:p>
          </table:table-cell>
          <table:table-cell table:formula="oooc:=[.C11]" office:value-type="float" office:value="0">
            <text:p>0</text:p>
          </table:table-cell>
          <table:table-cell table:formula="oooc:=[.D11]" office:value-type="float" office:value="0">
            <text:p>0</text:p>
          </table:table-cell>
          <table:table-cell table:formula="oooc:=[.E11]" office:value-type="float" office:value="0">
            <text:p>0</text:p>
          </table:table-cell>
          <table:table-cell table:formula="oooc:=[.F11]" office:value-type="float" office:value="0">
            <text:p>0</text:p>
          </table:table-cell>
          <table:table-cell table:formula="oooc:=[.G11]" office:value-type="float" office:value="0">
            <text:p>0</text:p>
          </table:table-cell>
          <table:table-cell table:formula="oooc:=[.H11]" office:value-type="float" office:value="0.781746569444444">
            <text:p>0.78</text:p>
          </table:table-cell>
          <table:table-cell table:formula="oooc:=[.I11]" office:value-type="float" office:value="1.758419187292">
            <text:p>1.76</text:p>
          </table:table-cell>
          <table:table-cell table:formula="oooc:=[.J11]" office:value-type="float" office:value="0.823013934754602">
            <text:p>0.82</text:p>
          </table:table-cell>
          <table:table-cell table:formula="oooc:=[.K11]" office:value-type="float" office:value="0">
            <text:p>0</text:p>
          </table:table-cell>
          <table:table-cell table:formula="oooc:=[.L11]" office:value-type="float" office:value="0">
            <text:p>0</text:p>
          </table:table-cell>
          <table:table-cell table:formula="oooc:=[.M11]" office:value-type="float" office:value="0">
            <text:p>0</text:p>
          </table:table-cell>
          <table:table-cell table:formula="oooc:=[.N11]" office:value-type="float" office:value="3.36317969149105">
            <text:p>3.36</text:p>
          </table:table-cell>
          <table:table-cell table:formula="oooc:=[.AL11]/[.Z11]" office:value-type="float" office:value="0.258706130114696">
            <text:p>0.2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/>
          <table:table-cell table:formula="oooc:=IF([.$A12]=[.D$4];[.D$8];IF([.$A12]=[.D$1];[.D$2];0))" office:value-type="float" office:value="0">
            <text:p>0</text:p>
          </table:table-cell>
          <table:table-cell table:formula="oooc:=IF([.$A12]=[.E$4];[.E$8];IF([.$A12]=[.E$1];[.E$2];0))" office:value-type="float" office:value="0">
            <text:p>0</text:p>
          </table:table-cell>
          <table:table-cell table:formula="oooc:=IF([.$A12]=[.F$4];[.F$8];IF([.$A12]=[.F$1];[.F$2];0))" office:value-type="float" office:value="5.95287014345398">
            <text:p>5.95</text:p>
          </table:table-cell>
          <table:table-cell table:formula="oooc:=IF([.$A12]=[.G$4];[.G$8];IF([.$A12]=[.G$1];[.G$2];0))" office:value-type="float" office:value="0">
            <text:p>0</text:p>
          </table:table-cell>
          <table:table-cell table:formula="oooc:=IF([.$A12]=[.H$4];[.H$8];IF([.$A12]=[.H$1];[.H$2];0))" office:value-type="float" office:value="0">
            <text:p>0</text:p>
          </table:table-cell>
          <table:table-cell table:formula="oooc:=IF([.$A12]=[.I$4];[.I$8];IF([.$A12]=[.I$1];[.I$2];0))" office:value-type="float" office:value="0">
            <text:p>0</text:p>
          </table:table-cell>
          <table:table-cell table:formula="oooc:=IF([.$A12]=[.J$4];[.J$8];IF([.$A12]=[.J$1];[.J$2];0))" office:value-type="float" office:value="0">
            <text:p>0</text:p>
          </table:table-cell>
          <table:table-cell table:formula="oooc:=IF([.$A12]=[.K$4];[.K$8];IF([.$A12]=[.K$1];[.K$2];0))" office:value-type="float" office:value="0">
            <text:p>0</text:p>
          </table:table-cell>
          <table:table-cell table:formula="oooc:=IF([.$A12]=[.L$4];[.L$8];IF([.$A12]=[.L$1];[.L$2];0))" office:value-type="float" office:value="0.83">
            <text:p>0.83</text:p>
          </table:table-cell>
          <table:table-cell table:formula="oooc:=IF([.$A12]=[.M$4];[.M$8];IF([.$A12]=[.M$1];[.M$2];0))" office:value-type="float" office:value="0">
            <text:p>0</text:p>
          </table:table-cell>
          <table:table-cell table:formula="oooc:=SUM([.D12:.M12])" office:value-type="float" office:value="6.78287014345398">
            <text:p>6.78</text:p>
          </table:table-cell>
          <table:table-cell table:formula="oooc:=IF([.N12]&gt;[.B12];&quot;ERR&quot;;IF([.N12]&gt;0.75*[.B12];&quot;***&quot;;&quot;&quot;))">
            <text:p/>
          </table:table-cell>
          <table:table-cell table:formula="oooc:=[.N12]*[.A12]" office:value-type="float" office:value="33.9143507172699">
            <text:p>33.91</text:p>
          </table:table-cell>
          <table:table-cell table:formula="oooc:=[.A12]" office:value-type="float" office:value="5">
            <text:p>5</text:p>
          </table:table-cell>
          <table:table-cell table:style-name="ce5" office:value-type="float" office:value="0.0047">
            <text:p>4.70E-003</text:p>
          </table:table-cell>
          <table:table-cell table:style-name="ce5" table:formula="oooc:=[.N12]*[.R12]" office:value-type="float" office:value="0.0318794896742337">
            <text:p>3.19E-002</text:p>
          </table:table-cell>
          <table:table-cell table:formula="oooc:=[.S12]*[.N12]" office:value-type="float" office:value="0.216234438699909">
            <text:p>0.22</text:p>
          </table:table-cell>
          <table:table-cell table:formula="oooc:=INT(10*[.S12]/[.$U$7]*(2^[.$U$9]))" office:value-type="float" office:value="31">
            <text:p>31</text:p>
          </table:table-cell>
          <table:table-cell table:style-name="ce6" table:formula="oooc:=(1/(2^[.$U$9])*[.$U$7])/10/[.R12]" office:value-type="float" office:value="0.212765957446808">
            <text:p>2.1E-001</text:p>
          </table:table-cell>
          <table:table-cell table:formula="oooc:=IF([.T12]&gt;0.5;IF([.R12]&lt;0.01;&quot;WSL2512&quot;;&quot;WSL2816&quot;);IF([.T12]&gt;0.25;&quot;WSL2512&quot;;&quot;WSL2010&quot;))" office:value-type="string" office:string-value="WSL2010">
            <text:p>WSL2010</text:p>
          </table:table-cell>
          <table:table-cell table:formula="oooc:=CONCATENATE([.W12];IF([.R12]&lt;0.01;CONCATENATE(LEFT(TEXT([.R12];&quot;0.000E+000&quot;);1);&quot;L&quot;;MID(TEXT([.R12];&quot;0.000E+000&quot;);3;3));CONCATENATE(&quot;R0&quot;;LEFT(TEXT([.R12];&quot;0.000E+000&quot;);1);MID(TEXT([.R12];&quot;0.000E+000&quot;);3;2)));&quot;FEA&quot;)" office:value-type="string" office:string-value="WSL20104L700FEA">
            <text:p>WSL20104L700FEA</text:p>
          </table:table-cell>
          <table:table-cell table:formula="oooc:=[.A12]" office:value-type="float" office:value="5">
            <text:p>5</text:p>
          </table:table-cell>
          <table:table-cell table:formula="oooc:=[.B12]" office:value-type="float" office:value="25">
            <text:p>25</text:p>
          </table:table-cell>
          <table:table-cell table:formula="oooc:=[.C12]" office:value-type="float" office:value="0">
            <text:p>0</text:p>
          </table:table-cell>
          <table:table-cell table:formula="oooc:=[.D12]" office:value-type="float" office:value="0">
            <text:p>0</text:p>
          </table:table-cell>
          <table:table-cell table:formula="oooc:=[.E12]" office:value-type="float" office:value="0">
            <text:p>0</text:p>
          </table:table-cell>
          <table:table-cell table:formula="oooc:=[.F12]" office:value-type="float" office:value="5.95287014345398">
            <text:p>5.95</text:p>
          </table:table-cell>
          <table:table-cell table:formula="oooc:=[.G12]" office:value-type="float" office:value="0">
            <text:p>0</text:p>
          </table:table-cell>
          <table:table-cell table:formula="oooc:=[.H12]" office:value-type="float" office:value="0">
            <text:p>0</text:p>
          </table:table-cell>
          <table:table-cell table:formula="oooc:=[.I12]" office:value-type="float" office:value="0">
            <text:p>0</text:p>
          </table:table-cell>
          <table:table-cell table:formula="oooc:=[.J12]" office:value-type="float" office:value="0">
            <text:p>0</text:p>
          </table:table-cell>
          <table:table-cell table:formula="oooc:=[.K12]" office:value-type="float" office:value="0">
            <text:p>0</text:p>
          </table:table-cell>
          <table:table-cell table:formula="oooc:=[.L12]" office:value-type="float" office:value="0.83">
            <text:p>0.83</text:p>
          </table:table-cell>
          <table:table-cell table:formula="oooc:=[.M12]" office:value-type="float" office:value="0">
            <text:p>0</text:p>
          </table:table-cell>
          <table:table-cell table:formula="oooc:=[.N12]" office:value-type="float" office:value="6.78287014345398">
            <text:p>6.78</text:p>
          </table:table-cell>
          <table:table-cell table:formula="oooc:=[.AL12]/[.Z12]" office:value-type="float" office:value="0.271314805738159">
            <text:p>0.27</text:p>
          </table:table-cell>
        </table:table-row>
        <table:table-row table:style-name="ro1">
          <table:table-cell office:value-type="float" office:value="3.3">
            <text:p>3.3</text:p>
          </table:table-cell>
          <table:table-cell office:value-type="float" office:value="15">
            <text:p>15</text:p>
          </table:table-cell>
          <table:table-cell/>
          <table:table-cell table:formula="oooc:=IF([.$A13]=[.D$4];[.D$8];IF([.$A13]=[.D$1];[.D$2];0))" office:value-type="float" office:value="0">
            <text:p>0</text:p>
          </table:table-cell>
          <table:table-cell table:formula="oooc:=IF([.$A13]=[.E$4];[.E$8];IF([.$A13]=[.E$1];[.E$2];0))" office:value-type="float" office:value="0">
            <text:p>0</text:p>
          </table:table-cell>
          <table:table-cell table:formula="oooc:=IF([.$A13]=[.F$4];[.F$8];IF([.$A13]=[.F$1];[.F$2];0))" office:value-type="float" office:value="0">
            <text:p>0</text:p>
          </table:table-cell>
          <table:table-cell table:formula="oooc:=IF([.$A13]=[.G$4];[.G$8];IF([.$A13]=[.G$1];[.G$2];0))" office:value-type="float" office:value="0">
            <text:p>0</text:p>
          </table:table-cell>
          <table:table-cell table:formula="oooc:=IF([.$A13]=[.H$4];[.H$8];IF([.$A13]=[.H$1];[.H$2];0))" office:value-type="float" office:value="0">
            <text:p>0</text:p>
          </table:table-cell>
          <table:table-cell table:formula="oooc:=IF([.$A13]=[.I$4];[.I$8];IF([.$A13]=[.I$1];[.I$2];0))" office:value-type="float" office:value="0">
            <text:p>0</text:p>
          </table:table-cell>
          <table:table-cell table:formula="oooc:=IF([.$A13]=[.J$4];[.J$8];IF([.$A13]=[.J$1];[.J$2];0))" office:value-type="float" office:value="0">
            <text:p>0</text:p>
          </table:table-cell>
          <table:table-cell table:formula="oooc:=IF([.$A13]=[.K$4];[.K$8];IF([.$A13]=[.K$1];[.K$2];0))" office:value-type="float" office:value="3.46963091666667">
            <text:p>3.47</text:p>
          </table:table-cell>
          <table:table-cell table:formula="oooc:=IF([.$A13]=[.L$4];[.L$8];IF([.$A13]=[.L$1];[.L$2];0))" office:value-type="float" office:value="0">
            <text:p>0</text:p>
          </table:table-cell>
          <table:table-cell table:formula="oooc:=IF([.$A13]=[.M$4];[.M$8];IF([.$A13]=[.M$1];[.M$2];0))" office:value-type="float" office:value="0">
            <text:p>0</text:p>
          </table:table-cell>
          <table:table-cell table:formula="oooc:=SUM([.D13:.M13])" office:value-type="float" office:value="3.46963091666667">
            <text:p>3.47</text:p>
          </table:table-cell>
          <table:table-cell table:formula="oooc:=IF([.N13]&gt;[.B13];&quot;ERR&quot;;IF([.N13]&gt;0.75*[.B13];&quot;***&quot;;&quot;&quot;))">
            <text:p/>
          </table:table-cell>
          <table:table-cell table:formula="oooc:=[.N13]*[.A13]" office:value-type="float" office:value="11.449782025">
            <text:p>11.45</text:p>
          </table:table-cell>
          <table:table-cell table:formula="oooc:=[.A13]" office:value-type="float" office:value="3.3">
            <text:p>3.3</text:p>
          </table:table-cell>
          <table:table-cell table:style-name="ce5" office:value-type="float" office:value="0.01">
            <text:p>1.00E-002</text:p>
          </table:table-cell>
          <table:table-cell table:style-name="ce5" table:formula="oooc:=[.N13]*[.R13]" office:value-type="float" office:value="0.0346963091666667">
            <text:p>3.47E-002</text:p>
          </table:table-cell>
          <table:table-cell table:formula="oooc:=[.S13]*[.N13]" office:value-type="float" office:value="0.120383386978892">
            <text:p>0.12</text:p>
          </table:table-cell>
          <table:table-cell table:formula="oooc:=INT(10*[.S13]/[.$U$7]*(2^[.$U$9]))" office:value-type="float" office:value="34">
            <text:p>34</text:p>
          </table:table-cell>
          <table:table-cell table:style-name="ce6" table:formula="oooc:=(1/(2^[.$U$9])*[.$U$7])/10/[.R13]" office:value-type="float" office:value="0.1">
            <text:p>1.0E-001</text:p>
          </table:table-cell>
          <table:table-cell table:formula="oooc:=IF([.T13]&gt;0.5;IF([.R13]&lt;0.01;&quot;WSL2512&quot;;&quot;WSL2816&quot;);IF([.T13]&gt;0.25;&quot;WSL2512&quot;;&quot;WSL2010&quot;))" office:value-type="string" office:string-value="WSL2010">
            <text:p>WSL2010</text:p>
          </table:table-cell>
          <table:table-cell table:formula="oooc:=CONCATENATE([.W13];IF([.R13]&lt;0.01;CONCATENATE(LEFT(TEXT([.R13];&quot;0.000E+000&quot;);1);&quot;L&quot;;MID(TEXT([.R13];&quot;0.000E+000&quot;);3;3));CONCATENATE(&quot;R0&quot;;LEFT(TEXT([.R13];&quot;0.000E+000&quot;);1);MID(TEXT([.R13];&quot;0.000E+000&quot;);3;2)));&quot;FEA&quot;)" office:value-type="string" office:string-value="WSL2010R0100FEA">
            <text:p>WSL2010R0100FEA</text:p>
          </table:table-cell>
          <table:table-cell table:formula="oooc:=[.A13]" office:value-type="float" office:value="3.3">
            <text:p>3.3</text:p>
          </table:table-cell>
          <table:table-cell table:formula="oooc:=[.B13]" office:value-type="float" office:value="15">
            <text:p>15</text:p>
          </table:table-cell>
          <table:table-cell table:formula="oooc:=[.C13]" office:value-type="float" office:value="0">
            <text:p>0</text:p>
          </table:table-cell>
          <table:table-cell table:formula="oooc:=[.D13]" office:value-type="float" office:value="0">
            <text:p>0</text:p>
          </table:table-cell>
          <table:table-cell table:formula="oooc:=[.E13]" office:value-type="float" office:value="0">
            <text:p>0</text:p>
          </table:table-cell>
          <table:table-cell table:formula="oooc:=[.F13]" office:value-type="float" office:value="0">
            <text:p>0</text:p>
          </table:table-cell>
          <table:table-cell table:formula="oooc:=[.G13]" office:value-type="float" office:value="0">
            <text:p>0</text:p>
          </table:table-cell>
          <table:table-cell table:formula="oooc:=[.H13]" office:value-type="float" office:value="0">
            <text:p>0</text:p>
          </table:table-cell>
          <table:table-cell table:formula="oooc:=[.I13]" office:value-type="float" office:value="0">
            <text:p>0</text:p>
          </table:table-cell>
          <table:table-cell table:formula="oooc:=[.J13]" office:value-type="float" office:value="0">
            <text:p>0</text:p>
          </table:table-cell>
          <table:table-cell table:formula="oooc:=[.K13]" office:value-type="float" office:value="3.46963091666667">
            <text:p>3.47</text:p>
          </table:table-cell>
          <table:table-cell table:formula="oooc:=[.L13]" office:value-type="float" office:value="0">
            <text:p>0</text:p>
          </table:table-cell>
          <table:table-cell table:formula="oooc:=[.M13]" office:value-type="float" office:value="0">
            <text:p>0</text:p>
          </table:table-cell>
          <table:table-cell table:formula="oooc:=[.N13]" office:value-type="float" office:value="3.46963091666667">
            <text:p>3.47</text:p>
          </table:table-cell>
          <table:table-cell table:formula="oooc:=[.AL13]/[.Z13]" office:value-type="float" office:value="0.231308727777778">
            <text:p>0.23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6">
            <text:p>6</text:p>
          </table:table-cell>
          <table:table-cell/>
          <table:table-cell table:formula="oooc:=IF([.$A14]=[.D$4];[.D$8];IF([.$A14]=[.D$1];[.D$2];0))" office:value-type="float" office:value="0">
            <text:p>0</text:p>
          </table:table-cell>
          <table:table-cell table:formula="oooc:=IF([.$A14]=[.E$4];[.E$8];IF([.$A14]=[.E$1];[.E$2];0))" office:value-type="float" office:value="0">
            <text:p>0</text:p>
          </table:table-cell>
          <table:table-cell table:formula="oooc:=IF([.$A14]=[.F$4];[.F$8];IF([.$A14]=[.F$1];[.F$2];0))" office:value-type="float" office:value="0">
            <text:p>0</text:p>
          </table:table-cell>
          <table:table-cell table:formula="oooc:=IF([.$A14]=[.G$4];[.G$8];IF([.$A14]=[.G$1];[.G$2];0))" office:value-type="float" office:value="0">
            <text:p>0</text:p>
          </table:table-cell>
          <table:table-cell table:formula="oooc:=IF([.$A14]=[.H$4];[.H$8];IF([.$A14]=[.H$1];[.H$2];0))" office:value-type="float" office:value="0">
            <text:p>0</text:p>
          </table:table-cell>
          <table:table-cell table:formula="oooc:=IF([.$A14]=[.I$4];[.I$8];IF([.$A14]=[.I$1];[.I$2];0))" office:value-type="float" office:value="0">
            <text:p>0</text:p>
          </table:table-cell>
          <table:table-cell table:formula="oooc:=IF([.$A14]=[.J$4];[.J$8];IF([.$A14]=[.J$1];[.J$2];0))" office:value-type="float" office:value="3.55542019813988">
            <text:p>3.56</text:p>
          </table:table-cell>
          <table:table-cell table:formula="oooc:=IF([.$A14]=[.K$4];[.K$8];IF([.$A14]=[.K$1];[.K$2];0))" office:value-type="float" office:value="0">
            <text:p>0</text:p>
          </table:table-cell>
          <table:table-cell table:formula="oooc:=IF([.$A14]=[.L$4];[.L$8];IF([.$A14]=[.L$1];[.L$2];0))" office:value-type="float" office:value="0">
            <text:p>0</text:p>
          </table:table-cell>
          <table:table-cell table:formula="oooc:=IF([.$A14]=[.M$4];[.M$8];IF([.$A14]=[.M$1];[.M$2];0))" office:value-type="float" office:value="0">
            <text:p>0</text:p>
          </table:table-cell>
          <table:table-cell table:formula="oooc:=SUM([.D14:.M14])" office:value-type="float" office:value="3.55542019813988">
            <text:p>3.56</text:p>
          </table:table-cell>
          <table:table-cell table:formula="oooc:=IF([.N14]&gt;[.B14];&quot;ERR&quot;;IF([.N14]&gt;0.75*[.B14];&quot;***&quot;;&quot;&quot;))">
            <text:p/>
          </table:table-cell>
          <table:table-cell table:formula="oooc:=[.N14]*[.A14]" office:value-type="float" office:value="8.8885504953497">
            <text:p>8.89</text:p>
          </table:table-cell>
          <table:table-cell table:formula="oooc:=[.A14]" office:value-type="float" office:value="2.5">
            <text:p>2.5</text:p>
          </table:table-cell>
          <table:table-cell table:style-name="ce5" office:value-type="float" office:value="0.01">
            <text:p>1.00E-002</text:p>
          </table:table-cell>
          <table:table-cell table:style-name="ce5" table:formula="oooc:=[.N14]*[.R14]" office:value-type="float" office:value="0.0355542019813988">
            <text:p>3.56E-002</text:p>
          </table:table-cell>
          <table:table-cell table:formula="oooc:=[.S14]*[.N14]" office:value-type="float" office:value="0.12641012785341">
            <text:p>0.13</text:p>
          </table:table-cell>
          <table:table-cell table:formula="oooc:=INT(10*[.S14]/[.$U$7]*(2^[.$U$9]))" office:value-type="float" office:value="35">
            <text:p>35</text:p>
          </table:table-cell>
          <table:table-cell table:style-name="ce6" table:formula="oooc:=(1/(2^[.$U$9])*[.$U$7])/10/[.R14]" office:value-type="float" office:value="0.1">
            <text:p>1.0E-001</text:p>
          </table:table-cell>
          <table:table-cell table:formula="oooc:=IF([.T14]&gt;0.5;IF([.R14]&lt;0.01;&quot;WSL2512&quot;;&quot;WSL2816&quot;);IF([.T14]&gt;0.25;&quot;WSL2512&quot;;&quot;WSL2010&quot;))" office:value-type="string" office:string-value="WSL2010">
            <text:p>WSL2010</text:p>
          </table:table-cell>
          <table:table-cell table:formula="oooc:=CONCATENATE([.W14];IF([.R14]&lt;0.01;CONCATENATE(LEFT(TEXT([.R14];&quot;0.000E+000&quot;);1);&quot;L&quot;;MID(TEXT([.R14];&quot;0.000E+000&quot;);3;3));CONCATENATE(&quot;R0&quot;;LEFT(TEXT([.R14];&quot;0.000E+000&quot;);1);MID(TEXT([.R14];&quot;0.000E+000&quot;);3;2)));&quot;FEA&quot;)" office:value-type="string" office:string-value="WSL2010R0100FEA">
            <text:p>WSL2010R0100FEA</text:p>
          </table:table-cell>
          <table:table-cell table:formula="oooc:=[.A14]" office:value-type="float" office:value="2.5">
            <text:p>2.5</text:p>
          </table:table-cell>
          <table:table-cell table:formula="oooc:=[.B14]" office:value-type="float" office:value="6">
            <text:p>6</text:p>
          </table:table-cell>
          <table:table-cell table:formula="oooc:=[.C14]" office:value-type="float" office:value="0">
            <text:p>0</text:p>
          </table:table-cell>
          <table:table-cell table:formula="oooc:=[.D14]" office:value-type="float" office:value="0">
            <text:p>0</text:p>
          </table:table-cell>
          <table:table-cell table:formula="oooc:=[.E14]" office:value-type="float" office:value="0">
            <text:p>0</text:p>
          </table:table-cell>
          <table:table-cell table:formula="oooc:=[.F14]" office:value-type="float" office:value="0">
            <text:p>0</text:p>
          </table:table-cell>
          <table:table-cell table:formula="oooc:=[.G14]" office:value-type="float" office:value="0">
            <text:p>0</text:p>
          </table:table-cell>
          <table:table-cell table:formula="oooc:=[.H14]" office:value-type="float" office:value="0">
            <text:p>0</text:p>
          </table:table-cell>
          <table:table-cell table:formula="oooc:=[.I14]" office:value-type="float" office:value="0">
            <text:p>0</text:p>
          </table:table-cell>
          <table:table-cell table:formula="oooc:=[.J14]" office:value-type="float" office:value="3.55542019813988">
            <text:p>3.56</text:p>
          </table:table-cell>
          <table:table-cell table:formula="oooc:=[.K14]" office:value-type="float" office:value="0">
            <text:p>0</text:p>
          </table:table-cell>
          <table:table-cell table:formula="oooc:=[.L14]" office:value-type="float" office:value="0">
            <text:p>0</text:p>
          </table:table-cell>
          <table:table-cell table:formula="oooc:=[.M14]" office:value-type="float" office:value="0">
            <text:p>0</text:p>
          </table:table-cell>
          <table:table-cell table:formula="oooc:=[.N14]" office:value-type="float" office:value="3.55542019813988">
            <text:p>3.56</text:p>
          </table:table-cell>
          <table:table-cell table:formula="oooc:=[.AL14]/[.Z14]" office:value-type="float" office:value="0.592570033023313">
            <text:p>0.59</text:p>
          </table:table-cell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16">
            <text:p>16</text:p>
          </table:table-cell>
          <table:table-cell/>
          <table:table-cell table:formula="oooc:=IF([.$A15]=[.D$4];[.D$8];IF([.$A15]=[.D$1];[.D$2];0))" office:value-type="float" office:value="0">
            <text:p>0</text:p>
          </table:table-cell>
          <table:table-cell table:formula="oooc:=IF([.$A15]=[.E$4];[.E$8];IF([.$A15]=[.E$1];[.E$2];0))" office:value-type="float" office:value="1.872">
            <text:p>1.87</text:p>
          </table:table-cell>
          <table:table-cell table:formula="oooc:=IF([.$A15]=[.F$4];[.F$8];IF([.$A15]=[.F$1];[.F$2];0))" office:value-type="float" office:value="0">
            <text:p>0</text:p>
          </table:table-cell>
          <table:table-cell table:formula="oooc:=IF([.$A15]=[.G$4];[.G$8];IF([.$A15]=[.G$1];[.G$2];0))" office:value-type="float" office:value="0.490666666666667">
            <text:p>0.49</text:p>
          </table:table-cell>
          <table:table-cell table:formula="oooc:=IF([.$A15]=[.H$4];[.H$8];IF([.$A15]=[.H$1];[.H$2];0))" office:value-type="float" office:value="0">
            <text:p>0</text:p>
          </table:table-cell>
          <table:table-cell table:formula="oooc:=IF([.$A15]=[.I$4];[.I$8];IF([.$A15]=[.I$1];[.I$2];0))" office:value-type="float" office:value="10.550515123752">
            <text:p>10.55</text:p>
          </table:table-cell>
          <table:table-cell table:formula="oooc:=IF([.$A15]=[.J$4];[.J$8];IF([.$A15]=[.J$1];[.J$2];0))" office:value-type="float" office:value="0">
            <text:p>0</text:p>
          </table:table-cell>
          <table:table-cell table:formula="oooc:=IF([.$A15]=[.K$4];[.K$8];IF([.$A15]=[.K$1];[.K$2];0))" office:value-type="float" office:value="0">
            <text:p>0</text:p>
          </table:table-cell>
          <table:table-cell table:formula="oooc:=IF([.$A15]=[.L$4];[.L$8];IF([.$A15]=[.L$1];[.L$2];0))" office:value-type="float" office:value="0">
            <text:p>0</text:p>
          </table:table-cell>
          <table:table-cell table:formula="oooc:=IF([.$A15]=[.M$4];[.M$8];IF([.$A15]=[.M$1];[.M$2];0))" office:value-type="float" office:value="0">
            <text:p>0</text:p>
          </table:table-cell>
          <table:table-cell table:formula="oooc:=SUM([.D15:.M15])" office:value-type="float" office:value="12.9131817904187">
            <text:p>12.91</text:p>
          </table:table-cell>
          <table:table-cell table:formula="oooc:=IF([.N15]&gt;[.B15];&quot;ERR&quot;;IF([.N15]&gt;0.75*[.B15];&quot;***&quot;;&quot;&quot;))" office:value-type="string" office:string-value="***">
            <text:p>***</text:p>
          </table:table-cell>
          <table:table-cell table:formula="oooc:=[.N15]*[.A15]" office:value-type="float" office:value="23.2437272227536">
            <text:p>23.24</text:p>
          </table:table-cell>
          <table:table-cell table:formula="oooc:=[.A15]" office:value-type="float" office:value="1.8">
            <text:p>1.8</text:p>
          </table:table-cell>
          <table:table-cell table:style-name="ce5" office:value-type="float" office:value="0.0022">
            <text:p>2.20E-003</text:p>
          </table:table-cell>
          <table:table-cell table:style-name="ce5" table:formula="oooc:=[.N15]*[.R15]" office:value-type="float" office:value="0.0284089999389211">
            <text:p>2.84E-002</text:p>
          </table:table-cell>
          <table:table-cell table:formula="oooc:=[.S15]*[.N15]" office:value-type="float" office:value="0.366850580695281">
            <text:p>0.37</text:p>
          </table:table-cell>
          <table:table-cell table:formula="oooc:=INT(10*[.S15]/[.$U$7]*(2^[.$U$9]))" office:value-type="float" office:value="28">
            <text:p>28</text:p>
          </table:table-cell>
          <table:table-cell table:style-name="ce6" table:formula="oooc:=(1/(2^[.$U$9])*[.$U$7])/10/[.R15]" office:value-type="float" office:value="0.454545454545455">
            <text:p>4.5E-001</text:p>
          </table:table-cell>
          <table:table-cell table:formula="oooc:=IF([.T15]&gt;0.5;IF([.R15]&lt;0.01;&quot;WSL2512&quot;;&quot;WSL2816&quot;);IF([.T15]&gt;0.25;&quot;WSL2512&quot;;&quot;WSL2010&quot;))" office:value-type="string" office:string-value="WSL2512">
            <text:p>WSL2512</text:p>
          </table:table-cell>
          <table:table-cell table:formula="oooc:=CONCATENATE([.W15];IF([.R15]&lt;0.01;CONCATENATE(LEFT(TEXT([.R15];&quot;0.000E+000&quot;);1);&quot;L&quot;;MID(TEXT([.R15];&quot;0.000E+000&quot;);3;3));CONCATENATE(&quot;R0&quot;;LEFT(TEXT([.R15];&quot;0.000E+000&quot;);1);MID(TEXT([.R15];&quot;0.000E+000&quot;);3;2)));&quot;FEA&quot;)" office:value-type="string" office:string-value="WSL25122L200FEA">
            <text:p>WSL25122L200FEA</text:p>
          </table:table-cell>
          <table:table-cell table:formula="oooc:=[.A15]" office:value-type="float" office:value="1.8">
            <text:p>1.8</text:p>
          </table:table-cell>
          <table:table-cell table:formula="oooc:=[.B15]" office:value-type="float" office:value="16">
            <text:p>16</text:p>
          </table:table-cell>
          <table:table-cell table:formula="oooc:=[.C15]" office:value-type="float" office:value="0">
            <text:p>0</text:p>
          </table:table-cell>
          <table:table-cell table:formula="oooc:=[.D15]" office:value-type="float" office:value="0">
            <text:p>0</text:p>
          </table:table-cell>
          <table:table-cell table:formula="oooc:=[.E15]" office:value-type="float" office:value="1.872">
            <text:p>1.87</text:p>
          </table:table-cell>
          <table:table-cell table:formula="oooc:=[.F15]" office:value-type="float" office:value="0">
            <text:p>0</text:p>
          </table:table-cell>
          <table:table-cell table:formula="oooc:=[.G15]" office:value-type="float" office:value="0.490666666666667">
            <text:p>0.49</text:p>
          </table:table-cell>
          <table:table-cell table:formula="oooc:=[.H15]" office:value-type="float" office:value="0">
            <text:p>0</text:p>
          </table:table-cell>
          <table:table-cell table:formula="oooc:=[.I15]" office:value-type="float" office:value="10.550515123752">
            <text:p>10.55</text:p>
          </table:table-cell>
          <table:table-cell table:formula="oooc:=[.J15]" office:value-type="float" office:value="0">
            <text:p>0</text:p>
          </table:table-cell>
          <table:table-cell table:formula="oooc:=[.K15]" office:value-type="float" office:value="0">
            <text:p>0</text:p>
          </table:table-cell>
          <table:table-cell table:formula="oooc:=[.L15]" office:value-type="float" office:value="0">
            <text:p>0</text:p>
          </table:table-cell>
          <table:table-cell table:formula="oooc:=[.M15]" office:value-type="float" office:value="0">
            <text:p>0</text:p>
          </table:table-cell>
          <table:table-cell table:formula="oooc:=[.N15]" office:value-type="float" office:value="12.9131817904187">
            <text:p>12.91</text:p>
          </table:table-cell>
          <table:table-cell table:formula="oooc:=[.AL15]/[.Z15]" office:value-type="float" office:value="0.807073861901167">
            <text:p>0.81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0">
            <text:p>10</text:p>
          </table:table-cell>
          <table:table-cell/>
          <table:table-cell table:formula="oooc:=IF([.$A16]=[.D$4];[.D$8];IF([.$A16]=[.D$1];[.D$2];0))" office:value-type="float" office:value="1.14">
            <text:p>1.14</text:p>
          </table:table-cell>
          <table:table-cell table:formula="oooc:=IF([.$A16]=[.E$4];[.E$8];IF([.$A16]=[.E$1];[.E$2];0))" office:value-type="float" office:value="0">
            <text:p>0</text:p>
          </table:table-cell>
          <table:table-cell table:formula="oooc:=IF([.$A16]=[.F$4];[.F$8];IF([.$A16]=[.F$1];[.F$2];0))" office:value-type="float" office:value="0">
            <text:p>0</text:p>
          </table:table-cell>
          <table:table-cell table:formula="oooc:=IF([.$A16]=[.G$4];[.G$8];IF([.$A16]=[.G$1];[.G$2];0))" office:value-type="float" office:value="0">
            <text:p>0</text:p>
          </table:table-cell>
          <table:table-cell table:formula="oooc:=IF([.$A16]=[.H$4];[.H$8];IF([.$A16]=[.H$1];[.H$2];0))" office:value-type="float" office:value="5.6285753">
            <text:p>5.63</text:p>
          </table:table-cell>
          <table:table-cell table:formula="oooc:=IF([.$A16]=[.I$4];[.I$8];IF([.$A16]=[.I$1];[.I$2];0))" office:value-type="float" office:value="0">
            <text:p>0</text:p>
          </table:table-cell>
          <table:table-cell table:formula="oooc:=IF([.$A16]=[.J$4];[.J$8];IF([.$A16]=[.J$1];[.J$2];0))" office:value-type="float" office:value="0">
            <text:p>0</text:p>
          </table:table-cell>
          <table:table-cell table:formula="oooc:=IF([.$A16]=[.K$4];[.K$8];IF([.$A16]=[.K$1];[.K$2];0))" office:value-type="float" office:value="0">
            <text:p>0</text:p>
          </table:table-cell>
          <table:table-cell table:formula="oooc:=IF([.$A16]=[.L$4];[.L$8];IF([.$A16]=[.L$1];[.L$2];0))" office:value-type="float" office:value="0">
            <text:p>0</text:p>
          </table:table-cell>
          <table:table-cell table:formula="oooc:=IF([.$A16]=[.M$4];[.M$8];IF([.$A16]=[.M$1];[.M$2];0))" office:value-type="float" office:value="0">
            <text:p>0</text:p>
          </table:table-cell>
          <table:table-cell table:formula="oooc:=SUM([.D16:.M16])" office:value-type="float" office:value="6.7685753">
            <text:p>6.77</text:p>
          </table:table-cell>
          <table:table-cell table:formula="oooc:=IF([.N16]&gt;[.B16];&quot;ERR&quot;;IF([.N16]&gt;0.75*[.B16];&quot;***&quot;;&quot;&quot;))">
            <text:p/>
          </table:table-cell>
          <table:table-cell table:formula="oooc:=[.N16]*[.A16]" office:value-type="float" office:value="10.15286295">
            <text:p>10.15</text:p>
          </table:table-cell>
          <table:table-cell table:formula="oooc:=[.A16]" office:value-type="float" office:value="1.5">
            <text:p>1.5</text:p>
          </table:table-cell>
          <table:table-cell table:style-name="ce5" office:value-type="float" office:value="0.0047">
            <text:p>4.70E-003</text:p>
          </table:table-cell>
          <table:table-cell table:style-name="ce5" table:formula="oooc:=[.N16]*[.R16]" office:value-type="float" office:value="0.03181230391">
            <text:p>3.18E-002</text:p>
          </table:table-cell>
          <table:table-cell table:formula="oooc:=[.S16]*[.N16]" office:value-type="float" office:value="0.215323974481319">
            <text:p>0.22</text:p>
          </table:table-cell>
          <table:table-cell table:formula="oooc:=INT(10*[.S16]/[.$U$7]*(2^[.$U$9]))" office:value-type="float" office:value="31">
            <text:p>31</text:p>
          </table:table-cell>
          <table:table-cell table:style-name="ce6" table:formula="oooc:=(1/(2^[.$U$9])*[.$U$7])/10/[.R16]" office:value-type="float" office:value="0.212765957446808">
            <text:p>2.1E-001</text:p>
          </table:table-cell>
          <table:table-cell table:formula="oooc:=IF([.T16]&gt;0.5;IF([.R16]&lt;0.01;&quot;WSL2512&quot;;&quot;WSL2816&quot;);IF([.T16]&gt;0.25;&quot;WSL2512&quot;;&quot;WSL2010&quot;))" office:value-type="string" office:string-value="WSL2010">
            <text:p>WSL2010</text:p>
          </table:table-cell>
          <table:table-cell table:formula="oooc:=CONCATENATE([.W16];IF([.R16]&lt;0.01;CONCATENATE(LEFT(TEXT([.R16];&quot;0.000E+000&quot;);1);&quot;L&quot;;MID(TEXT([.R16];&quot;0.000E+000&quot;);3;3));CONCATENATE(&quot;R0&quot;;LEFT(TEXT([.R16];&quot;0.000E+000&quot;);1);MID(TEXT([.R16];&quot;0.000E+000&quot;);3;2)));&quot;FEA&quot;)" office:value-type="string" office:string-value="WSL20104L700FEA">
            <text:p>WSL20104L700FEA</text:p>
          </table:table-cell>
          <table:table-cell table:formula="oooc:=[.A16]" office:value-type="float" office:value="1.5">
            <text:p>1.5</text:p>
          </table:table-cell>
          <table:table-cell table:formula="oooc:=[.B16]" office:value-type="float" office:value="10">
            <text:p>10</text:p>
          </table:table-cell>
          <table:table-cell table:formula="oooc:=[.C16]" office:value-type="float" office:value="0">
            <text:p>0</text:p>
          </table:table-cell>
          <table:table-cell table:formula="oooc:=[.D16]" office:value-type="float" office:value="1.14">
            <text:p>1.14</text:p>
          </table:table-cell>
          <table:table-cell table:formula="oooc:=[.E16]" office:value-type="float" office:value="0">
            <text:p>0</text:p>
          </table:table-cell>
          <table:table-cell table:formula="oooc:=[.F16]" office:value-type="float" office:value="0">
            <text:p>0</text:p>
          </table:table-cell>
          <table:table-cell table:formula="oooc:=[.G16]" office:value-type="float" office:value="0">
            <text:p>0</text:p>
          </table:table-cell>
          <table:table-cell table:formula="oooc:=[.H16]" office:value-type="float" office:value="5.6285753">
            <text:p>5.63</text:p>
          </table:table-cell>
          <table:table-cell table:formula="oooc:=[.I16]" office:value-type="float" office:value="0">
            <text:p>0</text:p>
          </table:table-cell>
          <table:table-cell table:formula="oooc:=[.J16]" office:value-type="float" office:value="0">
            <text:p>0</text:p>
          </table:table-cell>
          <table:table-cell table:formula="oooc:=[.K16]" office:value-type="float" office:value="0">
            <text:p>0</text:p>
          </table:table-cell>
          <table:table-cell table:formula="oooc:=[.L16]" office:value-type="float" office:value="0">
            <text:p>0</text:p>
          </table:table-cell>
          <table:table-cell table:formula="oooc:=[.M16]" office:value-type="float" office:value="0">
            <text:p>0</text:p>
          </table:table-cell>
          <table:table-cell table:formula="oooc:=[.N16]" office:value-type="float" office:value="6.7685753">
            <text:p>6.77</text:p>
          </table:table-cell>
          <table:table-cell table:formula="oooc:=[.AL16]/[.Z16]" office:value-type="float" office:value="0.67685753">
            <text:p>0.68</text:p>
          </table:table-cell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12">
            <text:p>12</text:p>
          </table:table-cell>
          <table:table-cell/>
          <table:table-cell table:formula="oooc:=IF([.$A17]=[.D$4];[.D$8];IF([.$A17]=[.D$1];[.D$2];0))" office:value-type="float" office:value="0">
            <text:p>0</text:p>
          </table:table-cell>
          <table:table-cell table:formula="oooc:=IF([.$A17]=[.E$4];[.E$8];IF([.$A17]=[.E$1];[.E$2];0))" office:value-type="float" office:value="0">
            <text:p>0</text:p>
          </table:table-cell>
          <table:table-cell table:formula="oooc:=IF([.$A17]=[.F$4];[.F$8];IF([.$A17]=[.F$1];[.F$2];0))" office:value-type="float" office:value="0">
            <text:p>0</text:p>
          </table:table-cell>
          <table:table-cell table:formula="oooc:=IF([.$A17]=[.G$4];[.G$8];IF([.$A17]=[.G$1];[.G$2];0))" office:value-type="float" office:value="0.490666666666667">
            <text:p>0.49</text:p>
          </table:table-cell>
          <table:table-cell table:formula="oooc:=IF([.$A17]=[.H$4];[.H$8];IF([.$A17]=[.H$1];[.H$2];0))" office:value-type="float" office:value="0">
            <text:p>0</text:p>
          </table:table-cell>
          <table:table-cell table:formula="oooc:=IF([.$A17]=[.I$4];[.I$8];IF([.$A17]=[.I$1];[.I$2];0))" office:value-type="float" office:value="0">
            <text:p>0</text:p>
          </table:table-cell>
          <table:table-cell table:formula="oooc:=IF([.$A17]=[.J$4];[.J$8];IF([.$A17]=[.J$1];[.J$2];0))" office:value-type="float" office:value="0">
            <text:p>0</text:p>
          </table:table-cell>
          <table:table-cell table:formula="oooc:=IF([.$A17]=[.K$4];[.K$8];IF([.$A17]=[.K$1];[.K$2];0))" office:value-type="float" office:value="0">
            <text:p>0</text:p>
          </table:table-cell>
          <table:table-cell table:formula="oooc:=IF([.$A17]=[.L$4];[.L$8];IF([.$A17]=[.L$1];[.L$2];0))" office:value-type="float" office:value="0">
            <text:p>0</text:p>
          </table:table-cell>
          <table:table-cell table:formula="oooc:=IF([.$A17]=[.M$4];[.M$8];IF([.$A17]=[.M$1];[.M$2];0))" office:value-type="float" office:value="0">
            <text:p>0</text:p>
          </table:table-cell>
          <table:table-cell table:formula="oooc:=SUM([.D17:.M17])" office:value-type="float" office:value="0.490666666666667">
            <text:p>0.49</text:p>
          </table:table-cell>
          <table:table-cell table:formula="oooc:=IF([.N17]&gt;[.B17];&quot;ERR&quot;;IF([.N17]&gt;0.75*[.B17];&quot;***&quot;;&quot;&quot;))">
            <text:p/>
          </table:table-cell>
          <table:table-cell table:formula="oooc:=[.N17]*[.A17]" office:value-type="float" office:value="0.5888">
            <text:p>0.59</text:p>
          </table:table-cell>
          <table:table-cell table:formula="oooc:=[.A17]" office:value-type="float" office:value="1.2">
            <text:p>1.2</text:p>
          </table:table-cell>
          <table:table-cell table:style-name="ce5" office:value-type="string">
            <text:p>N/A</text:p>
          </table:table-cell>
          <table:table-cell table:style-name="ce5"/>
          <table:table-cell table:number-columns-repeated="2"/>
          <table:table-cell table:style-name="ce6"/>
          <table:table-cell table:number-columns-repeated="2"/>
          <table:table-cell table:formula="oooc:=[.A17]" office:value-type="float" office:value="1.2">
            <text:p>1.2</text:p>
          </table:table-cell>
          <table:table-cell table:formula="oooc:=[.B17]" office:value-type="float" office:value="12">
            <text:p>12</text:p>
          </table:table-cell>
          <table:table-cell table:formula="oooc:=[.C17]" office:value-type="float" office:value="0">
            <text:p>0</text:p>
          </table:table-cell>
          <table:table-cell table:formula="oooc:=[.D17]" office:value-type="float" office:value="0">
            <text:p>0</text:p>
          </table:table-cell>
          <table:table-cell table:formula="oooc:=[.E17]" office:value-type="float" office:value="0">
            <text:p>0</text:p>
          </table:table-cell>
          <table:table-cell table:formula="oooc:=[.F17]" office:value-type="float" office:value="0">
            <text:p>0</text:p>
          </table:table-cell>
          <table:table-cell table:formula="oooc:=[.G17]" office:value-type="float" office:value="0.490666666666667">
            <text:p>0.49</text:p>
          </table:table-cell>
          <table:table-cell table:formula="oooc:=[.H17]" office:value-type="float" office:value="0">
            <text:p>0</text:p>
          </table:table-cell>
          <table:table-cell table:formula="oooc:=[.I17]" office:value-type="float" office:value="0">
            <text:p>0</text:p>
          </table:table-cell>
          <table:table-cell table:formula="oooc:=[.J17]" office:value-type="float" office:value="0">
            <text:p>0</text:p>
          </table:table-cell>
          <table:table-cell table:formula="oooc:=[.K17]" office:value-type="float" office:value="0">
            <text:p>0</text:p>
          </table:table-cell>
          <table:table-cell table:formula="oooc:=[.L17]" office:value-type="float" office:value="0">
            <text:p>0</text:p>
          </table:table-cell>
          <table:table-cell table:formula="oooc:=[.M17]" office:value-type="float" office:value="0">
            <text:p>0</text:p>
          </table:table-cell>
          <table:table-cell table:formula="oooc:=[.N17]" office:value-type="float" office:value="0.490666666666667">
            <text:p>0.49</text:p>
          </table:table-cell>
          <table:table-cell table:formula="oooc:=[.AL17]/[.Z17]" office:value-type="float" office:value="0.0408888888888889">
            <text:p>0.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/>
          <table:table-cell table:formula="oooc:=IF([.$A18]=[.D$4];[.D$8];IF([.$A18]=[.D$1];[.D$2];0))" office:value-type="float" office:value="0">
            <text:p>0</text:p>
          </table:table-cell>
          <table:table-cell table:formula="oooc:=IF([.$A18]=[.E$4];[.E$8];IF([.$A18]=[.E$1];[.E$2];0))" office:value-type="float" office:value="0">
            <text:p>0</text:p>
          </table:table-cell>
          <table:table-cell table:formula="oooc:=IF([.$A18]=[.F$4];[.F$8];IF([.$A18]=[.F$1];[.F$2];0))" office:value-type="float" office:value="26.7879156455429">
            <text:p>26.79</text:p>
          </table:table-cell>
          <table:table-cell table:formula="oooc:=IF([.$A18]=[.G$4];[.G$8];IF([.$A18]=[.G$1];[.G$2];0))" office:value-type="float" office:value="0">
            <text:p>0</text:p>
          </table:table-cell>
          <table:table-cell table:formula="oooc:=IF([.$A18]=[.H$4];[.H$8];IF([.$A18]=[.H$1];[.H$2];0))" office:value-type="float" office:value="0">
            <text:p>0</text:p>
          </table:table-cell>
          <table:table-cell table:formula="oooc:=IF([.$A18]=[.I$4];[.I$8];IF([.$A18]=[.I$1];[.I$2];0))" office:value-type="float" office:value="0">
            <text:p>0</text:p>
          </table:table-cell>
          <table:table-cell table:formula="oooc:=IF([.$A18]=[.J$4];[.J$8];IF([.$A18]=[.J$1];[.J$2];0))" office:value-type="float" office:value="0">
            <text:p>0</text:p>
          </table:table-cell>
          <table:table-cell table:formula="oooc:=IF([.$A18]=[.K$4];[.K$8];IF([.$A18]=[.K$1];[.K$2];0))" office:value-type="float" office:value="0">
            <text:p>0</text:p>
          </table:table-cell>
          <table:table-cell table:formula="oooc:=IF([.$A18]=[.L$4];[.L$8];IF([.$A18]=[.L$1];[.L$2];0))" office:value-type="float" office:value="0">
            <text:p>0</text:p>
          </table:table-cell>
          <table:table-cell table:formula="oooc:=IF([.$A18]=[.M$4];[.M$8];IF([.$A18]=[.M$1];[.M$2];0))" office:value-type="float" office:value="0">
            <text:p>0</text:p>
          </table:table-cell>
          <table:table-cell table:formula="oooc:=SUM([.D18:.M18])" office:value-type="float" office:value="26.7879156455429">
            <text:p>26.79</text:p>
          </table:table-cell>
          <table:table-cell table:formula="oooc:=IF([.N18]&gt;[.B18];&quot;ERR&quot;;IF([.N18]&gt;0.75*[.B18];&quot;***&quot;;&quot;&quot;))" office:value-type="string" office:string-value="***">
            <text:p>***</text:p>
          </table:table-cell>
          <table:table-cell table:formula="oooc:=[.N18]*[.A18]" office:value-type="float" office:value="26.7879156455429">
            <text:p>26.79</text:p>
          </table:table-cell>
          <table:table-cell table:formula="oooc:=[.A18]" office:value-type="float" office:value="1">
            <text:p>1</text:p>
          </table:table-cell>
          <table:table-cell table:style-name="ce5" office:value-type="float" office:value="0.001">
            <text:p>1.00E-003</text:p>
          </table:table-cell>
          <table:table-cell table:style-name="ce5" table:formula="oooc:=[.N18]*[.R18]" office:value-type="float" office:value="0.0267879156455429">
            <text:p>2.68E-002</text:p>
          </table:table-cell>
          <table:table-cell table:formula="oooc:=[.S18]*[.N18]" office:value-type="float" office:value="0.717592424632722">
            <text:p>0.72</text:p>
          </table:table-cell>
          <table:table-cell table:formula="oooc:=INT(10*[.S18]/[.$U$7]*(2^[.$U$9]))" office:value-type="float" office:value="26">
            <text:p>26</text:p>
          </table:table-cell>
          <table:table-cell table:style-name="ce6" table:formula="oooc:=(1/(2^[.$U$9])*[.$U$7])/10/[.R18]" office:value-type="float" office:value="1">
            <text:p>1.0E+000</text:p>
          </table:table-cell>
          <table:table-cell table:formula="oooc:=IF([.T18]&gt;0.5;IF([.R18]&lt;0.01;&quot;WSL2512&quot;;&quot;WSL2816&quot;);IF([.T18]&gt;0.25;&quot;WSL2512&quot;;&quot;WSL2010&quot;))" office:value-type="string" office:string-value="WSL2512">
            <text:p>WSL2512</text:p>
          </table:table-cell>
          <table:table-cell table:formula="oooc:=CONCATENATE([.W18];IF([.R18]&lt;0.01;CONCATENATE(LEFT(TEXT([.R18];&quot;0.000E+000&quot;);1);&quot;L&quot;;MID(TEXT([.R18];&quot;0.000E+000&quot;);3;3));CONCATENATE(&quot;R0&quot;;LEFT(TEXT([.R18];&quot;0.000E+000&quot;);1);MID(TEXT([.R18];&quot;0.000E+000&quot;);3;2)));&quot;FEA&quot;)" office:value-type="string" office:string-value="WSL25121L000FEA">
            <text:p>WSL25121L000FEA</text:p>
          </table:table-cell>
          <table:table-cell table:formula="oooc:=[.A18]" office:value-type="float" office:value="1">
            <text:p>1</text:p>
          </table:table-cell>
          <table:table-cell table:formula="oooc:=[.B18]" office:value-type="float" office:value="30">
            <text:p>30</text:p>
          </table:table-cell>
          <table:table-cell table:formula="oooc:=[.C18]" office:value-type="float" office:value="0">
            <text:p>0</text:p>
          </table:table-cell>
          <table:table-cell table:formula="oooc:=[.D18]" office:value-type="float" office:value="0">
            <text:p>0</text:p>
          </table:table-cell>
          <table:table-cell table:formula="oooc:=[.E18]" office:value-type="float" office:value="0">
            <text:p>0</text:p>
          </table:table-cell>
          <table:table-cell table:formula="oooc:=[.F18]" office:value-type="float" office:value="26.7879156455429">
            <text:p>26.79</text:p>
          </table:table-cell>
          <table:table-cell table:formula="oooc:=[.G18]" office:value-type="float" office:value="0">
            <text:p>0</text:p>
          </table:table-cell>
          <table:table-cell table:formula="oooc:=[.H18]" office:value-type="float" office:value="0">
            <text:p>0</text:p>
          </table:table-cell>
          <table:table-cell table:formula="oooc:=[.I18]" office:value-type="float" office:value="0">
            <text:p>0</text:p>
          </table:table-cell>
          <table:table-cell table:formula="oooc:=[.J18]" office:value-type="float" office:value="0">
            <text:p>0</text:p>
          </table:table-cell>
          <table:table-cell table:formula="oooc:=[.K18]" office:value-type="float" office:value="0">
            <text:p>0</text:p>
          </table:table-cell>
          <table:table-cell table:formula="oooc:=[.L18]" office:value-type="float" office:value="0">
            <text:p>0</text:p>
          </table:table-cell>
          <table:table-cell table:formula="oooc:=[.M18]" office:value-type="float" office:value="0">
            <text:p>0</text:p>
          </table:table-cell>
          <table:table-cell table:formula="oooc:=[.N18]" office:value-type="float" office:value="26.7879156455429">
            <text:p>26.79</text:p>
          </table:table-cell>
          <table:table-cell table:formula="oooc:=[.AL18]/[.Z18]" office:value-type="float" office:value="0.892930521518097">
            <text:p>0.89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6">
            <text:p>6</text:p>
          </table:table-cell>
          <table:table-cell/>
          <table:table-cell table:formula="oooc:=IF([.$A19]=[.D$4];[.D$8];IF([.$A19]=[.D$1];[.D$2];0))" office:value-type="float" office:value="0">
            <text:p>0</text:p>
          </table:table-cell>
          <table:table-cell table:formula="oooc:=IF([.$A19]=[.E$4];[.E$8];IF([.$A19]=[.E$1];[.E$2];0))" office:value-type="float" office:value="1.872">
            <text:p>1.87</text:p>
          </table:table-cell>
          <table:table-cell table:formula="oooc:=IF([.$A19]=[.F$4];[.F$8];IF([.$A19]=[.F$1];[.F$2];0))" office:value-type="float" office:value="0">
            <text:p>0</text:p>
          </table:table-cell>
          <table:table-cell table:formula="oooc:=IF([.$A19]=[.G$4];[.G$8];IF([.$A19]=[.G$1];[.G$2];0))" office:value-type="float" office:value="0">
            <text:p>0</text:p>
          </table:table-cell>
          <table:table-cell table:formula="oooc:=IF([.$A19]=[.H$4];[.H$8];IF([.$A19]=[.H$1];[.H$2];0))" office:value-type="float" office:value="0">
            <text:p>0</text:p>
          </table:table-cell>
          <table:table-cell table:formula="oooc:=IF([.$A19]=[.I$4];[.I$8];IF([.$A19]=[.I$1];[.I$2];0))" office:value-type="float" office:value="0">
            <text:p>0</text:p>
          </table:table-cell>
          <table:table-cell table:formula="oooc:=IF([.$A19]=[.J$4];[.J$8];IF([.$A19]=[.J$1];[.J$2];0))" office:value-type="float" office:value="0">
            <text:p>0</text:p>
          </table:table-cell>
          <table:table-cell table:formula="oooc:=IF([.$A19]=[.K$4];[.K$8];IF([.$A19]=[.K$1];[.K$2];0))" office:value-type="float" office:value="0">
            <text:p>0</text:p>
          </table:table-cell>
          <table:table-cell table:formula="oooc:=IF([.$A19]=[.L$4];[.L$8];IF([.$A19]=[.L$1];[.L$2];0))" office:value-type="float" office:value="0">
            <text:p>0</text:p>
          </table:table-cell>
          <table:table-cell table:formula="oooc:=IF([.$A19]=[.M$4];[.M$8];IF([.$A19]=[.M$1];[.M$2];0))" office:value-type="float" office:value="0">
            <text:p>0</text:p>
          </table:table-cell>
          <table:table-cell table:formula="oooc:=SUM([.D19:.M19])" office:value-type="float" office:value="1.872">
            <text:p>1.87</text:p>
          </table:table-cell>
          <table:table-cell table:formula="oooc:=IF([.N19]&gt;[.B19];&quot;ERR&quot;;IF([.N19]&gt;0.75*[.B19];&quot;***&quot;;&quot;&quot;))">
            <text:p/>
          </table:table-cell>
          <table:table-cell table:formula="oooc:=[.N19]*[.A19]" office:value-type="float" office:value="1.6848">
            <text:p>1.68</text:p>
          </table:table-cell>
          <table:table-cell table:formula="oooc:=[.A19]" office:value-type="float" office:value="0.9">
            <text:p>0.9</text:p>
          </table:table-cell>
          <table:table-cell table:style-name="ce5" office:value-type="string">
            <text:p>N/A</text:p>
          </table:table-cell>
          <table:table-cell table:style-name="ce5"/>
          <table:table-cell table:number-columns-repeated="2"/>
          <table:table-cell table:style-name="ce5"/>
          <table:table-cell table:number-columns-repeated="2"/>
          <table:table-cell table:formula="oooc:=[.A19]" office:value-type="float" office:value="0.9">
            <text:p>0.9</text:p>
          </table:table-cell>
          <table:table-cell table:formula="oooc:=[.B19]" office:value-type="float" office:value="6">
            <text:p>6</text:p>
          </table:table-cell>
          <table:table-cell table:formula="oooc:=[.C19]" office:value-type="float" office:value="0">
            <text:p>0</text:p>
          </table:table-cell>
          <table:table-cell table:formula="oooc:=[.D19]" office:value-type="float" office:value="0">
            <text:p>0</text:p>
          </table:table-cell>
          <table:table-cell table:formula="oooc:=[.E19]" office:value-type="float" office:value="1.872">
            <text:p>1.87</text:p>
          </table:table-cell>
          <table:table-cell table:formula="oooc:=[.F19]" office:value-type="float" office:value="0">
            <text:p>0</text:p>
          </table:table-cell>
          <table:table-cell table:formula="oooc:=[.G19]" office:value-type="float" office:value="0">
            <text:p>0</text:p>
          </table:table-cell>
          <table:table-cell table:formula="oooc:=[.H19]" office:value-type="float" office:value="0">
            <text:p>0</text:p>
          </table:table-cell>
          <table:table-cell table:formula="oooc:=[.I19]" office:value-type="float" office:value="0">
            <text:p>0</text:p>
          </table:table-cell>
          <table:table-cell table:formula="oooc:=[.J19]" office:value-type="float" office:value="0">
            <text:p>0</text:p>
          </table:table-cell>
          <table:table-cell table:formula="oooc:=[.K19]" office:value-type="float" office:value="0">
            <text:p>0</text:p>
          </table:table-cell>
          <table:table-cell table:formula="oooc:=[.L19]" office:value-type="float" office:value="0">
            <text:p>0</text:p>
          </table:table-cell>
          <table:table-cell table:formula="oooc:=[.M19]" office:value-type="float" office:value="0">
            <text:p>0</text:p>
          </table:table-cell>
          <table:table-cell table:formula="oooc:=[.N19]" office:value-type="float" office:value="1.872">
            <text:p>1.87</text:p>
          </table:table-cell>
          <table:table-cell table:formula="oooc:=[.AL19]/[.Z19]" office:value-type="float" office:value="0.312">
            <text:p>0.31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6">
            <text:p>6</text:p>
          </table:table-cell>
          <table:table-cell/>
          <table:table-cell table:formula="oooc:=IF([.$A20]=[.D$4];[.D$8];IF([.$A20]=[.D$1];[.D$2];0))" office:value-type="float" office:value="1.14">
            <text:p>1.14</text:p>
          </table:table-cell>
          <table:table-cell table:formula="oooc:=IF([.$A20]=[.E$4];[.E$8];IF([.$A20]=[.E$1];[.E$2];0))" office:value-type="float" office:value="0">
            <text:p>0</text:p>
          </table:table-cell>
          <table:table-cell table:formula="oooc:=IF([.$A20]=[.F$4];[.F$8];IF([.$A20]=[.F$1];[.F$2];0))" office:value-type="float" office:value="0">
            <text:p>0</text:p>
          </table:table-cell>
          <table:table-cell table:formula="oooc:=IF([.$A20]=[.G$4];[.G$8];IF([.$A20]=[.G$1];[.G$2];0))" office:value-type="float" office:value="0">
            <text:p>0</text:p>
          </table:table-cell>
          <table:table-cell table:formula="oooc:=IF([.$A20]=[.H$4];[.H$8];IF([.$A20]=[.H$1];[.H$2];0))" office:value-type="float" office:value="0">
            <text:p>0</text:p>
          </table:table-cell>
          <table:table-cell table:formula="oooc:=IF([.$A20]=[.I$4];[.I$8];IF([.$A20]=[.I$1];[.I$2];0))" office:value-type="float" office:value="0">
            <text:p>0</text:p>
          </table:table-cell>
          <table:table-cell table:formula="oooc:=IF([.$A20]=[.J$4];[.J$8];IF([.$A20]=[.J$1];[.J$2];0))" office:value-type="float" office:value="0">
            <text:p>0</text:p>
          </table:table-cell>
          <table:table-cell table:formula="oooc:=IF([.$A20]=[.K$4];[.K$8];IF([.$A20]=[.K$1];[.K$2];0))" office:value-type="float" office:value="0">
            <text:p>0</text:p>
          </table:table-cell>
          <table:table-cell table:formula="oooc:=IF([.$A20]=[.L$4];[.L$8];IF([.$A20]=[.L$1];[.L$2];0))" office:value-type="float" office:value="0">
            <text:p>0</text:p>
          </table:table-cell>
          <table:table-cell table:formula="oooc:=IF([.$A20]=[.M$4];[.M$8];IF([.$A20]=[.M$1];[.M$2];0))" office:value-type="float" office:value="0">
            <text:p>0</text:p>
          </table:table-cell>
          <table:table-cell table:formula="oooc:=SUM([.D20:.M20])" office:value-type="float" office:value="1.14">
            <text:p>1.14</text:p>
          </table:table-cell>
          <table:table-cell table:formula="oooc:=IF([.N20]&gt;[.B20];&quot;ERR&quot;;IF([.N20]&gt;0.75*[.B20];&quot;***&quot;;&quot;&quot;))">
            <text:p/>
          </table:table-cell>
          <table:table-cell table:formula="oooc:=[.N20]*[.A20]" office:value-type="float" office:value="0.855">
            <text:p>0.86</text:p>
          </table:table-cell>
          <table:table-cell table:formula="oooc:=[.A20]" office:value-type="float" office:value="0.75">
            <text:p>0.75</text:p>
          </table:table-cell>
          <table:table-cell table:style-name="ce5" office:value-type="string">
            <text:p>N/A</text:p>
          </table:table-cell>
          <table:table-cell table:style-name="ce5"/>
          <table:table-cell table:number-columns-repeated="2"/>
          <table:table-cell table:style-name="ce5"/>
          <table:table-cell table:number-columns-repeated="2"/>
          <table:table-cell table:formula="oooc:=[.A20]" office:value-type="float" office:value="0.75">
            <text:p>0.75</text:p>
          </table:table-cell>
          <table:table-cell table:formula="oooc:=[.B20]" office:value-type="float" office:value="6">
            <text:p>6</text:p>
          </table:table-cell>
          <table:table-cell table:formula="oooc:=[.C20]" office:value-type="float" office:value="0">
            <text:p>0</text:p>
          </table:table-cell>
          <table:table-cell table:formula="oooc:=[.D20]" office:value-type="float" office:value="1.14">
            <text:p>1.14</text:p>
          </table:table-cell>
          <table:table-cell table:formula="oooc:=[.E20]" office:value-type="float" office:value="0">
            <text:p>0</text:p>
          </table:table-cell>
          <table:table-cell table:formula="oooc:=[.F20]" office:value-type="float" office:value="0">
            <text:p>0</text:p>
          </table:table-cell>
          <table:table-cell table:formula="oooc:=[.G20]" office:value-type="float" office:value="0">
            <text:p>0</text:p>
          </table:table-cell>
          <table:table-cell table:formula="oooc:=[.H20]" office:value-type="float" office:value="0">
            <text:p>0</text:p>
          </table:table-cell>
          <table:table-cell table:formula="oooc:=[.I20]" office:value-type="float" office:value="0">
            <text:p>0</text:p>
          </table:table-cell>
          <table:table-cell table:formula="oooc:=[.J20]" office:value-type="float" office:value="0">
            <text:p>0</text:p>
          </table:table-cell>
          <table:table-cell table:formula="oooc:=[.K20]" office:value-type="float" office:value="0">
            <text:p>0</text:p>
          </table:table-cell>
          <table:table-cell table:formula="oooc:=[.L20]" office:value-type="float" office:value="0">
            <text:p>0</text:p>
          </table:table-cell>
          <table:table-cell table:formula="oooc:=[.M20]" office:value-type="float" office:value="0">
            <text:p>0</text:p>
          </table:table-cell>
          <table:table-cell table:formula="oooc:=[.N20]" office:value-type="float" office:value="1.14">
            <text:p>1.14</text:p>
          </table:table-cell>
          <table:table-cell table:formula="oooc:=[.AL20]/[.Z20]" office:value-type="float" office:value="0.19">
            <text:p>0.19</text:p>
          </table:table-cell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'file:///C:/Roach/elec/Power/Virtex5_XPE_9_2.xls'#Summary" table:style-name="ta2" table:print="false">
        <table:table-source xlink:href="../Virtex5_XPE_9_2.xls" table:table-name="Summary" table:filter-name="MS Excel 97" table:mode="copy-results-only"/>
        <table:table-column table:style-name="co15" table:default-cell-style-name="ce10"/>
        <table:table-column table:style-name="co16" table:default-cell-style-name="ce10"/>
        <table:table-column table:style-name="co17" table:default-cell-style-name="ce10"/>
        <table:table-column table:style-name="co18" table:default-cell-style-name="ce10"/>
        <table:table-column table:style-name="co6" table:default-cell-style-name="ce10"/>
        <table:table-column table:style-name="co19" table:default-cell-style-name="ce10"/>
        <table:table-column table:style-name="co18" table:default-cell-style-name="ce10"/>
        <table:table-column table:style-name="co19" table:number-columns-repeated="5" table:default-cell-style-name="ce10"/>
        <table:table-column table:style-name="co20" table:number-columns-repeated="23" table:default-cell-style-name="ce81"/>
        <table:table-column table:style-name="co20" table:default-cell-style-name="ce80"/>
        <table:table-column table:style-name="co21" table:default-cell-style-name="ce10"/>
        <table:table-column table:style-name="co22" table:number-columns-repeated="219" table:default-cell-style-name="Default"/>
        <table:table-row table:style-name="ro2">
          <table:table-cell table:style-name="ce7"/>
          <table:table-cell table:style-name="ce7" office:value-type="string">
            <text:p>Virtex5</text:p>
          </table:table-cell>
          <table:table-cell table:style-name="ce7" table:number-columns-repeated="2"/>
          <table:table-cell table:style-name="ce49" office:value-type="string" table:number-columns-spanned="6" table:number-rows-spanned="1">
            <office:annotation draw:style-name="gr1" draw:text-style-name="P1" svg:width="5.82cm" svg:height="3.003cm" svg:x="20.003cm" svg:y="0.051cm" draw:caption-point-x="-20.003cm" draw:caption-point-y="-0.051cm">
              <dc:creator>FBK</dc:creator>
              <dc:date>2007-10-24T00:00:00</dc:date>
              <text:p text:style-name="P1"><text:span text:style-name="T3"><text:s/></text:span><text:span text:style-name="T4">Cell Color Coding Legend:</text:span></text:p>
              <text:p text:style-name="P2"><text:span text:style-name="T2"/></text:p>
              <text:p text:style-name="P1"><text:span text:style-name="T1">White = user entry</text:span></text:p>
              <text:p text:style-name="P1"><text:span text:style-name="T1">Grey = calculated value</text:span></text:p>
              <text:p text:style-name="P1"><text:span text:style-name="T1">Cyan = summary value</text:span></text:p>
              <text:p text:style-name="P1"><text:span text:style-name="T1">Yellow = warning, not available</text:span></text:p>
              <text:p text:style-name="P1"><text:span text:style-name="T1">Red = limit exceeded</text:span></text:p>
            </office:annotation>
            <text:p>XPower Estimator (XPE) - 9.2</text:p>
          </table:table-cell>
          <table:covered-table-cell table:number-columns-repeated="5" table:style-name="ce55"/>
          <table:table-cell table:style-name="ce72" table:number-columns-repeated="2"/>
          <table:table-cell table:style-name="ce77" office:value-type="float" office:value="1">
            <text:p>1</text:p>
          </table:table-cell>
          <table:table-cell table:style-name="ce46" office:value-type="float" office:value="0.85965877610693">
            <text:p>0.86</text:p>
          </table:table-cell>
          <table:table-cell table:style-name="ce78" office:value-type="float" office:value="85">
            <text:p>85</text:p>
          </table:table-cell>
          <table:table-cell table:style-name="ce78" office:value-type="float" office:value="1">
            <text:p>1</text:p>
          </table:table-cell>
          <table:table-cell table:style-name="ce86" office:value-type="string">
            <text:p>CLKROW</text:p>
          </table:table-cell>
          <table:table-cell table:style-name="ce88" office:value-type="string">
            <text:p>CLKCOL</text:p>
          </table:table-cell>
          <table:table-cell table:style-name="ce86" office:value-type="string">
            <text:p>LUT</text:p>
          </table:table-cell>
          <table:table-cell table:style-name="ce86" office:value-type="string">
            <text:p>FF</text:p>
          </table:table-cell>
          <table:table-cell table:style-name="ce86" office:value-type="string">
            <text:p>BRAM</text:p>
          </table:table-cell>
          <table:table-cell table:style-name="ce86" office:value-type="string">
            <text:p>DCM</text:p>
          </table:table-cell>
          <table:table-cell table:style-name="ce86" office:value-type="string">
            <text:p>PLL</text:p>
          </table:table-cell>
          <table:table-cell table:style-name="ce86" office:value-type="string">
            <text:p>DSP</text:p>
          </table:table-cell>
          <table:table-cell table:style-name="ce86" office:value-type="string">
            <text:p>GT</text:p>
          </table:table-cell>
          <table:table-cell table:style-name="ce86" office:value-type="string">
            <text:p>PCIE</text:p>
          </table:table-cell>
          <table:table-cell table:style-name="ce86" office:value-type="string">
            <text:p>PPC</text:p>
          </table:table-cell>
          <table:table-cell table:style-name="ce86" office:value-type="string">
            <text:p>EMAC</text:p>
          </table:table-cell>
          <table:table-cell table:style-name="ce86" office:value-type="string">
            <text:p>Pins</text:p>
          </table:table-cell>
          <table:table-cell table:style-name="ce86" office:value-type="string">
            <text:p>Banks</text:p>
          </table:table-cell>
          <table:table-cell table:style-name="ce86" office:value-type="string">
            <text:p>ThetaJA</text:p>
          </table:table-cell>
          <table:table-cell table:style-name="ce93" office:value-type="string">
            <text:p>ThetaJB</text:p>
          </table:table-cell>
          <table:table-cell table:style-name="ce86" office:value-type="string">
            <text:p>ThetaJC</text:p>
          </table:table-cell>
          <table:table-cell table:style-name="ce86" office:value-type="string">
            <text:p>JA250</text:p>
          </table:table-cell>
          <table:table-cell table:style-name="ce86" office:value-type="string">
            <text:p>JA500</text:p>
          </table:table-cell>
          <table:table-cell table:style-name="ce86" office:value-type="string">
            <text:p>JA750</text:p>
          </table:table-cell>
          <table:table-cell table:style-name="ce94"/>
          <table:table-cell table:style-name="ce95"/>
          <table:table-cell table:number-columns-repeated="218"/>
        </table:table-row>
        <table:table-row table:style-name="ro3">
          <table:table-cell table:style-name="ce8"/>
          <table:table-cell table:style-name="ce11" table:number-columns-repeated="2"/>
          <table:table-cell table:style-name="ce17"/>
          <table:table-cell table:style-name="ce50" table:number-columns-spanned="2" table:number-rows-spanned="1"/>
          <table:covered-table-cell table:style-name="ce50"/>
          <table:table-cell table:style-name="ce47" table:number-columns-repeated="5"/>
          <table:table-cell table:style-name="ce73"/>
          <table:table-cell table:style-name="ce78" office:value-type="float" office:value="1">
            <text:p>1</text:p>
          </table:table-cell>
          <table:table-cell table:style-name="ce78" office:value-type="float" office:value="0.614">
            <text:p>0.61</text:p>
          </table:table-cell>
          <table:table-cell table:style-name="ce78" office:value-type="float" office:value="1">
            <text:p>1</text:p>
          </table:table-cell>
          <table:table-cell table:style-name="ce78"/>
          <table:table-cell table:style-name="ce78" office:value-type="float" office:value="8">
            <text:p>8</text:p>
          </table:table-cell>
          <table:table-cell table:style-name="ce78" office:value-type="float" office:value="46">
            <text:p>46</text:p>
          </table:table-cell>
          <table:table-cell table:number-columns-repeated="2" table:style-name="ce78" office:value-type="float" office:value="58880">
            <text:p>58880</text:p>
          </table:table-cell>
          <table:table-cell table:style-name="ce78" office:value-type="float" office:value="244">
            <text:p>244</text:p>
          </table:table-cell>
          <table:table-cell table:style-name="ce78" office:value-type="float" office:value="12">
            <text:p>12</text:p>
          </table:table-cell>
          <table:table-cell table:style-name="ce78" office:value-type="float" office:value="6">
            <text:p>6</text:p>
          </table:table-cell>
          <table:table-cell table:style-name="ce78" office:value-type="float" office:value="640">
            <text:p>640</text:p>
          </table:table-cell>
          <table:table-cell table:style-name="ce78" office:value-type="float" office:value="16">
            <text:p>16</text:p>
          </table:table-cell>
          <table:table-cell table:style-name="ce78" office:value-type="float" office:value="1">
            <text:p>1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4">
            <text:p>4</text:p>
          </table:table-cell>
          <table:table-cell table:style-name="ce78" office:value-type="float" office:value="640">
            <text:p>640</text:p>
          </table:table-cell>
          <table:table-cell table:style-name="ce78" office:value-type="float" office:value="17">
            <text:p>17</text:p>
          </table:table-cell>
          <table:table-cell table:style-name="ce92" office:value-type="float" office:value="10">
            <text:p>10.0</text:p>
          </table:table-cell>
          <table:table-cell table:style-name="ce78" office:value-type="float" office:value="2.61">
            <text:p>2.61</text:p>
          </table:table-cell>
          <table:table-cell table:style-name="ce78" office:value-type="float" office:value="0.2">
            <text:p>0.2</text:p>
          </table:table-cell>
          <table:table-cell table:style-name="ce78" office:value-type="float" office:value="6.1">
            <text:p>6.1</text:p>
          </table:table-cell>
          <table:table-cell table:style-name="ce78" office:value-type="float" office:value="5.1">
            <text:p>5.1</text:p>
          </table:table-cell>
          <table:table-cell table:style-name="ce78" office:value-type="float" office:value="4.7">
            <text:p>4.7</text:p>
          </table:table-cell>
          <table:table-cell table:style-name="ce94"/>
          <table:table-cell table:style-name="ce95"/>
          <table:table-cell table:number-columns-repeated="218"/>
        </table:table-row>
        <table:table-row table:style-name="ro3">
          <table:table-cell table:style-name="ce8"/>
          <table:table-cell table:style-name="ce11" table:number-columns-repeated="2"/>
          <table:table-cell table:style-name="ce17"/>
          <table:table-cell table:style-name="ce8" table:number-columns-repeated="8"/>
          <table:table-cell table:style-name="ce46" office:value-type="float" office:value="1">
            <text:p>1</text:p>
          </table:table-cell>
          <table:table-cell table:style-name="ce78" office:value-type="float" office:value="0.0432831934117473">
            <text:p>0.04</text:p>
          </table:table-cell>
          <table:table-cell table:style-name="ce78" office:value-type="float" office:value="3.25172232">
            <text:p>3.25</text:p>
          </table:table-cell>
          <table:table-cell table:style-name="ce46"/>
          <table:table-cell table:style-name="ce78" table:number-columns-repeated="13"/>
          <table:table-cell table:style-name="ce92"/>
          <table:table-cell table:style-name="ce78" table:number-columns-repeated="5"/>
          <table:table-cell table:style-name="ce46"/>
          <table:table-cell table:style-name="ce94"/>
          <table:table-cell table:style-name="ce95"/>
          <table:table-cell table:number-columns-repeated="218"/>
        </table:table-row>
        <table:table-row table:style-name="ro3">
          <table:table-cell table:style-name="ce8"/>
          <table:table-cell table:style-name="ce12" office:value-type="string">
            <text:p>Device</text:p>
          </table:table-cell>
          <table:table-cell table:style-name="ce26"/>
          <table:table-cell table:style-name="ce17"/>
          <table:table-cell table:style-name="ce51" office:value-type="string">
            <text:p>Block Summary</text:p>
          </table:table-cell>
          <table:table-cell table:style-name="ce8" table:number-columns-repeated="2"/>
          <table:table-cell table:style-name="ce51" office:value-type="string">
            <text:p>Voltage Source Summary</text:p>
          </table:table-cell>
          <table:table-cell table:style-name="ce8"/>
          <table:table-cell table:style-name="ce47" table:number-columns-repeated="2"/>
          <table:table-cell table:style-name="ce73"/>
          <table:table-cell table:style-name="ce46" office:value-type="float" office:value="1">
            <text:p>1</text:p>
          </table:table-cell>
          <table:table-cell table:style-name="ce78" office:value-type="float" office:value="0.131">
            <text:p>0.13</text:p>
          </table:table-cell>
          <table:table-cell table:style-name="ce78"/>
          <table:table-cell table:style-name="ce46"/>
          <table:table-cell table:style-name="ce78" table:number-columns-repeated="13"/>
          <table:table-cell table:style-name="ce92"/>
          <table:table-cell table:style-name="ce78" table:number-columns-repeated="5"/>
          <table:table-cell table:style-name="ce46"/>
          <table:table-cell table:style-name="ce94"/>
          <table:table-cell table:style-name="ce95"/>
          <table:table-cell table:number-columns-repeated="218"/>
        </table:table-row>
        <table:table-row table:style-name="ro3">
          <table:table-cell table:style-name="ce8"/>
          <table:table-cell table:style-name="ce13" office:value-type="string">
            <text:p>Part</text:p>
          </table:table-cell>
          <table:table-cell table:style-name="ce26" office:value-type="string">
            <text:p>XC5VSX95T</text:p>
          </table:table-cell>
          <table:table-cell table:style-name="ce46" office:value-type="float" office:value="15">
            <text:p>15</text:p>
          </table:table-cell>
          <table:table-cell table:style-name="ce52" office:value-type="string">
            <office:annotation draw:style-name="gr1" draw:text-style-name="P1" svg:width="3.564cm" svg:height="3.421cm" svg:x="11.449cm" svg:y="6.924cm" draw:caption-point-x="-11.449cm" draw:caption-point-y="-6.924cm">
              <dc:creator>FBK</dc:creator>
              <dc:date>2007-10-24T00:00:00</dc:date>
              <text:p text:style-name="P1"><text:span text:style-name="T1">Click on the buttons to see the power consumption details for each functional type</text:span></text:p>
            </office:annotation>
            <text:p>Block</text:p>
          </table:table-cell>
          <table:table-cell table:style-name="ce56" office:value-type="string">
            <office:annotation draw:style-name="gr1" draw:text-style-name="P1" svg:width="3.563cm" svg:height="3.421cm" svg:x="13.734cm" svg:y="6.924cm" draw:caption-point-x="-13.734cm" draw:caption-point-y="-6.924cm">
              <dc:creator>FBK</dc:creator>
              <dc:date>2007-10-24T00:00:00</dc:date>
              <text:p text:style-name="P1"><text:span text:style-name="T1">The total power from all voltage sources consumed by each functional type.</text:span></text:p>
            </office:annotation>
            <text:p>Power (W)</text:p>
          </table:table-cell>
          <table:table-cell table:style-name="ce8"/>
          <table:table-cell table:style-name="ce63" office:value-type="string">
            <text:p>Source</text:p>
          </table:table-cell>
          <table:table-cell table:style-name="ce66" office:value-type="string">
            <office:annotation draw:style-name="gr1" draw:text-style-name="P1" svg:width="3.563cm" svg:height="3.421cm" svg:x="19.613cm" svg:y="6.924cm" draw:caption-point-x="-19.613cm" draw:caption-point-y="-6.924cm">
              <dc:creator>FBK</dc:creator>
              <dc:date>2007-10-24T00:00:00</dc:date>
              <text:p text:style-name="P1"><text:span text:style-name="T1">Actual voltage for each source. Values are range checked.</text:span></text:p>
            </office:annotation>
            <text:p>Voltage</text:p>
          </table:table-cell>
          <table:table-cell table:style-name="ce66" office:value-type="string">
            <office:annotation draw:style-name="gr1" draw:text-style-name="P1" svg:width="3.564cm" svg:height="3.421cm" svg:x="21.897cm" svg:y="6.924cm" draw:caption-point-x="-21.897cm" draw:caption-point-y="-6.924cm">
              <dc:creator>FBK</dc:creator>
              <dc:date>2007-10-24T00:00:00</dc:date>
              <text:p text:style-name="P1"><text:span text:style-name="T1">Total estimated power for each voltage source.</text:span></text:p>
            </office:annotation>
            <text:p>Power (W)</text:p>
          </table:table-cell>
          <table:table-cell table:style-name="ce66" office:value-type="string">
            <office:annotation draw:style-name="gr1" draw:text-style-name="P1" svg:width="3.562cm" svg:height="3.421cm" svg:x="24.182cm" svg:y="6.924cm" draw:caption-point-x="-24.182cm" draw:caption-point-y="-6.924cm">
              <dc:creator>FBK</dc:creator>
              <dc:date>2007-10-24T00:00:00</dc:date>
              <text:p text:style-name="P1"><text:span text:style-name="T1">Total estimated dynamic current for each voltage source.</text:span></text:p>
            </office:annotation>
            <text:p>I<text:span text:style-name="T13">CC</text:span><text:span text:style-name="T14"> (A)</text:span></text:p>
          </table:table-cell>
          <table:table-cell table:style-name="ce74" office:value-type="string">
            <office:annotation draw:style-name="gr1" draw:text-style-name="P1" svg:width="3.563cm" svg:height="3.421cm" svg:x="26.466cm" svg:y="6.924cm" draw:caption-point-x="-26.466cm" draw:caption-point-y="-6.924cm">
              <dc:creator>FBK</dc:creator>
              <dc:date>2007-10-24T00:00:00</dc:date>
              <text:p text:style-name="P1"><text:span text:style-name="T1">Total estimated quiescent current for each voltage source.</text:span></text:p>
            </office:annotation>
            <text:p>I<text:span text:style-name="T13">CCQ</text:span><text:span text:style-name="T14"> (A)</text:span></text:p>
          </table:table-cell>
          <table:table-cell table:style-name="ce46" table:number-columns-repeated="4"/>
          <table:table-cell table:style-name="ce78" office:value-type="string">
            <text:p>FF1136</text:p>
          </table:table-cell>
          <table:table-cell table:style-name="ce78"/>
          <table:table-cell table:style-name="ce78" office:value-type="float" office:value="6">
            <text:p>6</text:p>
          </table:table-cell>
          <table:table-cell table:style-name="ce78" office:value-type="float" office:value="54">
            <text:p>54</text:p>
          </table:table-cell>
          <table:table-cell table:style-name="ce78" table:number-columns-repeated="9"/>
          <table:table-cell table:style-name="ce92"/>
          <table:table-cell table:style-name="ce78" table:number-columns-repeated="5"/>
          <table:table-cell table:style-name="ce46"/>
          <table:table-cell table:style-name="ce94"/>
          <table:table-cell table:style-name="ce95"/>
          <table:table-cell table:number-columns-repeated="218"/>
        </table:table-row>
        <table:table-row table:style-name="ro3">
          <table:table-cell table:style-name="ce8"/>
          <table:table-cell table:style-name="ce14" office:value-type="string">
            <text:p>Package</text:p>
          </table:table-cell>
          <table:table-cell table:style-name="ce26" office:value-type="string">
            <text:p>FF1136</text:p>
          </table:table-cell>
          <table:table-cell table:style-name="ce47"/>
          <table:table-cell table:style-name="ce53" office:value-type="percentage" office:value="0.78">
            <text:p>78%</text:p>
          </table:table-cell>
          <table:table-cell table:style-name="ce57" office:value-type="float" office:value="2.2465491151235">
            <text:p>2.247</text:p>
          </table:table-cell>
          <table:table-cell table:style-name="ce47"/>
          <table:table-cell table:style-name="ce64" office:value-type="string">
            <text:p>V<text:span text:style-name="T11">CCINT</text:span></text:p>
          </table:table-cell>
          <table:table-cell table:style-name="ce67" table:content-validation-name="val7" office:value-type="float" office:value="1">
            <text:p>1.00</text:p>
          </table:table-cell>
          <table:table-cell table:style-name="ce71" office:value-type="float" office:value="26.5399156455429">
            <text:p>26.540</text:p>
          </table:table-cell>
          <table:table-cell table:style-name="ce71" office:value-type="float" office:value="25.066256869436">
            <text:p>25.066</text:p>
          </table:table-cell>
          <table:table-cell table:style-name="ce71" office:value-type="float" office:value="1.47365877610693">
            <text:p>1.474</text:p>
          </table:table-cell>
          <table:table-cell table:style-name="ce46"/>
          <table:table-cell table:style-name="ce78" office:value-type="float" office:value="0.00125">
            <text:p>0</text:p>
          </table:table-cell>
          <table:table-cell table:style-name="ce46" table:number-columns-repeated="2"/>
          <table:table-cell table:style-name="ce78" table:number-columns-repeated="13"/>
          <table:table-cell table:style-name="ce92"/>
          <table:table-cell table:style-name="ce78" table:number-columns-repeated="5"/>
          <table:table-cell table:style-name="ce46"/>
          <table:table-cell table:style-name="ce94"/>
          <table:table-cell table:style-name="ce95"/>
          <table:table-cell table:number-columns-repeated="218"/>
        </table:table-row>
        <table:table-row table:style-name="ro3">
          <table:table-cell table:style-name="ce8"/>
          <table:table-cell table:style-name="ce14" office:value-type="string">
            <text:p>Grade</text:p>
          </table:table-cell>
          <table:table-cell table:style-name="ce27" office:value-type="string">
            <text:p>Commercial</text:p>
          </table:table-cell>
          <table:table-cell table:style-name="ce47"/>
          <table:table-cell table:style-name="ce53" office:value-type="percentage" office:value="1">
            <text:p>100%</text:p>
          </table:table-cell>
          <table:table-cell table:style-name="ce57" office:value-type="float" office:value="12.7959064453125">
            <text:p>12.796</text:p>
          </table:table-cell>
          <table:table-cell table:style-name="ce62"/>
          <table:table-cell table:style-name="ce65" office:value-type="string">
            <text:p>V<text:span text:style-name="T11">CCAUX</text:span></text:p>
          </table:table-cell>
          <table:table-cell table:style-name="ce68" office:value-type="float" office:value="2.5">
            <text:p>2.5</text:p>
          </table:table-cell>
          <table:table-cell table:style-name="ce57" office:value-type="float" office:value="3.3434254453497">
            <text:p>3.343</text:p>
          </table:table-cell>
          <table:table-cell table:style-name="ce57" office:value-type="float" office:value="1.20637017813988">
            <text:p>1.206</text:p>
          </table:table-cell>
          <table:table-cell table:style-name="ce57" office:value-type="float" office:value="0.131">
            <text:p>0.131</text:p>
          </table:table-cell>
          <table:table-cell table:style-name="ce46"/>
          <table:table-cell table:style-name="ce78" table:number-columns-repeated="22"/>
          <table:table-cell table:style-name="ce46"/>
          <table:table-cell table:style-name="ce94"/>
          <table:table-cell table:style-name="ce95"/>
          <table:table-cell table:number-columns-repeated="218"/>
        </table:table-row>
        <table:table-row table:style-name="ro4">
          <table:table-cell table:style-name="ce8"/>
          <table:table-cell table:style-name="ce14" office:value-type="string">
            <office:annotation draw:style-name="gr1" draw:text-style-name="P1" svg:width="6.798cm" svg:height="2.849cm" svg:x="4.623cm" svg:y="6.579cm" draw:caption-point-x="-4.623cm" draw:caption-point-y="-6.579cm">
              <dc:creator>FBK</dc:creator>
              <dc:date>2007-10-24T00:00:00</dc:date>
              <text:p text:style-name="P1"><text:span text:style-name="T1">Process accounts for manufacturing process variations that affect power dissipation. <text:s/>“Typical” uses average power dissipation factors for your design. <text:s/>“Maximum” uses the highest power dissipation factors. Voltage and Temperature are controlled independent of Process.</text:span></text:p>
            </office:annotation>
            <text:p>Process</text:p>
          </table:table-cell>
          <table:table-cell table:style-name="ce28" office:value-type="string">
            <text:p>Typical</text:p>
          </table:table-cell>
          <table:table-cell table:style-name="ce47" table:number-columns-repeated="2"/>
          <table:table-cell table:style-name="ce57" office:value-type="float" office:value="14.9252631020997">
            <text:p>14.925</text:p>
          </table:table-cell>
          <table:table-cell table:style-name="ce17"/>
          <table:table-cell table:style-name="ce65" office:value-type="string">
            <text:p>V<text:span text:style-name="T11">CCO</text:span><text:span text:style-name="T12"> 3.3</text:span></text:p>
          </table:table-cell>
          <table:table-cell table:style-name="ce68" office:value-type="float" office:value="3.3">
            <text:p>3.3</text:p>
          </table:table-cell>
          <table:table-cell table:style-name="ce57" office:value-type="float" office:value="0.051954925">
            <text:p>0.052</text:p>
          </table:table-cell>
          <table:table-cell table:style-name="ce57" office:value-type="float" office:value="0.0144939166666667">
            <text:p>0.014</text:p>
          </table:table-cell>
          <table:table-cell table:style-name="ce57" office:value-type="float" office:value="0.00125">
            <text:p>0.001</text:p>
          </table:table-cell>
          <table:table-cell table:style-name="ce46"/>
          <table:table-cell table:style-name="ce78" office:value-type="float" office:value="10">
            <text:p>10</text:p>
          </table:table-cell>
          <table:table-cell table:style-name="ce83" office:value-type="float" office:value="41.5278921672008">
            <text:p>41.53</text:p>
          </table:table-cell>
          <table:table-cell table:style-name="ce78"/>
          <table:table-cell table:style-name="ce87"/>
          <table:table-cell table:style-name="ce89" office:value-type="string">
            <text:p>Banks</text:p>
          </table:table-cell>
          <table:table-cell table:style-name="ce78" table:number-columns-repeated="17"/>
          <table:table-cell table:style-name="ce46"/>
          <table:table-cell table:style-name="ce94"/>
          <table:table-cell table:style-name="ce95"/>
          <table:table-cell table:number-columns-repeated="218"/>
        </table:table-row>
        <table:table-row table:style-name="ro4">
          <table:table-cell table:style-name="ce8"/>
          <table:table-cell table:style-name="ce15" office:value-type="string">
            <office:annotation draw:style-name="gr1" draw:text-style-name="P1" svg:width="4.122cm" svg:height="2.381cm" svg:x="4.623cm" svg:y="5.403cm" draw:caption-point-x="-4.623cm" draw:caption-point-y="-5.403cm">
              <dc:creator>FBK</dc:creator>
              <dc:date>2007-10-24T00:00:00</dc:date>
              <text:p text:style-name="P1"><text:span text:style-name="T1">For some devices the speed grade has a significant impact on the quiescent current. Selection of the speed grade used will help in obtaining a better estimate of Iccq.</text:span></text:p>
            </office:annotation>
            <text:p>Speed Grade</text:p>
          </table:table-cell>
          <table:table-cell table:style-name="ce28" office:value-type="float" office:value="-1">
            <text:p>-1</text:p>
          </table:table-cell>
          <table:table-cell table:style-name="ce47" table:number-columns-repeated="2"/>
          <table:table-cell table:style-name="ce57" office:value-type="float" office:value="3.38259375">
            <text:p>3.383</text:p>
          </table:table-cell>
          <table:table-cell table:style-name="ce17"/>
          <table:table-cell table:style-name="ce65" office:value-type="string">
            <text:p>V<text:span text:style-name="T11">CCO</text:span><text:span text:style-name="T12"> 2.5</text:span></text:p>
          </table:table-cell>
          <table:table-cell table:style-name="ce68" office:value-type="float" office:value="2.5">
            <text:p>2.5</text:p>
          </table:table-cell>
          <table:table-cell table:style-name="ce57" office:value-type="float" office:value="2.595125">
            <text:p>2.595</text:p>
          </table:table-cell>
          <table:table-cell table:style-name="ce57" office:value-type="float" office:value="1.0368">
            <text:p>1.037</text:p>
          </table:table-cell>
          <table:table-cell table:style-name="ce57" office:value-type="float" office:value="0.00125">
            <text:p>0.001</text:p>
          </table:table-cell>
          <table:table-cell table:style-name="ce46"/>
          <table:table-cell table:style-name="ce46" office:value-type="float" office:value="25">
            <text:p>25</text:p>
          </table:table-cell>
          <table:table-cell table:style-name="ce83" office:value-type="float" office:value="41.6536284125357">
            <text:p>41.65</text:p>
          </table:table-cell>
          <table:table-cell table:style-name="ce78" table:number-columns-repeated="2"/>
          <table:table-cell table:style-name="ce46"/>
          <table:table-cell table:style-name="ce78" table:number-columns-repeated="17"/>
          <table:table-cell table:style-name="ce46"/>
          <table:table-cell table:style-name="ce94"/>
          <table:table-cell table:style-name="ce95"/>
          <table:table-cell table:number-columns-repeated="218"/>
        </table:table-row>
        <table:table-row table:style-name="ro4">
          <table:table-cell table:style-name="ce8"/>
          <table:table-cell table:style-name="ce15" office:value-type="string">
            <office:annotation draw:style-name="gr1" draw:text-style-name="P1" svg:width="4.122cm" svg:height="2.4cm" svg:x="4.932cm" svg:y="6.242cm" draw:caption-point-x="-4.932cm" draw:caption-point-y="-6.242cm">
              <dc:creator>FBK</dc:creator>
              <dc:date>2007-10-24T00:00:00</dc:date>
              <text:p text:style-name="P1"><text:span text:style-name="T1">For some specific devices the stepping level <text:s/>may have a significant impact on the quiescent current. The differences have not been fully characterized.</text:span></text:p>
            </office:annotation>
            <text:p>Stepping</text:p>
          </table:table-cell>
          <table:table-cell table:style-name="ce29"/>
          <table:table-cell table:style-name="ce47" table:number-columns-repeated="2"/>
          <table:table-cell table:style-name="ce57" office:value-type="float" office:value="0.358641">
            <text:p>0.359</text:p>
          </table:table-cell>
          <table:table-cell table:style-name="ce17"/>
          <table:table-cell table:style-name="ce65" office:value-type="string">
            <text:p>V<text:span text:style-name="T11">CCO</text:span><text:span text:style-name="T12"> 1.8</text:span></text:p>
          </table:table-cell>
          <table:table-cell table:style-name="ce68" office:value-type="float" office:value="1.8">
            <text:p>1.8</text:p>
          </table:table-cell>
          <table:table-cell table:style-name="ce57" office:value-type="float" office:value="7.52820322275">
            <text:p>7.528</text:p>
          </table:table-cell>
          <table:table-cell table:style-name="ce57" office:value-type="float" office:value="4.18108512375">
            <text:p>4.181</text:p>
          </table:table-cell>
          <table:table-cell table:style-name="ce57" office:value-type="float" office:value="0.00125">
            <text:p>0.001</text:p>
          </table:table-cell>
          <table:table-cell table:style-name="ce46"/>
          <table:table-cell table:style-name="ce46" office:value-type="float" office:value="40">
            <text:p>40</text:p>
          </table:table-cell>
          <table:table-cell table:style-name="ce83" office:value-type="float" office:value="41.8116433553647">
            <text:p>41.81</text:p>
          </table:table-cell>
          <table:table-cell table:style-name="ce78" table:number-columns-repeated="2"/>
          <table:table-cell table:style-name="ce46" office:value-type="float" office:value="1">
            <text:p>1</text:p>
          </table:table-cell>
          <table:table-cell table:style-name="ce78" table:number-columns-repeated="17"/>
          <table:table-cell table:style-name="ce46"/>
          <table:table-cell table:style-name="ce94"/>
          <table:table-cell table:style-name="ce95"/>
          <table:table-cell table:number-columns-repeated="218"/>
        </table:table-row>
        <table:table-row table:style-name="ro4">
          <table:table-cell table:style-name="ce8"/>
          <table:table-cell table:style-name="ce16" office:value-type="string">
            <text:p>Thermal Information</text:p>
          </table:table-cell>
          <table:table-cell table:style-name="ce17"/>
          <table:table-cell table:style-name="ce47" table:number-columns-repeated="2"/>
          <table:table-cell table:style-name="ce57" office:value-type="float" office:value="0">
            <text:p>0.000</text:p>
          </table:table-cell>
          <table:table-cell table:style-name="ce17"/>
          <table:table-cell table:style-name="ce65" office:value-type="string">
            <text:p>V<text:span text:style-name="T11">CCO</text:span><text:span text:style-name="T12"> 1.5</text:span></text:p>
          </table:table-cell>
          <table:table-cell table:style-name="ce68" office:value-type="float" office:value="1.5">
            <text:p>1.5</text:p>
          </table:table-cell>
          <table:table-cell table:style-name="ce57" office:value-type="float" office:value="1.61786295">
            <text:p>1.618</text:p>
          </table:table-cell>
          <table:table-cell table:style-name="ce57" office:value-type="float" office:value="1.0773253">
            <text:p>1.077</text:p>
          </table:table-cell>
          <table:table-cell table:style-name="ce57" office:value-type="float" office:value="0.00125">
            <text:p>0.001</text:p>
          </table:table-cell>
          <table:table-cell table:style-name="ce46"/>
          <table:table-cell table:style-name="ce46" office:value-type="float" office:value="55">
            <text:p>55</text:p>
          </table:table-cell>
          <table:table-cell table:style-name="ce83" office:value-type="float" office:value="42.0103871685267">
            <text:p>42.01</text:p>
          </table:table-cell>
          <table:table-cell table:style-name="ce78" table:number-columns-repeated="2"/>
          <table:table-cell table:style-name="ce46" office:value-type="float" office:value="2">
            <text:p>2</text:p>
          </table:table-cell>
          <table:table-cell table:style-name="ce78" table:number-columns-repeated="17"/>
          <table:table-cell table:style-name="ce46"/>
          <table:table-cell table:style-name="ce94"/>
          <table:table-cell table:style-name="ce95"/>
          <table:table-cell table:number-columns-repeated="218"/>
        </table:table-row>
        <table:table-row table:style-name="ro4">
          <table:table-cell table:style-name="ce8"/>
          <table:table-cell table:style-name="ce14" office:value-type="string">
            <office:annotation draw:style-name="gr1" draw:text-style-name="P1" svg:width="3.483cm" svg:height="1.958cm" svg:x="4.623cm" svg:y="7.655cm" draw:caption-point-x="-4.623cm" draw:caption-point-y="-7.655cm">
              <dc:creator>FBK</dc:creator>
              <dc:date>2007-10-24T00:00:00</dc:date>
              <text:p text:style-name="P1"><text:span text:style-name="T1">User specified ambient temperature (°C) of the surrounding air in which the device is expected to operate.</text:span></text:p>
            </office:annotation>
            <text:p>Ambient Temp (°C)</text:p>
          </table:table-cell>
          <table:table-cell table:style-name="ce30" table:content-validation-name="val1" office:value-type="float" office:value="45">
            <text:p>45.0</text:p>
          </table:table-cell>
          <table:table-cell table:style-name="ce17"/>
          <table:table-cell table:style-name="ce47"/>
          <table:table-cell table:style-name="ce57" office:value-type="float" office:value="6.075">
            <text:p>6.075</text:p>
          </table:table-cell>
          <table:table-cell table:style-name="ce17"/>
          <table:table-cell table:style-name="ce65" office:value-type="string">
            <text:p>V<text:span text:style-name="T11">CCO</text:span><text:span text:style-name="T12"> 1.2</text:span></text:p>
          </table:table-cell>
          <table:table-cell table:style-name="ce68" office:value-type="float" office:value="1.2">
            <text:p>1.2</text:p>
          </table:table-cell>
          <table:table-cell table:number-columns-repeated="3" table:style-name="ce57" office:value-type="float" office:value="0">
            <text:p>0.000</text:p>
          </table:table-cell>
          <table:table-cell table:style-name="ce46"/>
          <table:table-cell table:style-name="ce46" office:value-type="float" office:value="70">
            <text:p>70</text:p>
          </table:table-cell>
          <table:table-cell table:style-name="ce83" office:value-type="float" office:value="42.260294632907">
            <text:p>42.26</text:p>
          </table:table-cell>
          <table:table-cell table:style-name="ce78" table:number-columns-repeated="2"/>
          <table:table-cell table:style-name="ce46" office:value-type="float" office:value="3">
            <text:p>3</text:p>
          </table:table-cell>
          <table:table-cell table:style-name="ce78" table:number-columns-repeated="17"/>
          <table:table-cell table:style-name="ce46"/>
          <table:table-cell table:style-name="ce94"/>
          <table:table-cell table:style-name="ce95"/>
          <table:table-cell table:number-columns-repeated="218"/>
        </table:table-row>
        <table:table-row table:style-name="ro4">
          <table:table-cell table:style-name="ce8"/>
          <table:table-cell table:style-name="ce14" office:value-type="string">
            <office:annotation draw:style-name="gr1" draw:text-style-name="P1" svg:width="5.014cm" svg:height="1.384cm" svg:x="4.623cm" svg:y="8.362cm" draw:caption-point-x="-4.623cm" draw:caption-point-y="-8.362cm">
              <dc:creator>FBK</dc:creator>
              <dc:date>2007-10-24T00:00:00</dc:date>
              <text:p text:style-name="P1"><text:span text:style-name="T1">Airflow (linear-feet per minute) lowers the thermal resistance and thus junction temperature.</text:span></text:p>
            </office:annotation>
            <text:p>Airflow (LFM)</text:p>
          </table:table-cell>
          <table:table-cell table:style-name="ce31" table:content-validation-name="val2" office:value-type="float" office:value="500">
            <text:p>500</text:p>
          </table:table-cell>
          <table:table-cell table:style-name="ce17"/>
          <table:table-cell table:style-name="ce47"/>
          <table:table-cell table:style-name="ce58" office:value-type="float" office:value="0.9168">
            <text:p>0.917</text:p>
          </table:table-cell>
          <table:table-cell table:style-name="ce17"/>
          <table:table-cell table:style-name="ce65" office:value-type="string">
            <text:p>MGTAV<text:span text:style-name="T11">CC</text:span></text:p>
          </table:table-cell>
          <table:table-cell table:style-name="ce68" office:value-type="float" office:value="1">
            <text:p>1</text:p>
          </table:table-cell>
          <table:table-cell table:number-columns-repeated="2" table:style-name="ce57" office:value-type="float" office:value="0.248">
            <text:p>0.248</text:p>
          </table:table-cell>
          <table:table-cell table:style-name="ce57"/>
          <table:table-cell table:style-name="ce46"/>
          <table:table-cell table:style-name="ce46" office:value-type="float" office:value="85">
            <text:p>85</text:p>
          </table:table-cell>
          <table:table-cell table:style-name="ce83" office:value-type="float" office:value="42.5745370727562">
            <text:p>42.57</text:p>
          </table:table-cell>
          <table:table-cell table:style-name="ce78" table:number-columns-repeated="2"/>
          <table:table-cell table:style-name="ce46" office:value-type="float" office:value="4">
            <text:p>4</text:p>
          </table:table-cell>
          <table:table-cell table:style-name="ce78" table:number-columns-repeated="17"/>
          <table:table-cell table:style-name="ce46"/>
          <table:table-cell table:style-name="ce94"/>
          <table:table-cell table:style-name="ce95"/>
          <table:table-cell table:number-columns-repeated="218"/>
        </table:table-row>
        <table:table-row table:style-name="ro4">
          <table:table-cell table:style-name="ce8"/>
          <table:table-cell table:style-name="ce14" office:value-type="string">
            <office:annotation draw:style-name="gr1" draw:text-style-name="P1" svg:width="4.708cm" svg:height="2.3cm" svg:x="4.623cm" svg:y="9.068cm" draw:caption-point-x="-4.623cm" draw:caption-point-y="-9.068cm">
              <dc:creator>FBK</dc:creator>
              <dc:date>2007-10-24T00:00:00</dc:date>
              <text:p text:style-name="P1"><text:span text:style-name="T1">Heat sink selection from standard profiles with thermal resistance from simulation using compact thermal models for each package type. Select custom to enter user simulation results.</text:span></text:p>
            </office:annotation>
            <text:p>Heat Sink</text:p>
          </table:table-cell>
          <table:table-cell table:style-name="ce32" table:content-validation-name="val3" office:value-type="string">
            <text:p>High Profile</text:p>
          </table:table-cell>
          <table:table-cell table:style-name="ce17" table:number-columns-repeated="2"/>
          <table:table-cell table:style-name="ce57" office:value-type="float" office:value="0">
            <text:p>0.000</text:p>
          </table:table-cell>
          <table:table-cell table:style-name="ce17"/>
          <table:table-cell table:style-name="ce65" office:value-type="string">
            <text:p>MGTAV<text:span text:style-name="T11">CCPLL</text:span></text:p>
          </table:table-cell>
          <table:table-cell table:style-name="ce68" office:value-type="float" office:value="1.2">
            <text:p>1.2</text:p>
          </table:table-cell>
          <table:table-cell table:style-name="ce57" office:value-type="float" office:value="0.24">
            <text:p>0.240</text:p>
          </table:table-cell>
          <table:table-cell table:style-name="ce57" office:value-type="float" office:value="0.2">
            <text:p>0.200</text:p>
          </table:table-cell>
          <table:table-cell table:style-name="ce57"/>
          <table:table-cell table:style-name="ce46"/>
          <table:table-cell table:style-name="ce46" office:value-type="float" office:value="100">
            <text:p>100</text:p>
          </table:table-cell>
          <table:table-cell table:style-name="ce83" office:value-type="float" office:value="42.9696765746806">
            <text:p>42.97</text:p>
          </table:table-cell>
          <table:table-cell table:style-name="ce78" table:number-columns-repeated="2"/>
          <table:table-cell table:style-name="ce46" office:value-type="float" office:value="5">
            <text:p>5</text:p>
          </table:table-cell>
          <table:table-cell table:style-name="ce78" table:number-columns-repeated="17"/>
          <table:table-cell table:style-name="ce46"/>
          <table:table-cell table:style-name="ce94"/>
          <table:table-cell table:style-name="ce95"/>
          <table:table-cell table:number-columns-repeated="218"/>
        </table:table-row>
        <table:table-row table:style-name="ro4">
          <table:table-cell table:style-name="ce8"/>
          <table:table-cell table:style-name="ce14" office:value-type="string">
            <office:annotation draw:style-name="gr1" draw:text-style-name="P1" svg:width="4.066cm" svg:height="1.693cm" svg:x="4.623cm" svg:y="9.775cm" draw:caption-point-x="-4.623cm" draw:caption-point-y="-9.775cm">
              <dc:creator>FBK</dc:creator>
              <dc:date>2007-10-24T00:00:00</dc:date>
              <text:p text:style-name="P1"><text:span text:style-name="T1">User specified heatsink to ambient thermal resistance. Must specify "Custom" for heat sink.</text:span></text:p>
            </office:annotation>
            <text:p>Custom Θ<text:span text:style-name="T7">SA</text:span><text:span text:style-name="T8"> (°C/W)</text:span></text:p>
          </table:table-cell>
          <table:table-cell table:style-name="ce33" table:content-validation-name="val4" office:value-type="float" office:value="2">
            <text:p>2.0</text:p>
          </table:table-cell>
          <table:table-cell table:style-name="ce17"/>
          <table:table-cell table:style-name="ce8"/>
          <table:table-cell table:style-name="ce57" office:value-type="float" office:value="0">
            <text:p>0.000</text:p>
          </table:table-cell>
          <table:table-cell table:style-name="ce17"/>
          <table:table-cell table:style-name="ce65" office:value-type="string">
            <text:p>MGTAV<text:span text:style-name="T11">TTTX</text:span></text:p>
          </table:table-cell>
          <table:table-cell table:style-name="ce69" table:content-validation-name="val8" office:value-type="float" office:value="1.2">
            <text:p>1.2</text:p>
          </table:table-cell>
          <table:table-cell table:style-name="ce57" office:value-type="float" office:value="0.3408">
            <text:p>0.341</text:p>
          </table:table-cell>
          <table:table-cell table:style-name="ce57" office:value-type="float" office:value="0.284">
            <text:p>0.284</text:p>
          </table:table-cell>
          <table:table-cell table:style-name="ce57"/>
          <table:table-cell table:style-name="ce46" table:number-columns-repeated="2"/>
          <table:table-cell table:style-name="ce83"/>
          <table:table-cell table:style-name="ce78" table:number-columns-repeated="2"/>
          <table:table-cell table:style-name="ce46" office:value-type="float" office:value="6">
            <text:p>6</text:p>
          </table:table-cell>
          <table:table-cell table:style-name="ce78" table:number-columns-repeated="17"/>
          <table:table-cell table:style-name="ce46"/>
          <table:table-cell table:style-name="ce94"/>
          <table:table-cell table:style-name="ce95"/>
          <table:table-cell table:number-columns-repeated="218"/>
        </table:table-row>
        <table:table-row table:style-name="ro4">
          <table:table-cell table:style-name="ce8"/>
          <table:table-cell table:style-name="ce14" office:value-type="string">
            <office:annotation draw:style-name="gr1" draw:text-style-name="P1" svg:width="5.294cm" svg:height="4.709cm" svg:x="4.623cm" svg:y="10.216cm" draw:caption-point-x="-4.623cm" draw:caption-point-y="-10.216cm">
              <dc:creator>FBK</dc:creator>
              <dc:date>2007-10-24T00:00:00</dc:date>
              <text:p text:style-name="P1"><text:span text:style-name="T1">Choose from a list of representative board sizes that have been simulated using the Compact Thermal Models for each device package combination. Select the number of layers below.</text:span></text:p>
              <text:p text:style-name="P2"><text:span text:style-name="T2"/></text:p>
              <text:p text:style-name="P1"><text:span text:style-name="T1">The Custom board selection allows user entered thermal resistance to the board. Note that custom board selection requires a heatsink selection for the thermal path through the top of the chip.</text:span></text:p>
            </office:annotation>
            <text:p>Board Selection</text:p>
          </table:table-cell>
          <table:table-cell table:style-name="ce34" table:content-validation-name="val3" office:value-type="string">
            <text:p>Large (20"x20")</text:p>
          </table:table-cell>
          <table:table-cell table:style-name="ce17"/>
          <table:table-cell table:style-name="ce8" table:number-columns-repeated="2"/>
          <table:table-cell table:style-name="ce17"/>
          <table:table-cell table:style-name="ce65" office:value-type="string">
            <text:p>MGTAV<text:span text:style-name="T11">TTRX</text:span></text:p>
          </table:table-cell>
          <table:table-cell table:style-name="ce69" table:content-validation-name="val9" office:value-type="float" office:value="1.2">
            <text:p>1.2</text:p>
          </table:table-cell>
          <table:table-cell table:style-name="ce57" office:value-type="float" office:value="0.008">
            <text:p>0.008</text:p>
          </table:table-cell>
          <table:table-cell table:style-name="ce57" office:value-type="float" office:value="0.00666666666666667">
            <text:p>0.007</text:p>
          </table:table-cell>
          <table:table-cell table:style-name="ce57"/>
          <table:table-cell table:style-name="ce46"/>
          <table:table-cell table:style-name="ce46" office:value-type="float" office:value="0.95">
            <text:p>0.95</text:p>
          </table:table-cell>
          <table:table-cell table:style-name="ce83" office:value-type="float" office:value="38.3132349918054">
            <text:p>38.31</text:p>
          </table:table-cell>
          <table:table-cell table:style-name="ce46"/>
          <table:table-cell table:style-name="ce78"/>
          <table:table-cell table:style-name="ce46" office:value-type="float" office:value="7">
            <text:p>7</text:p>
          </table:table-cell>
          <table:table-cell table:style-name="ce78" table:number-columns-repeated="17"/>
          <table:table-cell table:style-name="ce46"/>
          <table:table-cell table:style-name="ce94"/>
          <table:table-cell table:style-name="ce95"/>
          <table:table-cell table:number-columns-repeated="218"/>
        </table:table-row>
        <table:table-row table:style-name="ro4">
          <table:table-cell table:style-name="ce8"/>
          <table:table-cell table:style-name="ce14" office:value-type="string">
            <office:annotation draw:style-name="gr1" draw:text-style-name="P1" svg:width="4.206cm" svg:height="1.015cm" svg:x="4.623cm" svg:y="11.187cm" draw:caption-point-x="-4.623cm" draw:caption-point-y="-11.187cm">
              <dc:creator>FBK</dc:creator>
              <dc:date>2007-10-24T00:00:00</dc:date>
              <text:p text:style-name="P1"><text:span text:style-name="T1">Number of board layers that the device is used on.</text:span></text:p>
            </office:annotation>
            <text:p># of Board Layers</text:p>
          </table:table-cell>
          <table:table-cell table:style-name="ce35" table:content-validation-name="val5" office:value-type="string">
            <text:p>12 to 15</text:p>
          </table:table-cell>
          <table:table-cell table:style-name="ce17"/>
          <table:table-cell table:style-name="ce8" table:number-columns-repeated="2"/>
          <table:table-cell table:style-name="ce17"/>
          <table:table-cell table:style-name="ce8" table:number-columns-repeated="5"/>
          <table:table-cell table:style-name="ce46"/>
          <table:table-cell table:style-name="ce46" office:value-type="float" office:value="0.975">
            <text:p>0.98</text:p>
          </table:table-cell>
          <table:table-cell table:style-name="ce83" office:value-type="float" office:value="39.6225361432618">
            <text:p>39.62</text:p>
          </table:table-cell>
          <table:table-cell table:style-name="ce46"/>
          <table:table-cell table:style-name="ce78"/>
          <table:table-cell table:style-name="ce46" office:value-type="float" office:value="8">
            <text:p>8</text:p>
          </table:table-cell>
          <table:table-cell table:style-name="ce78" table:number-columns-repeated="17"/>
          <table:table-cell table:style-name="ce46"/>
          <table:table-cell table:style-name="ce94"/>
          <table:table-cell table:style-name="ce95"/>
          <table:table-cell table:number-columns-repeated="218"/>
        </table:table-row>
        <table:table-row table:style-name="ro4">
          <table:table-cell table:style-name="ce8"/>
          <table:table-cell table:style-name="ce14" office:value-type="string">
            <office:annotation draw:style-name="gr1" draw:text-style-name="P1" svg:width="4.733cm" svg:height="2.275cm" svg:x="4.932cm" svg:y="11.894cm" draw:caption-point-x="-4.932cm" draw:caption-point-y="-11.894cm">
              <dc:creator>FBK</dc:creator>
              <dc:date>2007-10-24T00:00:00</dc:date>
              <text:p text:style-name="P1"><text:span text:style-name="T1">User specified junction to board thermal resistance from simulation using Compact Thermal Models. Must specify "Custom" for Board Selection.</text:span></text:p>
              <text:p text:style-name="P2"><text:span text:style-name="T2"/></text:p>
            </office:annotation>
            <text:p>Custom ΘJB<text:span text:style-name="T8"> (°C/W)</text:span></text:p>
          </table:table-cell>
          <table:table-cell table:style-name="ce36" table:content-validation-name="val4" office:value-type="float" office:value="2.61">
            <text:p>2.6</text:p>
          </table:table-cell>
          <table:table-cell table:style-name="ce17"/>
          <table:table-cell table:style-name="ce8" table:number-columns-repeated="2"/>
          <table:table-cell table:style-name="ce17"/>
          <table:table-cell table:style-name="ce8" table:number-columns-repeated="5"/>
          <table:table-cell table:style-name="ce46"/>
          <table:table-cell table:style-name="ce46" office:value-type="float" office:value="1">
            <text:p>1</text:p>
          </table:table-cell>
          <table:table-cell table:style-name="ce83" office:value-type="float" office:value="40.9685735386426">
            <text:p>40.97</text:p>
          </table:table-cell>
          <table:table-cell table:style-name="ce46"/>
          <table:table-cell table:style-name="ce78"/>
          <table:table-cell table:style-name="ce46"/>
          <table:table-cell table:style-name="ce78" table:number-columns-repeated="17"/>
          <table:table-cell table:style-name="ce46"/>
          <table:table-cell table:style-name="ce94"/>
          <table:table-cell table:style-name="ce95"/>
          <table:table-cell table:number-columns-repeated="218"/>
        </table:table-row>
        <table:table-row table:style-name="ro4">
          <table:table-cell table:style-name="ce8"/>
          <table:table-cell table:style-name="ce14" office:value-type="string">
            <office:annotation draw:style-name="gr1" draw:text-style-name="P1" svg:width="4.427cm" svg:height="4.2cm" svg:x="4.932cm" svg:y="12.6cm" draw:caption-point-x="-4.932cm" draw:caption-point-y="-12.6cm">
              <dc:creator>FBK</dc:creator>
              <dc:date>2007-10-24T00:00:00</dc:date>
              <text:p text:style-name="P1"><text:span text:style-name="T1">Board temperature (°C) used in custom board thermal calculations.</text:span></text:p>
              <text:p text:style-name="P2"><text:span text:style-name="T2"/></text:p>
              <text:p text:style-name="P1"><text:span text:style-name="T1">Board temperature may not exceed junction temperature.</text:span></text:p>
              <text:p text:style-name="P2"><text:span text:style-name="T2"/></text:p>
              <text:p text:style-name="P1"><text:span text:style-name="T1">Orange color indicates board temperature was capped at the estimated junction temperature.</text:span></text:p>
            </office:annotation>
            <text:p>Board Temperature</text:p>
          </table:table-cell>
          <table:table-cell table:style-name="ce37" table:content-validation-name="val6" office:value-type="float" office:value="99.3105713653279">
            <text:p>99.3</text:p>
          </table:table-cell>
          <table:table-cell table:style-name="ce17"/>
          <table:table-cell table:style-name="ce8" table:number-columns-repeated="2"/>
          <table:table-cell table:style-name="ce17"/>
          <table:table-cell table:style-name="ce8" table:number-columns-repeated="5"/>
          <table:table-cell table:style-name="ce46"/>
          <table:table-cell table:style-name="ce46" office:value-type="float" office:value="1.025">
            <text:p>1.03</text:p>
          </table:table-cell>
          <table:table-cell table:style-name="ce83" office:value-type="float" office:value="42.3514853334582">
            <text:p>42.35</text:p>
          </table:table-cell>
          <table:table-cell table:style-name="ce46"/>
          <table:table-cell table:style-name="ce78"/>
          <table:table-cell table:style-name="ce46" office:value-type="float" office:value="9">
            <text:p>9</text:p>
          </table:table-cell>
          <table:table-cell table:style-name="ce78" table:number-columns-repeated="17"/>
          <table:table-cell table:style-name="ce46"/>
          <table:table-cell table:style-name="ce94"/>
          <table:table-cell table:style-name="ce95"/>
          <table:table-cell table:number-columns-repeated="218"/>
        </table:table-row>
        <table:table-row table:style-name="ro4">
          <table:table-cell table:style-name="ce8"/>
          <table:table-cell table:style-name="ce16" office:value-type="string">
            <text:p>Thermal Summary</text:p>
          </table:table-cell>
          <table:table-cell table:style-name="ce17" table:number-columns-repeated="2"/>
          <table:table-cell table:style-name="ce54" office:value-type="string">
            <text:p>Power Summary</text:p>
          </table:table-cell>
          <table:table-cell table:style-name="ce8"/>
          <table:table-cell table:style-name="ce17" table:number-columns-repeated="6"/>
          <table:table-cell table:style-name="ce46"/>
          <table:table-cell table:style-name="ce46" office:value-type="float" office:value="1.05">
            <text:p>1.05</text:p>
          </table:table-cell>
          <table:table-cell table:style-name="ce83" office:value-type="float" office:value="43.7714096832187">
            <text:p>43.77</text:p>
          </table:table-cell>
          <table:table-cell table:style-name="ce46"/>
          <table:table-cell table:style-name="ce78"/>
          <table:table-cell table:style-name="ce46" office:value-type="float" office:value="10">
            <text:p>10</text:p>
          </table:table-cell>
          <table:table-cell table:style-name="ce78" table:number-columns-repeated="17"/>
          <table:table-cell table:style-name="ce46"/>
          <table:table-cell table:style-name="ce94"/>
          <table:table-cell table:style-name="ce95"/>
          <table:table-cell table:number-columns-repeated="218"/>
        </table:table-row>
        <table:table-row table:style-name="ro3">
          <table:table-cell table:style-name="ce8"/>
          <table:table-cell table:style-name="ce14" office:value-type="string">
            <office:annotation draw:style-name="gr1" draw:text-style-name="P1" svg:width="6.742cm" svg:height="3.184cm" svg:x="4.623cm" svg:y="14.013cm" draw:caption-point-x="-4.623cm" draw:caption-point-y="-14.013cm">
              <dc:creator>FBK</dc:creator>
              <dc:date>2007-10-24T00:00:00</dc:date>
              <text:p text:style-name="P1"><text:span text:style-name="T1">Effective thermal resistance. User selected package, airflow, heatsink and board characteristics are used with characterization and simulation to calculate. The user may enter a custom ThetaSA to account for conditions not covered by the available choices or where more extensive thermal modeling has been done.</text:span></text:p>
            </office:annotation>
            <text:p>Effective Θ<text:span text:style-name="T7">JA <text:s/>(°C/W)</text:span></text:p>
          </table:table-cell>
          <table:table-cell table:style-name="ce38" office:value-type="float" office:value="1.39207894736842">
            <text:p>1.4</text:p>
          </table:table-cell>
          <table:table-cell table:style-name="ce17"/>
          <table:table-cell table:style-name="ce14" office:value-type="string">
            <office:annotation draw:style-name="gr1" draw:text-style-name="P1" svg:width="3.564cm" svg:height="2.205cm" svg:x="10.139cm" svg:y="13.881cm" draw:caption-point-x="-10.139cm" draw:caption-point-y="-13.881cm">
              <dc:creator>FBK</dc:creator>
              <dc:date>2007-10-24T00:00:00</dc:date>
              <text:p text:style-name="P1"><text:span text:style-name="T1">Total quiescent power consumption for all voltage sources. Iccint is affected by temperature and process factors.</text:span></text:p>
            </office:annotation>
            <text:p>Quiescent(W)</text:p>
          </table:table-cell>
          <table:table-cell table:style-name="ce59" office:value-type="float" office:value="1.81253377610693">
            <text:p>1.813</text:p>
          </table:table-cell>
          <table:table-cell table:style-name="ce17" table:number-columns-repeated="6"/>
          <table:table-cell table:style-name="ce46" table:number-columns-repeated="2"/>
          <table:table-cell table:style-name="ce83"/>
          <table:table-cell table:style-name="ce46"/>
          <table:table-cell table:style-name="ce78"/>
          <table:table-cell table:style-name="ce46" office:value-type="float" office:value="11">
            <text:p>11</text:p>
          </table:table-cell>
          <table:table-cell table:style-name="ce78" table:number-columns-repeated="17"/>
          <table:table-cell table:style-name="ce46"/>
          <table:table-cell table:style-name="ce94"/>
          <table:table-cell table:style-name="ce95"/>
          <table:table-cell table:number-columns-repeated="218"/>
        </table:table-row>
        <table:table-row table:style-name="ro3">
          <table:table-cell table:style-name="ce8"/>
          <table:table-cell table:style-name="ce14" office:value-type="string">
            <office:annotation draw:style-name="gr1" draw:text-style-name="P1" svg:width="5.014cm" svg:height="1.342cm" svg:x="4.623cm" svg:y="15.087cm" draw:caption-point-x="-4.623cm" draw:caption-point-y="-15.087cm">
              <dc:creator>FBK</dc:creator>
              <dc:date>2007-10-24T00:00:00</dc:date>
              <text:p text:style-name="P1"><text:span text:style-name="T1">Estimated maximum ambient air temperature for the junction temperature to remain within spec.</text:span></text:p>
            </office:annotation>
            <text:p>Max Ambient (°C)</text:p>
          </table:table-cell>
          <table:table-cell table:style-name="ce38" office:value-type="float" office:value="25.818147921263">
            <text:p>25.8</text:p>
          </table:table-cell>
          <table:table-cell table:style-name="ce17"/>
          <table:table-cell table:style-name="ce14" office:value-type="string">
            <office:annotation draw:style-name="gr1" draw:text-style-name="P1" svg:width="3.564cm" svg:height="1.137cm" svg:x="11.449cm" svg:y="17.81cm" draw:caption-point-x="-11.449cm" draw:caption-point-y="-17.81cm">
              <dc:creator>FBK</dc:creator>
              <dc:date>2007-10-24T00:00:00</dc:date>
              <text:p text:style-name="P1"><text:span text:style-name="T1">Total operating power consumption for all voltage sources.</text:span></text:p>
            </office:annotation>
            <text:p>Dynamic (W)</text:p>
          </table:table-cell>
          <table:table-cell table:style-name="ce59" office:value-type="float" office:value="40.7007534125357">
            <text:p>40.701</text:p>
          </table:table-cell>
          <table:table-cell table:style-name="ce17" table:number-columns-repeated="6"/>
          <table:table-cell table:style-name="ce46" table:number-columns-repeated="2"/>
          <table:table-cell table:style-name="ce83"/>
          <table:table-cell table:style-name="ce46"/>
          <table:table-cell table:style-name="ce78"/>
          <table:table-cell table:style-name="ce46"/>
          <table:table-cell table:style-name="ce78" table:number-columns-repeated="17"/>
          <table:table-cell table:style-name="ce46"/>
          <table:table-cell table:style-name="ce94"/>
          <table:table-cell table:style-name="ce95"/>
          <table:table-cell table:number-columns-repeated="218"/>
        </table:table-row>
        <table:table-row table:style-name="ro5">
          <table:table-cell table:style-name="ce8"/>
          <table:table-cell table:style-name="ce14" office:value-type="string">
            <office:annotation draw:style-name="gr1" draw:text-style-name="P1" svg:width="4.487cm" svg:height="2.459cm" svg:x="4.623cm" svg:y="16.09cm" draw:caption-point-x="-4.623cm" draw:caption-point-y="-16.09cm">
              <dc:creator>FBK</dc:creator>
              <dc:date>2007-10-24T00:00:00</dc:date>
              <text:p text:style-name="P1"><text:span text:style-name="T1">Estimated temperature of the die within the device package. When the cell background is red the maximum junction temperature has exceeded the range for the selected device.</text:span></text:p>
            </office:annotation>
            <text:p>Junction Temp(°C)</text:p>
          </table:table-cell>
          <table:table-cell table:style-name="ce39" office:value-type="float" office:value="104.181852078737">
            <text:p>104.2</text:p>
          </table:table-cell>
          <table:table-cell table:style-name="ce17"/>
          <table:table-cell table:style-name="ce14" office:value-type="string">
            <office:annotation draw:style-name="gr1" draw:text-style-name="P1" svg:width="3.704cm" svg:height="2.119cm" svg:x="11.449cm" svg:y="17.81cm" draw:caption-point-x="-11.449cm" draw:caption-point-y="-17.81cm">
              <dc:creator>FBK</dc:creator>
              <dc:date>2007-10-24T00:00:00</dc:date>
              <text:p text:style-name="P1"><text:span text:style-name="T1">Total on chip power consumption across all voltage sources. This value is used in the thermal calculations.</text:span></text:p>
            </office:annotation>
            <text:p>Total (W)</text:p>
          </table:table-cell>
          <table:table-cell table:style-name="ce60" office:value-type="float" office:value="42.5132871886426">
            <text:p>42.513</text:p>
          </table:table-cell>
          <table:table-cell table:style-name="ce17" table:number-columns-repeated="6"/>
          <table:table-cell table:style-name="ce46" table:number-columns-repeated="2"/>
          <table:table-cell table:style-name="ce83"/>
          <table:table-cell table:style-name="ce46"/>
          <table:table-cell table:style-name="ce78"/>
          <table:table-cell table:style-name="ce46"/>
          <table:table-cell table:style-name="ce78" table:number-columns-repeated="17"/>
          <table:table-cell table:style-name="ce46"/>
          <table:table-cell table:style-name="ce94"/>
          <table:table-cell table:style-name="ce95"/>
          <table:table-cell table:number-columns-repeated="218"/>
        </table:table-row>
        <table:table-row table:style-name="ro1">
          <table:table-cell table:style-name="ce8"/>
          <table:table-cell table:style-name="ce17" table:number-columns-repeated="11"/>
          <table:table-cell table:style-name="ce46" table:number-columns-repeated="2"/>
          <table:table-cell table:style-name="ce83"/>
          <table:table-cell table:style-name="ce46"/>
          <table:table-cell table:style-name="ce78"/>
          <table:table-cell table:style-name="ce46"/>
          <table:table-cell table:style-name="ce78" table:number-columns-repeated="17"/>
          <table:table-cell table:style-name="ce46"/>
          <table:table-cell table:style-name="ce94"/>
          <table:table-cell table:style-name="ce95"/>
          <table:table-cell table:number-columns-repeated="218"/>
        </table:table-row>
        <table:table-row table:style-name="ro5">
          <table:table-cell table:style-name="ce8"/>
          <table:table-cell table:style-name="ce18" office:value-type="string">
            <text:p>Comments</text:p>
          </table:table-cell>
          <table:table-cell table:style-name="ce8" table:number-columns-repeated="10"/>
          <table:table-cell table:style-name="ce79"/>
          <table:table-cell table:style-name="ce82" office:value-type="string">
            <text:p>Min (0C, 1.14V)</text:p>
          </table:table-cell>
          <table:table-cell table:style-name="ce78" office:value-type="string">
            <text:p>Typical (1.2V, 25C)</text:p>
          </table:table-cell>
          <table:table-cell table:style-name="ce82" office:value-type="string">
            <text:p>Max (1.26V, 26C)</text:p>
          </table:table-cell>
          <table:table-cell table:style-name="ce79"/>
          <table:table-cell table:style-name="ce46" office:value-type="float" office:value="12">
            <text:p>12</text:p>
          </table:table-cell>
          <table:table-cell table:style-name="ce78" table:number-columns-repeated="17"/>
          <table:table-cell table:style-name="ce46"/>
          <table:table-cell table:style-name="ce94"/>
          <table:table-cell table:style-name="ce95"/>
          <table:table-cell table:number-columns-repeated="218"/>
        </table:table-row>
        <table:table-row table:style-name="ro1">
          <table:table-cell table:style-name="ce8"/>
          <table:table-cell table:style-name="ce19" office:value-type="string" table:number-columns-spanned="11" table:number-rows-spanned="3">
            <text:p>This area is for the user to enter any comments about the design, operating conditions, assumptions or anything of relevance.</text:p>
          </table:table-cell>
          <table:covered-table-cell table:number-columns-repeated="9" table:style-name="ce40"/>
          <table:covered-table-cell table:style-name="ce75"/>
          <table:table-cell table:style-name="ce79"/>
          <table:table-cell table:style-name="ce83" office:value-type="float" office:value="37.8030458199361">
            <text:p>37.80</text:p>
          </table:table-cell>
          <table:table-cell table:style-name="ce83" office:value-type="float" office:value="40.90426893411">
            <text:p>40.90</text:p>
          </table:table-cell>
          <table:table-cell table:style-name="ce83" office:value-type="float" office:value="45.5686219407864">
            <text:p>45.57</text:p>
          </table:table-cell>
          <table:table-cell table:style-name="ce79"/>
          <table:table-cell table:style-name="ce46" office:value-type="float" office:value="13">
            <text:p>13</text:p>
          </table:table-cell>
          <table:table-cell table:style-name="ce78" table:number-columns-repeated="17"/>
          <table:table-cell table:style-name="ce46"/>
          <table:table-cell table:style-name="ce94"/>
          <table:table-cell table:number-columns-repeated="219"/>
        </table:table-row>
        <table:table-row table:style-name="ro1">
          <table:table-cell table:style-name="ce8"/>
          <table:covered-table-cell table:style-name="ce20"/>
          <table:covered-table-cell table:number-columns-repeated="9" table:style-name="ce41"/>
          <table:covered-table-cell table:style-name="ce76"/>
          <table:table-cell table:style-name="ce79"/>
          <table:table-cell table:style-name="ce83" table:number-columns-repeated="3"/>
          <table:table-cell table:style-name="ce78"/>
          <table:table-cell table:style-name="ce46" office:value-type="float" office:value="14">
            <text:p>14</text:p>
          </table:table-cell>
          <table:table-cell table:style-name="ce78" table:number-columns-repeated="17"/>
          <table:table-cell table:style-name="ce17"/>
          <table:table-cell table:style-name="ce94"/>
          <table:table-cell table:number-columns-repeated="219"/>
        </table:table-row>
        <table:table-row table:style-name="ro1">
          <table:table-cell table:style-name="ce8"/>
          <table:covered-table-cell table:style-name="ce20"/>
          <table:covered-table-cell table:number-columns-repeated="9" table:style-name="ce41"/>
          <table:covered-table-cell table:style-name="ce76"/>
          <table:table-cell table:style-name="ce79"/>
          <table:table-cell table:style-name="ce46" table:number-columns-repeated="3"/>
          <table:table-cell table:style-name="ce78"/>
          <table:table-cell table:style-name="ce46" office:value-type="float" office:value="15">
            <text:p>15</text:p>
          </table:table-cell>
          <table:table-cell table:style-name="ce78" table:number-columns-repeated="17"/>
          <table:table-cell table:style-name="ce17"/>
          <table:table-cell table:style-name="ce94"/>
          <table:table-cell table:number-columns-repeated="219"/>
        </table:table-row>
        <table:table-row table:style-name="ro1">
          <table:table-cell table:style-name="ce8"/>
          <table:table-cell table:style-name="ce21" table:number-columns-repeated="11"/>
          <table:table-cell table:style-name="ce79"/>
          <table:table-cell table:style-name="ce82"/>
          <table:table-cell table:style-name="ce78"/>
          <table:table-cell table:style-name="ce82"/>
          <table:table-cell table:style-name="ce78"/>
          <table:table-cell table:style-name="ce46" office:value-type="float" office:value="16">
            <text:p>16</text:p>
          </table:table-cell>
          <table:table-cell table:style-name="ce78" table:number-columns-repeated="17"/>
          <table:table-cell table:style-name="ce17"/>
          <table:table-cell table:style-name="ce94"/>
          <table:table-cell table:number-columns-repeated="219"/>
        </table:table-row>
        <table:table-row table:style-name="ro6">
          <table:table-cell table:style-name="ce9"/>
          <table:table-cell table:style-name="ce22" office:value-type="string" table:number-columns-spanned="4" table:number-rows-spanned="1">
            <text:p><text:span text:style-name="T9"><text:a xlink:href="http://www.origin.xilinx.com/products/design_resources/power_central/index.htm">XILINX Power Central on the Web</text:a></text:span></text:p>
          </table:table-cell>
          <table:covered-table-cell table:number-columns-repeated="3" table:style-name="ce42"/>
          <table:table-cell table:style-name="ce61" table:number-columns-repeated="7"/>
          <table:table-cell table:style-name="ce79"/>
          <table:table-cell table:style-name="ce83" table:number-columns-repeated="3"/>
          <table:table-cell table:style-name="ce79"/>
          <table:table-cell table:style-name="ce46" office:value-type="float" office:value="17">
            <text:p>17</text:p>
          </table:table-cell>
          <table:table-cell table:style-name="ce78" table:number-columns-repeated="17"/>
          <table:table-cell table:style-name="ce17"/>
          <table:table-cell table:style-name="ce94"/>
          <table:table-cell table:number-columns-repeated="219"/>
        </table:table-row>
        <table:table-row table:style-name="ro7">
          <table:table-cell table:style-name="ce9"/>
          <table:table-cell table:style-name="ce23" office:value-type="string">
            <text:p><text:span text:style-name="T10"><text:a xlink:href="mailto:xpower_feedback@xilinx.com?subject=Virtex5%20XPower%20Estimator%20(XPE)%20-%209.1.01%20-%20Feedback">Email Feedback</text:a></text:span></text:p>
          </table:table-cell>
          <table:table-cell table:style-name="ce43" table:number-columns-repeated="3"/>
          <table:table-cell table:style-name="ce61" table:number-columns-repeated="7"/>
          <table:table-cell table:style-name="ce79"/>
          <table:table-cell table:style-name="ce83" table:number-columns-repeated="3"/>
          <table:table-cell table:style-name="ce46" office:value-type="string">
            <text:p>BoardType</text:p>
          </table:table-cell>
          <table:table-cell table:style-name="ce90" office:value-type="float" office:value="3">
            <text:p>3</text:p>
          </table:table-cell>
          <table:table-cell table:style-name="ce78"/>
          <table:table-cell table:style-name="ce78" office:value-type="string">
            <text:p>Airflow</text:p>
          </table:table-cell>
          <table:table-cell table:style-name="ce78" table:number-columns-repeated="15"/>
          <table:table-cell table:style-name="ce17"/>
          <table:table-cell table:style-name="ce94"/>
          <table:table-cell table:number-columns-repeated="219"/>
        </table:table-row>
        <table:table-row table:style-name="ro7">
          <table:table-cell table:style-name="ce8"/>
          <table:table-cell table:style-name="ce24" office:value-type="string">
            <text:p>Workbook covered under the</text:p>
          </table:table-cell>
          <table:table-cell table:style-name="ce44" office:value-type="string" table:number-columns-spanned="3" table:number-rows-spanned="1">
            <text:p><text:span text:style-name="T10"><text:a xlink:href="http://www.xilinx.com/ise/power_tools/wpt_licence.pdf"> license agreement</text:a></text:span></text:p>
          </table:table-cell>
          <table:covered-table-cell table:number-columns-repeated="2" table:style-name="ce48"/>
          <table:table-cell table:style-name="ce45" table:number-columns-repeated="3"/>
          <table:table-cell table:style-name="ce70" office:value-type="float" office:value="102.985139194598">
            <text:p>102.99</text:p>
          </table:table-cell>
          <table:table-cell table:style-name="ce70" office:value-type="float" office:value="0.85965877610693">
            <text:p>0.86</text:p>
          </table:table-cell>
          <table:table-cell table:style-name="ce45" table:number-columns-repeated="2"/>
          <table:table-cell table:style-name="ce79"/>
          <table:table-cell table:style-name="ce46"/>
          <table:table-cell table:style-name="ce79" table:number-columns-repeated="2"/>
          <table:table-cell table:style-name="ce46" office:value-type="string">
            <text:p>BoardLyr</text:p>
          </table:table-cell>
          <table:table-cell table:style-name="ce90" office:value-type="float" office:value="2">
            <text:p>2</text:p>
          </table:table-cell>
          <table:table-cell table:style-name="ce46"/>
          <table:table-cell table:style-name="ce46" office:value-type="string">
            <text:p>N/A</text:p>
          </table:table-cell>
          <table:table-cell table:style-name="ce46" table:number-columns-repeated="15"/>
          <table:table-cell table:style-name="ce17"/>
          <table:table-cell table:number-columns-repeated="220"/>
        </table:table-row>
        <table:table-row table:style-name="ro1">
          <table:table-cell table:style-name="ce8"/>
          <table:table-cell table:style-name="ce25" office:value-type="string">
            <text:p><text:s text:c="6"/>Copyright 1994-2007 Xilinx, Inc. All Rights Reserved </text:p>
          </table:table-cell>
          <table:table-cell table:style-name="ce45" table:number-columns-repeated="6"/>
          <table:table-cell table:style-name="ce70" office:value-type="float" office:value="104.181852078737">
            <text:p>104.18</text:p>
          </table:table-cell>
          <table:table-cell table:style-name="ce70" office:value-type="float" office:value="0.85965877610693">
            <text:p>0.86</text:p>
          </table:table-cell>
          <table:table-cell table:style-name="ce45" table:number-columns-repeated="2"/>
          <table:table-cell table:style-name="ce79"/>
          <table:table-cell table:style-name="ce46" office:value-type="string">
            <text:p>Quiescent</text:p>
          </table:table-cell>
          <table:table-cell table:style-name="ce85" office:value-type="float" office:value="1.81253377610693">
            <text:p>1.813</text:p>
          </table:table-cell>
          <table:table-cell table:style-name="ce46"/>
          <table:table-cell table:style-name="ce46" office:value-type="string">
            <text:p>Airflow</text:p>
          </table:table-cell>
          <table:table-cell table:style-name="ce90" office:value-type="float" office:value="2">
            <text:p>2</text:p>
          </table:table-cell>
          <table:table-cell table:style-name="ce46"/>
          <table:table-cell table:style-name="ce46" office:value-type="float" office:value="0">
            <text:p>0</text:p>
          </table:table-cell>
          <table:table-cell table:style-name="ce46" table:number-columns-repeated="15"/>
          <table:table-cell table:style-name="ce17"/>
          <table:table-cell table:number-columns-repeated="220"/>
        </table:table-row>
        <table:table-row table:style-name="ro1">
          <table:table-cell table:style-name="ce8" table:number-columns-repeated="8"/>
          <table:table-cell table:style-name="ce70" office:value-type="float" office:value="104.181852078737">
            <text:p>104.18</text:p>
          </table:table-cell>
          <table:table-cell table:style-name="ce70" office:value-type="float" office:value="0.85965877610693">
            <text:p>0.86</text:p>
          </table:table-cell>
          <table:table-cell table:style-name="ce8" table:number-columns-repeated="2"/>
          <table:table-cell table:style-name="ce79"/>
          <table:table-cell table:style-name="ce46" office:value-type="string">
            <text:p>LOGIC</text:p>
          </table:table-cell>
          <table:table-cell table:style-name="ce46" office:value-type="float" office:value="12.7959064453125">
            <text:p>12.8</text:p>
          </table:table-cell>
          <table:table-cell table:style-name="ce46"/>
          <table:table-cell table:style-name="ce46" office:value-type="string">
            <text:p>Heatsink</text:p>
          </table:table-cell>
          <table:table-cell table:style-name="ce90" office:value-type="float" office:value="4">
            <text:p>4</text:p>
          </table:table-cell>
          <table:table-cell table:style-name="ce46"/>
          <table:table-cell table:style-name="ce46" office:value-type="float" office:value="250">
            <text:p>250</text:p>
          </table:table-cell>
          <table:table-cell table:style-name="ce46" table:number-columns-repeated="15"/>
          <table:table-cell table:style-name="ce17"/>
          <table:table-cell table:number-columns-repeated="220"/>
        </table:table-row>
        <table:table-row table:style-name="ro1">
          <table:table-cell table:style-name="ce8" table:number-columns-repeated="8"/>
          <table:table-cell table:style-name="ce70" office:value-type="float" office:value="104.181852078737">
            <text:p>104.18</text:p>
          </table:table-cell>
          <table:table-cell table:style-name="ce70" office:value-type="float" office:value="0.85965877610693">
            <text:p>0.86</text:p>
          </table:table-cell>
          <table:table-cell table:style-name="ce8" table:number-columns-repeated="2"/>
          <table:table-cell table:style-name="ce79"/>
          <table:table-cell table:style-name="ce46" office:value-type="string">
            <text:p>IO</text:p>
          </table:table-cell>
          <table:table-cell table:style-name="ce46" office:value-type="float" office:value="14.9252631020997">
            <text:p>14.93</text:p>
          </table:table-cell>
          <table:table-cell table:style-name="ce46"/>
          <table:table-cell table:style-name="ce46" office:value-type="string">
            <text:p>ThetaSA</text:p>
          </table:table-cell>
          <table:table-cell table:style-name="ce91" office:value-type="float" office:value="2.1">
            <text:p>2.10</text:p>
          </table:table-cell>
          <table:table-cell table:style-name="ce46"/>
          <table:table-cell table:style-name="ce46" office:value-type="float" office:value="500">
            <text:p>500</text:p>
          </table:table-cell>
          <table:table-cell table:style-name="ce46" table:number-columns-repeated="15"/>
          <table:table-cell table:style-name="ce17"/>
          <table:table-cell table:number-columns-repeated="220"/>
        </table:table-row>
        <table:table-row table:style-name="ro1">
          <table:table-cell table:style-name="ce8" table:number-columns-repeated="8"/>
          <table:table-cell table:style-name="ce70" office:value-type="float" office:value="104.181852078737">
            <text:p>104.18</text:p>
          </table:table-cell>
          <table:table-cell table:style-name="ce70" office:value-type="float" office:value="0.85965877610693">
            <text:p>0.86</text:p>
          </table:table-cell>
          <table:table-cell table:style-name="ce8" table:number-columns-repeated="2"/>
          <table:table-cell table:style-name="ce79"/>
          <table:table-cell table:style-name="ce46" office:value-type="string">
            <text:p>BRAM</text:p>
          </table:table-cell>
          <table:table-cell table:style-name="ce46" office:value-type="float" office:value="3.38259375">
            <text:p>3.38</text:p>
          </table:table-cell>
          <table:table-cell table:style-name="ce46"/>
          <table:table-cell table:style-name="ce46" office:value-type="string">
            <text:p>ThetaCS</text:p>
          </table:table-cell>
          <table:table-cell table:style-name="ce91" office:value-type="float" office:value="0.1">
            <text:p>0.10</text:p>
          </table:table-cell>
          <table:table-cell table:style-name="ce46"/>
          <table:table-cell table:style-name="ce46" office:value-type="float" office:value="750">
            <text:p>750</text:p>
          </table:table-cell>
          <table:table-cell table:style-name="ce46" table:number-columns-repeated="15"/>
          <table:table-cell table:style-name="ce17"/>
          <table:table-cell table:number-columns-repeated="220"/>
        </table:table-row>
        <table:table-row table:style-name="ro1">
          <table:table-cell table:style-name="ce8" table:number-columns-repeated="8"/>
          <table:table-cell table:style-name="ce70" table:number-columns-repeated="2"/>
          <table:table-cell table:style-name="ce8" table:number-columns-repeated="2"/>
          <table:table-cell table:style-name="ce79"/>
          <table:table-cell table:style-name="ce46" office:value-type="string">
            <text:p>DCM</text:p>
          </table:table-cell>
          <table:table-cell table:style-name="ce46" office:value-type="float" office:value="0.358641">
            <text:p>0.36</text:p>
          </table:table-cell>
          <table:table-cell table:style-name="ce46"/>
          <table:table-cell table:style-name="ce46" office:value-type="string">
            <text:p>ThetaJB</text:p>
          </table:table-cell>
          <table:table-cell table:style-name="ce91" office:value-type="float" office:value="2.61">
            <text:p>2.61</text:p>
          </table:table-cell>
          <table:table-cell table:style-name="ce46"/>
          <table:table-cell table:style-name="ce46" office:value-type="string">
            <text:p>T34:T35</text:p>
          </table:table-cell>
          <table:table-cell table:style-name="ce46" table:number-columns-repeated="15"/>
          <table:table-cell table:style-name="ce17"/>
          <table:table-cell table:number-columns-repeated="220"/>
        </table:table-row>
        <table:table-row table:style-name="ro1">
          <table:table-cell table:style-name="ce8" table:number-columns-repeated="8"/>
          <table:table-cell table:style-name="ce70" table:number-columns-repeated="2"/>
          <table:table-cell table:style-name="ce8" table:number-columns-repeated="2"/>
          <table:table-cell table:style-name="ce79"/>
          <table:table-cell table:style-name="ce46" office:value-type="string">
            <text:p>PLL</text:p>
          </table:table-cell>
          <table:table-cell table:style-name="ce46" office:value-type="float" office:value="0">
            <text:p>0</text:p>
          </table:table-cell>
          <table:table-cell table:style-name="ce46"/>
          <table:table-cell table:style-name="ce46" office:value-type="string">
            <text:p>ThetaJA</text:p>
          </table:table-cell>
          <table:table-cell table:style-name="ce91" office:value-type="float" office:value="2.06475409836066">
            <text:p>2.06</text:p>
          </table:table-cell>
          <table:table-cell table:style-name="ce46" table:number-columns-repeated="17"/>
          <table:table-cell table:style-name="ce17"/>
          <table:table-cell table:number-columns-repeated="220"/>
        </table:table-row>
        <table:table-row table:style-name="ro1">
          <table:table-cell table:style-name="ce8" table:number-columns-repeated="12"/>
          <table:table-cell table:style-name="ce79"/>
          <table:table-cell table:style-name="ce46" office:value-type="string">
            <text:p>DSP</text:p>
          </table:table-cell>
          <table:table-cell table:style-name="ce46" office:value-type="float" office:value="6.075">
            <text:p>6.08</text:p>
          </table:table-cell>
          <table:table-cell table:style-name="ce46"/>
          <table:table-cell table:style-name="ce46" office:value-type="string">
            <text:p>bThetaSA</text:p>
          </table:table-cell>
          <table:table-cell table:style-name="ce91" office:value-type="float" office:value="2">
            <text:p>2.00</text:p>
          </table:table-cell>
          <table:table-cell table:style-name="ce46" table:number-columns-repeated="17"/>
          <table:table-cell table:style-name="ce17"/>
          <table:table-cell table:number-columns-repeated="220"/>
        </table:table-row>
        <table:table-row table:style-name="ro1">
          <table:table-cell table:style-name="ce8" table:number-columns-repeated="12"/>
          <table:table-cell table:style-name="ce79"/>
          <table:table-cell table:style-name="ce46" office:value-type="string">
            <text:p>GTP</text:p>
          </table:table-cell>
          <table:table-cell table:style-name="ce46" office:value-type="float" office:value="0.9168">
            <text:p>0.92</text:p>
          </table:table-cell>
          <table:table-cell table:style-name="ce46"/>
          <table:table-cell table:style-name="ce46" office:value-type="string">
            <text:p>bThetaJA</text:p>
          </table:table-cell>
          <table:table-cell table:style-name="ce91" office:value-type="float" office:value="2.06475409836066">
            <text:p>2.06</text:p>
          </table:table-cell>
          <table:table-cell table:style-name="ce46" table:number-columns-repeated="17"/>
          <table:table-cell table:style-name="ce17"/>
          <table:table-cell table:number-columns-repeated="220"/>
        </table:table-row>
        <table:table-row table:style-name="ro1">
          <table:table-cell table:style-name="ce8" table:number-columns-repeated="12"/>
          <table:table-cell table:style-name="ce79"/>
          <table:table-cell table:style-name="ce46" office:value-type="string">
            <text:p>EMAC</text:p>
          </table:table-cell>
          <table:table-cell table:style-name="ce46" office:value-type="float" office:value="0">
            <text:p>0</text:p>
          </table:table-cell>
          <table:table-cell table:style-name="ce46"/>
          <table:table-cell table:style-name="ce46" office:value-type="string">
            <text:p>sThetaJA</text:p>
          </table:table-cell>
          <table:table-cell table:style-name="ce91" office:value-type="float" office:value="5.1">
            <text:p>5.10</text:p>
          </table:table-cell>
          <table:table-cell table:style-name="ce46" table:number-columns-repeated="17"/>
          <table:table-cell table:style-name="ce17"/>
          <table:table-cell table:number-columns-repeated="220"/>
        </table:table-row>
        <table:table-row table:style-name="ro1">
          <table:table-cell table:style-name="ce8" table:number-columns-repeated="12"/>
          <table:table-cell table:style-name="ce79"/>
          <table:table-cell table:style-name="ce79" office:value-type="string">
            <text:p>PCIE</text:p>
          </table:table-cell>
          <table:table-cell table:style-name="ce79" office:value-type="float" office:value="0">
            <text:p>0</text:p>
          </table:table-cell>
          <table:table-cell table:style-name="ce46"/>
          <table:table-cell table:style-name="ce46" office:value-type="string">
            <text:p>eThetaJA</text:p>
          </table:table-cell>
          <table:table-cell table:style-name="ce46" office:value-type="float" office:value="1.39207894736842">
            <text:p>1.39</text:p>
          </table:table-cell>
          <table:table-cell table:style-name="ce46" table:number-columns-repeated="17"/>
          <table:table-cell table:style-name="ce17"/>
          <table:table-cell table:number-columns-repeated="220"/>
        </table:table-row>
        <table:table-row table:style-name="ro1">
          <table:table-cell table:style-name="ce8" table:number-columns-repeated="12"/>
          <table:table-cell table:style-name="ce79"/>
          <table:table-cell table:style-name="ce79" office:value-type="string">
            <text:p>PPC</text:p>
          </table:table-cell>
          <table:table-cell table:style-name="ce79"/>
          <table:table-cell table:style-name="ce46"/>
          <table:table-cell table:style-name="ce46" office:value-type="string">
            <text:p>TJA-Top</text:p>
          </table:table-cell>
          <table:table-cell table:style-name="ce46" office:value-type="float" office:value="2.3">
            <text:p>2.3</text:p>
          </table:table-cell>
          <table:table-cell table:style-name="ce46" table:number-columns-repeated="17"/>
          <table:table-cell table:style-name="ce17"/>
          <table:table-cell table:number-columns-repeated="220"/>
        </table:table-row>
        <table:table-row table:style-name="ro1">
          <table:table-cell table:style-name="ce8" table:number-columns-repeated="12"/>
          <table:table-cell table:style-name="ce79" table:number-columns-repeated="3"/>
          <table:table-cell table:style-name="ce46"/>
          <table:table-cell table:style-name="ce46" office:value-type="string">
            <text:p>TJ</text:p>
          </table:table-cell>
          <table:table-cell table:style-name="ce46" office:value-type="float" office:value="122.417836483437">
            <text:p>122.42</text:p>
          </table:table-cell>
          <table:table-cell table:style-name="ce46" table:number-columns-repeated="17"/>
          <table:table-cell table:style-name="ce17"/>
          <table:table-cell table:number-columns-repeated="220"/>
        </table:table-row>
        <table:table-row table:style-name="ro1">
          <table:table-cell table:style-name="ce8" table:number-columns-repeated="12"/>
          <table:table-cell table:style-name="ce79" table:number-columns-repeated="3"/>
          <table:table-cell table:style-name="ce46"/>
          <table:table-cell table:style-name="ce46" office:value-type="string">
            <text:p>eThetaJA</text:p>
          </table:table-cell>
          <table:table-cell table:style-name="ce46" office:value-type="float" office:value="1.79253377807831">
            <text:p>1.79</text:p>
          </table:table-cell>
          <table:table-cell table:style-name="ce46" table:number-columns-repeated="17"/>
          <table:table-cell table:style-name="ce17"/>
          <table:table-cell table:number-columns-repeated="220"/>
        </table:table-row>
        <table:table-row table:style-name="ro1">
          <table:table-cell table:style-name="ce8" table:number-columns-repeated="12"/>
          <table:table-cell table:style-name="ce79"/>
          <table:table-cell table:style-name="ce8" table:number-columns-repeated="2"/>
          <table:table-cell table:style-name="ce46"/>
          <table:table-cell table:style-name="ce46" office:value-type="string">
            <text:p>Power1</text:p>
          </table:table-cell>
          <table:table-cell table:style-name="ce46" office:value-type="float" office:value="41.6536284125357">
            <text:p>41.65</text:p>
          </table:table-cell>
          <table:table-cell table:style-name="ce46" table:number-columns-repeated="17"/>
          <table:table-cell table:style-name="ce17"/>
          <table:table-cell table:number-columns-repeated="220"/>
        </table:table-row>
        <table:table-row table:style-name="ro1">
          <table:table-cell table:style-name="ce8" table:number-columns-repeated="12"/>
          <table:table-cell table:style-name="ce79"/>
          <table:table-cell table:style-name="ce8" table:number-columns-repeated="2"/>
          <table:table-cell table:style-name="ce46"/>
          <table:table-cell table:style-name="ce46" office:value-type="string">
            <text:p>Power2</text:p>
          </table:table-cell>
          <table:table-cell table:style-name="ce46" office:value-type="float" office:value="44.638705868866">
            <text:p>44.64</text:p>
          </table:table-cell>
          <table:table-cell table:style-name="ce46" table:number-columns-repeated="17"/>
          <table:table-cell table:style-name="ce17"/>
          <table:table-cell table:number-columns-repeated="220"/>
        </table:table-row>
        <table:table-row table:style-name="ro1">
          <table:table-cell table:style-name="ce8" table:number-columns-repeated="12"/>
          <table:table-cell table:style-name="ce79"/>
          <table:table-cell table:style-name="ce46" table:number-columns-repeated="3"/>
          <table:table-cell table:style-name="ce46" office:value-type="string">
            <text:p>Temp</text:p>
          </table:table-cell>
          <table:table-cell table:style-name="ce46" office:value-type="float" office:value="125.016388079645">
            <text:p>125.02</text:p>
          </table:table-cell>
          <table:table-cell table:style-name="ce46" table:number-columns-repeated="17"/>
          <table:table-cell table:style-name="ce17"/>
          <table:table-cell table:number-columns-repeated="220"/>
        </table:table-row>
        <table:table-row table:style-name="ro1" table:number-rows-repeated="4">
          <table:table-cell table:style-name="ce8" table:number-columns-repeated="12"/>
          <table:table-cell table:style-name="ce79"/>
          <table:table-cell table:style-name="ce46" table:number-columns-repeated="22"/>
          <table:table-cell table:style-name="ce17"/>
          <table:table-cell table:number-columns-repeated="220"/>
        </table:table-row>
        <table:table-row table:style-name="ro1">
          <table:table-cell table:number-columns-repeated="12"/>
          <table:table-cell table:style-name="ce80"/>
          <table:table-cell table:style-name="ce84" table:number-columns-repeated="23"/>
          <table:table-cell table:number-columns-repeated="220"/>
        </table:table-row>
        <table:table-row table:style-name="ro1" table:number-rows-repeated="166">
          <table:table-cell table:number-columns-repeated="12"/>
          <table:table-cell table:style-name="ce80" table:number-columns-repeated="23"/>
          <table:table-cell table:number-columns-repeated="221"/>
        </table:table-row>
        <table:table-row table:style-name="ro1" table:number-rows-repeated="65316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ZA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  <number:text> </number:text>
    </number:number-style>
    <number:number-style style:name="N111">
      <number:text>($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 $(</number:text>
      <number:number number:decimal-places="0" number:min-integer-digits="1" number:grouping="true"/>
      <number:text>)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 $(</number:text>
      <number:number number:decimal-places="2" number:min-integer-digits="1" number:grouping="true"/>
      <number:text>)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percentage-style style:name="N137">
      <number:number number:decimal-places="1" number:min-integer-digits="1"/>
      <number:text>%</number:text>
    </number:percentage-style>
    <number:number-style style:name="N138">
      <number:number number:decimal-places="3" number:min-integer-digits="1"/>
    </number:number-style>
    <number:number-style style:name="N139">
      <number:number number:decimal-places="4" number:min-integer-digits="1"/>
    </number:number-style>
    <number:number-style style:name="N140">
      <number:number number:decimal-places="1" number:min-integer-digits="1"/>
    </number:number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number-style style:name="N149">
      <number:number number:decimal-places="5" number:min-integer-digits="1"/>
    </number:number-style>
    <number:date-style style:name="N150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52P0" style:volatile="true">
      <number:day/>
      <number:text>-</number:text>
      <number:month number:textual="true"/>
      <number:text>-</number:text>
      <number:year/>
    </number:date-style>
    <number:text-style style:name="N152">
      <number:text-content/>
      <style:map style:condition="value()&gt;=0" style:apply-style-name="N152P0"/>
    </number:text-style>
    <number:number-style style:name="N153">
      <number:number number:decimal-places="3" number:min-integer-digits="0"/>
    </number:number-style>
    <number:number-style style:name="N154">
      <number:scientific-number number:decimal-places="1" number:min-integer-digits="1" number:min-exponent-digits="3"/>
    </number:number-style>
    <number:date-style style:name="N5106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ZA">
      <number:day number:style="long"/>
      <number:text>-</number:text>
      <number:month number:textual="true"/>
    </number:date-style>
    <number:date-style style:name="N5108" number:language="en" number:country="ZA">
      <number:month number:textual="true"/>
      <number:text>-</number:text>
      <number:year/>
    </number:date-style>
    <number:date-style style:name="N5109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5111P0" style:volatile="true" number:language="en" number:country="ZA">
      <number:text>R </number:text>
      <number:number number:decimal-places="0" number:min-integer-digits="1" number:grouping="true"/>
    </number:number-style>
    <number:number-style style:name="N5111" number:language="en" number:country="ZA">
      <number:text>R -</number:text>
      <number:number number:decimal-places="0" number:min-integer-digits="1" number:grouping="true"/>
      <style:map style:condition="value()&gt;=0" style:apply-style-name="N5111P0"/>
    </number:number-style>
    <number:number-style style:name="N5112P0" style:volatile="true" number:language="en" number:country="ZA">
      <number:text>R </number:text>
      <number:number number:decimal-places="0" number:min-integer-digits="1" number:grouping="true"/>
    </number:number-style>
    <number:number-style style:name="N5112" number:language="en" number:country="ZA">
      <style:text-properties fo:color="#ff0000"/>
      <number:text>R -</number:text>
      <number:number number:decimal-places="0" number:min-integer-digits="1" number:grouping="true"/>
      <style:map style:condition="value()&gt;=0" style:apply-style-name="N5112P0"/>
    </number:number-style>
    <number:number-style style:name="N5114P0" style:volatile="true" number:language="en" number:country="ZA">
      <number:text>R </number:text>
      <number:number number:decimal-places="2" number:min-integer-digits="1" number:grouping="true"/>
    </number:number-style>
    <number:number-style style:name="N5114" number:language="en" number:country="ZA">
      <number:text>R -</number:text>
      <number:number number:decimal-places="2" number:min-integer-digits="1" number:grouping="true"/>
      <style:map style:condition="value()&gt;=0" style:apply-style-name="N5114P0"/>
    </number:number-style>
    <number:number-style style:name="N5115P0" style:volatile="true" number:language="en" number:country="ZA">
      <number:text>R </number:text>
      <number:number number:decimal-places="2" number:min-integer-digits="1" number:grouping="true"/>
    </number:number-style>
    <number:number-style style:name="N5115" number:language="en" number:country="ZA">
      <style:text-properties fo:color="#ff0000"/>
      <number:text>R -</number:text>
      <number:number number:decimal-places="2" number:min-integer-digits="1" number:grouping="true"/>
      <style:map style:condition="value()&gt;=0" style:apply-style-name="N5115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CondFormat_5f_1_5f_5_5f_1" style:display-name="Excel_CondFormat_1_5_1" style:family="table-cell" style:parent-style-name="Default">
      <style:table-cell-properties fo:background-color="transparent"/>
      <style:text-properties style:use-window-font-color="true"/>
    </style:style>
    <style:style style:name="Excel_5f_CondFormat_5f_1_5f_5_5f_2" style:display-name="Excel_CondFormat_1_5_2" style:family="table-cell" style:parent-style-name="Default">
      <style:table-cell-properties fo:background-color="#c0c0c0"/>
      <style:text-properties fo:color="#c0c0c0"/>
    </style:style>
    <style:style style:name="Excel_5f_CondFormat_5f_1_5f_4_5f_1" style:display-name="Excel_CondFormat_1_4_1" style:family="table-cell" style:parent-style-name="Default">
      <style:table-cell-properties fo:background-color="#c0c0c0"/>
      <style:text-properties fo:color="#c0c0c0"/>
    </style:style>
    <style:style style:name="Excel_5f_CondFormat_5f_1_5f_2_5f_1" style:display-name="Excel_CondFormat_1_2_1" style:family="table-cell" style:parent-style-name="Default">
      <style:table-cell-properties fo:background-color="#c0c0c0"/>
      <style:text-properties fo:color="#ffffff"/>
    </style:style>
    <style:style style:name="Excel_5f_CondFormat_5f_1_5f_3_5f_1" style:display-name="Excel_CondFormat_1_3_1" style:family="table-cell" style:parent-style-name="Default">
      <style:table-cell-properties fo:background-color="#c0c0c0"/>
      <style:text-properties fo:color="#c0c0c0"/>
    </style:style>
    <style:style style:name="Excel_5f_CondFormat_5f_1_5f_3_5f_2" style:display-name="Excel_CondFormat_1_3_2" style:family="table-cell" style:parent-style-name="Default">
      <style:table-cell-properties fo:background-color="#ffcc99"/>
    </style:style>
    <style:style style:name="Excel_5f_CondFormat_5f_1_5f_1_5f_1" style:display-name="Excel_CondFormat_1_1_1" style:family="table-cell" style:parent-style-name="Default">
      <style:table-cell-properties fo:background-color="#ff0000"/>
    </style:style>
    <style:style style:name="Excel_5f_CondFormat_5f_1_5f_6_5f_1" style:display-name="Excel_CondFormat_1_6_1" style:family="table-cell" style:parent-style-name="Default">
      <style:table-cell-properties fo:background-color="transparent"/>
      <style:text-properties style:use-window-font-color="true" style:text-line-through-style="none" fo:font-style="normal" fo:font-weight="normal" style:font-style-asian="normal" style:font-weight-asian="normal" style:font-style-complex="normal" style:font-weight-complex="normal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05">2008/03/05</text:date>, <text:time>15:25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Francois Kapp</meta:initial-creator>
    <meta:creation-date>2007-10-18T15:57:38</meta:creation-date>
    <dc:creator>Francois Kapp</dc:creator>
    <dc:date>2008-03-05T15:25:52</dc:date>
    <meta:editing-cycles>14</meta:editing-cycles>
    <meta:editing-duration>PT21H56M7S</meta:editing-duration>
    <meta:user-defined meta:name="Info 1"/>
    <meta:user-defined meta:name="Info 2"/>
    <meta:user-defined meta:name="Info 3"/>
    <meta:user-defined meta:name="Info 4"/>
    <meta:document-statistic meta:table-count="4" meta:cell-count="1694"/>
  </office:meta>
</office:document-meta>
</file>